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965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4.5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2">
          <table:table-cell table:style-name="Default" office:value-type="string">
            <text:p>MUNG BEANS</text:p>
          </table:table-cell>
          <table:table-cell table:formula="of:=[.D1] &amp; &quot;.png&quot;" office:value-type="string" office:string-value="001.png">
            <text:p>001.png</text:p>
          </table:table-cell>
          <table:table-cell office:value-type="string">
            <text:p>type1_grains_and_legumes</text:p>
          </table:table-cell>
          <table:table-cell office:value-type="string">
            <text:p>001</text:p>
          </table:table-cell>
          <table:table-cell table:formula="of:=&quot;{&quot;&quot;image&quot;&quot;: &quot;&quot;img/products/&quot;&amp;[.D1]&amp;&quot;.png&quot;&quot;, &quot;&quot;name&quot;&quot;: &quot;&quot;&quot;&amp;[.A1]&amp;&quot;&quot;&quot;},&quot;" office:value-type="string" office:string-value="{&quot;image&quot;: &quot;img/products/001.png&quot;, &quot;name&quot;: &quot;MUNG BEANS&quot;},">
            <text:p>{"image": "img/products/001.png", "name": "MUNG BEANS"},</text:p>
          </table:table-cell>
        </table:table-row>
        <table:table-row table:style-name="ro2">
          <table:table-cell table:style-name="ce1" office:value-type="string">
            <text:p>ADZUKI BEANS </text:p>
          </table:table-cell>
          <table:table-cell table:formula="of:=[.D2] &amp; &quot;.png&quot;" office:value-type="string" office:string-value="002.png">
            <text:p>002.png</text:p>
          </table:table-cell>
          <table:table-cell office:value-type="string">
            <text:p>type1_grains_and_legumes</text:p>
          </table:table-cell>
          <table:table-cell office:value-type="string">
            <text:p>002</text:p>
          </table:table-cell>
          <table:table-cell table:formula="of:=&quot;{&quot;&quot;image&quot;&quot;: &quot;&quot;img/products/&quot;&amp;[.D2]&amp;&quot;.png&quot;&quot;, &quot;&quot;name&quot;&quot;: &quot;&quot;&quot;&amp;[.A2]&amp;&quot;&quot;&quot;},&quot;" office:value-type="string" office:string-value="{&quot;image&quot;: &quot;img/products/002.png&quot;, &quot;name&quot;: &quot;ADZUKI BEANS &quot;},">
            <text:p>{"image": "img/products/002.png", "name": "ADZUKI BEANS "},</text:p>
          </table:table-cell>
        </table:table-row>
        <table:table-row table:style-name="ro2">
          <table:table-cell office:value-type="string">
            <text:p>COLORADO DARK BEANS </text:p>
          </table:table-cell>
          <table:table-cell table:formula="of:=[.D3] &amp; &quot;.png&quot;" office:value-type="string" office:string-value="003.png">
            <text:p>003.png</text:p>
          </table:table-cell>
          <table:table-cell office:value-type="string">
            <text:p>type1_grains_and_legumes</text:p>
          </table:table-cell>
          <table:table-cell office:value-type="string">
            <text:p>003</text:p>
          </table:table-cell>
          <table:table-cell table:formula="of:=&quot;{&quot;&quot;image&quot;&quot;: &quot;&quot;img/products/&quot;&amp;[.D3]&amp;&quot;.png&quot;&quot;, &quot;&quot;name&quot;&quot;: &quot;&quot;&quot;&amp;[.A3]&amp;&quot;&quot;&quot;},&quot;" office:value-type="string" office:string-value="{&quot;image&quot;: &quot;img/products/003.png&quot;, &quot;name&quot;: &quot;COLORADO DARK BEANS &quot;},">
            <text:p>{"image": "img/products/003.png", "name": "COLORADO DARK BEANS "},</text:p>
          </table:table-cell>
        </table:table-row>
        <table:table-row table:style-name="ro2">
          <table:table-cell office:value-type="string">
            <text:p>LIGHT COLORADO BEANS </text:p>
          </table:table-cell>
          <table:table-cell table:formula="of:=[.D4] &amp; &quot;.png&quot;" office:value-type="string" office:string-value="004.png">
            <text:p>004.png</text:p>
          </table:table-cell>
          <table:table-cell office:value-type="string">
            <text:p>type1_grains_and_legumes</text:p>
          </table:table-cell>
          <table:table-cell office:value-type="string">
            <text:p>004</text:p>
          </table:table-cell>
          <table:table-cell table:formula="of:=&quot;{&quot;&quot;image&quot;&quot;: &quot;&quot;img/products/&quot;&amp;[.D4]&amp;&quot;.png&quot;&quot;, &quot;&quot;name&quot;&quot;: &quot;&quot;&quot;&amp;[.A4]&amp;&quot;&quot;&quot;},&quot;" office:value-type="string" office:string-value="{&quot;image&quot;: &quot;img/products/004.png&quot;, &quot;name&quot;: &quot;LIGHT COLORADO BEANS &quot;},">
            <text:p>{"image": "img/products/004.png", "name": "LIGHT COLORADO BEANS "},</text:p>
          </table:table-cell>
        </table:table-row>
        <table:table-row table:style-name="ro2">
          <table:table-cell office:value-type="string">
            <text:p>AMARANTH</text:p>
          </table:table-cell>
          <table:table-cell table:formula="of:=[.D5] &amp; &quot;.png&quot;" office:value-type="string" office:string-value="005.png">
            <text:p>005.png</text:p>
          </table:table-cell>
          <table:table-cell office:value-type="string">
            <text:p>type1_grains_and_legumes</text:p>
          </table:table-cell>
          <table:table-cell office:value-type="string">
            <text:p>005</text:p>
          </table:table-cell>
          <table:table-cell table:formula="of:=&quot;{&quot;&quot;image&quot;&quot;: &quot;&quot;img/products/&quot;&amp;[.D5]&amp;&quot;.png&quot;&quot;, &quot;&quot;name&quot;&quot;: &quot;&quot;&quot;&amp;[.A5]&amp;&quot;&quot;&quot;},&quot;" office:value-type="string" office:string-value="{&quot;image&quot;: &quot;img/products/005.png&quot;, &quot;name&quot;: &quot;AMARANTH&quot;},">
            <text:p>{"image": "img/products/005.png", "name": "AMARANTH"},</text:p>
          </table:table-cell>
        </table:table-row>
        <table:table-row table:style-name="ro2">
          <table:table-cell office:value-type="string">
            <text:p>BLACK EYE BEANS </text:p>
          </table:table-cell>
          <table:table-cell table:formula="of:=[.D6] &amp; &quot;.png&quot;" office:value-type="string" office:string-value="006.png">
            <text:p>006.png</text:p>
          </table:table-cell>
          <table:table-cell office:value-type="string">
            <text:p>type1_grains_and_legumes</text:p>
          </table:table-cell>
          <table:table-cell office:value-type="string">
            <text:p>006</text:p>
          </table:table-cell>
          <table:table-cell table:formula="of:=&quot;{&quot;&quot;image&quot;&quot;: &quot;&quot;img/products/&quot;&amp;[.D6]&amp;&quot;.png&quot;&quot;, &quot;&quot;name&quot;&quot;: &quot;&quot;&quot;&amp;[.A6]&amp;&quot;&quot;&quot;},&quot;" office:value-type="string" office:string-value="{&quot;image&quot;: &quot;img/products/006.png&quot;, &quot;name&quot;: &quot;BLACK EYE BEANS &quot;},">
            <text:p>{"image": "img/products/006.png", "name": "BLACK EYE BEANS "},</text:p>
          </table:table-cell>
        </table:table-row>
        <table:table-row table:style-name="ro2">
          <table:table-cell office:value-type="string">
            <text:p>CHIA </text:p>
          </table:table-cell>
          <table:table-cell table:formula="of:=[.D7] &amp; &quot;.png&quot;" office:value-type="string" office:string-value="007.png">
            <text:p>007.png</text:p>
          </table:table-cell>
          <table:table-cell office:value-type="string">
            <text:p>type1_grains_and_legumes</text:p>
          </table:table-cell>
          <table:table-cell office:value-type="string">
            <text:p>007</text:p>
          </table:table-cell>
          <table:table-cell table:formula="of:=&quot;{&quot;&quot;image&quot;&quot;: &quot;&quot;img/products/&quot;&amp;[.D7]&amp;&quot;.png&quot;&quot;, &quot;&quot;name&quot;&quot;: &quot;&quot;&quot;&amp;[.A7]&amp;&quot;&quot;&quot;},&quot;" office:value-type="string" office:string-value="{&quot;image&quot;: &quot;img/products/007.png&quot;, &quot;name&quot;: &quot;CHIA &quot;},">
            <text:p>{"image": "img/products/007.png", "name": "CHIA "},</text:p>
          </table:table-cell>
        </table:table-row>
        <table:table-row table:style-name="ro2">
          <table:table-cell office:value-type="string">
            <text:p>CRANBERRY BEANS </text:p>
          </table:table-cell>
          <table:table-cell table:formula="of:=[.D8] &amp; &quot;.png&quot;" office:value-type="string" office:string-value="008.png">
            <text:p>008.png</text:p>
          </table:table-cell>
          <table:table-cell office:value-type="string">
            <text:p>type1_grains_and_legumes</text:p>
          </table:table-cell>
          <table:table-cell office:value-type="string">
            <text:p>008</text:p>
          </table:table-cell>
          <table:table-cell table:formula="of:=&quot;{&quot;&quot;image&quot;&quot;: &quot;&quot;img/products/&quot;&amp;[.D8]&amp;&quot;.png&quot;&quot;, &quot;&quot;name&quot;&quot;: &quot;&quot;&quot;&amp;[.A8]&amp;&quot;&quot;&quot;},&quot;" office:value-type="string" office:string-value="{&quot;image&quot;: &quot;img/products/008.png&quot;, &quot;name&quot;: &quot;CRANBERRY BEANS &quot;},">
            <text:p>{"image": "img/products/008.png", "name": "CRANBERRY BEANS "},</text:p>
          </table:table-cell>
        </table:table-row>
        <table:table-row table:style-name="ro2">
          <table:table-cell office:value-type="string">
            <text:p>GREEN PEA </text:p>
          </table:table-cell>
          <table:table-cell table:formula="of:=[.D9] &amp; &quot;.png&quot;" office:value-type="string" office:string-value="009.png">
            <text:p>009.png</text:p>
          </table:table-cell>
          <table:table-cell office:value-type="string">
            <text:p>type1_grains_and_legumes</text:p>
          </table:table-cell>
          <table:table-cell office:value-type="string">
            <text:p>009</text:p>
          </table:table-cell>
          <table:table-cell table:formula="of:=&quot;{&quot;&quot;image&quot;&quot;: &quot;&quot;img/products/&quot;&amp;[.D9]&amp;&quot;.png&quot;&quot;, &quot;&quot;name&quot;&quot;: &quot;&quot;&quot;&amp;[.A9]&amp;&quot;&quot;&quot;},&quot;" office:value-type="string" office:string-value="{&quot;image&quot;: &quot;img/products/009.png&quot;, &quot;name&quot;: &quot;GREEN PEA &quot;},">
            <text:p>{"image": "img/products/009.png", "name": "GREEN PEA "},</text:p>
          </table:table-cell>
        </table:table-row>
        <table:table-row table:style-name="ro2">
          <table:table-cell office:value-type="string">
            <text:p>BLANCHED PEANUTS </text:p>
          </table:table-cell>
          <table:table-cell table:formula="of:=[.D10] &amp; &quot;.png&quot;" office:value-type="string" office:string-value="010.png">
            <text:p>010.png</text:p>
          </table:table-cell>
          <table:table-cell office:value-type="string">
            <text:p>type1_grains_and_legumes</text:p>
          </table:table-cell>
          <table:table-cell office:value-type="string">
            <text:p>010</text:p>
          </table:table-cell>
          <table:table-cell table:formula="of:=&quot;{&quot;&quot;image&quot;&quot;: &quot;&quot;img/products/&quot;&amp;[.D10]&amp;&quot;.png&quot;&quot;, &quot;&quot;name&quot;&quot;: &quot;&quot;&quot;&amp;[.A10]&amp;&quot;&quot;&quot;},&quot;" office:value-type="string" office:string-value="{&quot;image&quot;: &quot;img/products/010.png&quot;, &quot;name&quot;: &quot;BLANCHED PEANUTS &quot;},">
            <text:p>{"image": "img/products/010.png", "name": "BLANCHED PEANUTS "},</text:p>
          </table:table-cell>
        </table:table-row>
        <table:table-row table:style-name="ro2">
          <table:table-cell office:value-type="string">
            <text:p>BLACK BEANS </text:p>
          </table:table-cell>
          <table:table-cell table:formula="of:=[.D11] &amp; &quot;.png&quot;" office:value-type="string" office:string-value="011.png">
            <text:p>011.png</text:p>
          </table:table-cell>
          <table:table-cell office:value-type="string">
            <text:p>type1_grains_and_legumes</text:p>
          </table:table-cell>
          <table:table-cell office:value-type="string">
            <text:p>011</text:p>
          </table:table-cell>
          <table:table-cell table:formula="of:=&quot;{&quot;&quot;image&quot;&quot;: &quot;&quot;img/products/&quot;&amp;[.D11]&amp;&quot;.png&quot;&quot;, &quot;&quot;name&quot;&quot;: &quot;&quot;&quot;&amp;[.A11]&amp;&quot;&quot;&quot;},&quot;" office:value-type="string" office:string-value="{&quot;image&quot;: &quot;img/products/011.png&quot;, &quot;name&quot;: &quot;BLACK BEANS &quot;},">
            <text:p>{"image": "img/products/011.png", "name": "BLACK BEANS "},</text:p>
          </table:table-cell>
        </table:table-row>
        <table:table-row table:style-name="ro2">
          <table:table-cell office:value-type="string">
            <text:p>SESAME </text:p>
          </table:table-cell>
          <table:table-cell table:formula="of:=[.D12] &amp; &quot;.png&quot;" office:value-type="string" office:string-value="012.png">
            <text:p>012.png</text:p>
          </table:table-cell>
          <table:table-cell office:value-type="string">
            <text:p>type1_grains_and_legumes</text:p>
          </table:table-cell>
          <table:table-cell office:value-type="string">
            <text:p>012</text:p>
          </table:table-cell>
          <table:table-cell table:formula="of:=&quot;{&quot;&quot;image&quot;&quot;: &quot;&quot;img/products/&quot;&amp;[.D12]&amp;&quot;.png&quot;&quot;, &quot;&quot;name&quot;&quot;: &quot;&quot;&quot;&amp;[.A12]&amp;&quot;&quot;&quot;},&quot;" office:value-type="string" office:string-value="{&quot;image&quot;: &quot;img/products/012.png&quot;, &quot;name&quot;: &quot;SESAME &quot;},">
            <text:p>{"image": "img/products/012.png", "name": "SESAME "},</text:p>
          </table:table-cell>
        </table:table-row>
        <table:table-row table:style-name="ro2">
          <table:table-cell office:value-type="string">
            <text:p>WHITE BEANS </text:p>
          </table:table-cell>
          <table:table-cell table:formula="of:=[.D13] &amp; &quot;.png&quot;" office:value-type="string" office:string-value="013.png">
            <text:p>013.png</text:p>
          </table:table-cell>
          <table:table-cell office:value-type="string">
            <text:p>type1_grains_and_legumes</text:p>
          </table:table-cell>
          <table:table-cell office:value-type="string">
            <text:p>013</text:p>
          </table:table-cell>
          <table:table-cell table:formula="of:=&quot;{&quot;&quot;image&quot;&quot;: &quot;&quot;img/products/&quot;&amp;[.D13]&amp;&quot;.png&quot;&quot;, &quot;&quot;name&quot;&quot;: &quot;&quot;&quot;&amp;[.A13]&amp;&quot;&quot;&quot;},&quot;" office:value-type="string" office:string-value="{&quot;image&quot;: &quot;img/products/013.png&quot;, &quot;name&quot;: &quot;WHITE BEANS &quot;},">
            <text:p>{"image": "img/products/013.png", "name": "WHITE BEANS "},</text:p>
          </table:table-cell>
        </table:table-row>
        <table:table-row table:style-name="ro2">
          <table:table-cell office:value-type="string">
            <text:p>YELLOW VETCH </text:p>
          </table:table-cell>
          <table:table-cell table:formula="of:=[.D14] &amp; &quot;.png&quot;" office:value-type="string" office:string-value="014.png">
            <text:p>014.png</text:p>
          </table:table-cell>
          <table:table-cell office:value-type="string">
            <text:p>type1_grains_and_legumes</text:p>
          </table:table-cell>
          <table:table-cell office:value-type="string">
            <text:p>014</text:p>
          </table:table-cell>
          <table:table-cell table:formula="of:=&quot;{&quot;&quot;image&quot;&quot;: &quot;&quot;img/products/&quot;&amp;[.D14]&amp;&quot;.png&quot;&quot;, &quot;&quot;name&quot;&quot;: &quot;&quot;&quot;&amp;[.A14]&amp;&quot;&quot;&quot;},&quot;" office:value-type="string" office:string-value="{&quot;image&quot;: &quot;img/products/014.png&quot;, &quot;name&quot;: &quot;YELLOW VETCH &quot;},">
            <text:p>{"image": "img/products/014.png", "name": "YELLOW VETCH "},</text:p>
          </table:table-cell>
        </table:table-row>
        <table:table-row table:style-name="ro2">
          <table:table-cell office:value-type="string">
            <text:p>BLACK SEEDS </text:p>
          </table:table-cell>
          <table:table-cell table:formula="of:=[.D15] &amp; &quot;.png&quot;" office:value-type="string" office:string-value="015.png">
            <text:p>015.png</text:p>
          </table:table-cell>
          <table:table-cell office:value-type="string">
            <text:p>type2_seeds_and_herbs</text:p>
          </table:table-cell>
          <table:table-cell office:value-type="string">
            <text:p>015</text:p>
          </table:table-cell>
          <table:table-cell table:formula="of:=&quot;{&quot;&quot;image&quot;&quot;: &quot;&quot;img/products/&quot;&amp;[.D15]&amp;&quot;.png&quot;&quot;, &quot;&quot;name&quot;&quot;: &quot;&quot;&quot;&amp;[.A15]&amp;&quot;&quot;&quot;},&quot;" office:value-type="string" office:string-value="{&quot;image&quot;: &quot;img/products/015.png&quot;, &quot;name&quot;: &quot;BLACK SEEDS &quot;},">
            <text:p>{"image": "img/products/015.png", "name": "BLACK SEEDS "},</text:p>
          </table:table-cell>
        </table:table-row>
        <table:table-row table:style-name="ro2">
          <table:table-cell office:value-type="string">
            <text:p>CONFECTIONER SEEDS </text:p>
          </table:table-cell>
          <table:table-cell table:formula="of:=[.D16] &amp; &quot;.png&quot;" office:value-type="string" office:string-value="016.png">
            <text:p>016.png</text:p>
          </table:table-cell>
          <table:table-cell office:value-type="string">
            <text:p>type2_seeds_and_herbs</text:p>
          </table:table-cell>
          <table:table-cell office:value-type="string">
            <text:p>016</text:p>
          </table:table-cell>
          <table:table-cell table:formula="of:=&quot;{&quot;&quot;image&quot;&quot;: &quot;&quot;img/products/&quot;&amp;[.D16]&amp;&quot;.png&quot;&quot;, &quot;&quot;name&quot;&quot;: &quot;&quot;&quot;&amp;[.A16]&amp;&quot;&quot;&quot;},&quot;" office:value-type="string" office:string-value="{&quot;image&quot;: &quot;img/products/016.png&quot;, &quot;name&quot;: &quot;CONFECTIONER SEEDS &quot;},">
            <text:p>{"image": "img/products/016.png", "name": "CONFECTIONER SEEDS "},</text:p>
          </table:table-cell>
        </table:table-row>
        <table:table-row table:style-name="ro2">
          <table:table-cell office:value-type="string">
            <text:p>BIRDSEED </text:p>
          </table:table-cell>
          <table:table-cell table:formula="of:=[.D17] &amp; &quot;.png&quot;" office:value-type="string" office:string-value="017.png">
            <text:p>017.png</text:p>
          </table:table-cell>
          <table:table-cell office:value-type="string">
            <text:p>type2_seeds_and_herbs</text:p>
          </table:table-cell>
          <table:table-cell office:value-type="string">
            <text:p>017</text:p>
          </table:table-cell>
          <table:table-cell table:formula="of:=&quot;{&quot;&quot;image&quot;&quot;: &quot;&quot;img/products/&quot;&amp;[.D17]&amp;&quot;.png&quot;&quot;, &quot;&quot;name&quot;&quot;: &quot;&quot;&quot;&amp;[.A17]&amp;&quot;&quot;&quot;},&quot;" office:value-type="string" office:string-value="{&quot;image&quot;: &quot;img/products/017.png&quot;, &quot;name&quot;: &quot;BIRDSEED &quot;},">
            <text:p>{"image": "img/products/017.png", "name": "BIRDSEED "},</text:p>
          </table:table-cell>
        </table:table-row>
        <table:table-row table:style-name="ro2">
          <table:table-cell office:value-type="string">
            <text:p>CHICKPEA </text:p>
          </table:table-cell>
          <table:table-cell table:formula="of:=[.D18] &amp; &quot;.png&quot;" office:value-type="string" office:string-value="018.png">
            <text:p>018.png</text:p>
          </table:table-cell>
          <table:table-cell office:value-type="string">
            <text:p>type2_seeds_and_herbs</text:p>
          </table:table-cell>
          <table:table-cell office:value-type="string">
            <text:p>018</text:p>
          </table:table-cell>
          <table:table-cell table:formula="of:=&quot;{&quot;&quot;image&quot;&quot;: &quot;&quot;img/products/&quot;&amp;[.D18]&amp;&quot;.png&quot;&quot;, &quot;&quot;name&quot;&quot;: &quot;&quot;&quot;&amp;[.A18]&amp;&quot;&quot;&quot;},&quot;" office:value-type="string" office:string-value="{&quot;image&quot;: &quot;img/products/018.png&quot;, &quot;name&quot;: &quot;CHICKPEA &quot;},">
            <text:p>{"image": "img/products/018.png", "name": "CHICKPEA "},</text:p>
          </table:table-cell>
        </table:table-row>
        <table:table-row table:style-name="ro2">
          <table:table-cell office:value-type="string">
            <text:p>CORIANDER </text:p>
          </table:table-cell>
          <table:table-cell table:formula="of:=[.D19] &amp; &quot;.png&quot;" office:value-type="string" office:string-value="019.png">
            <text:p>019.png</text:p>
          </table:table-cell>
          <table:table-cell office:value-type="string">
            <text:p>type2_seeds_and_herbs</text:p>
          </table:table-cell>
          <table:table-cell office:value-type="string">
            <text:p>019</text:p>
          </table:table-cell>
          <table:table-cell table:formula="of:=&quot;{&quot;&quot;image&quot;&quot;: &quot;&quot;img/products/&quot;&amp;[.D19]&amp;&quot;.png&quot;&quot;, &quot;&quot;name&quot;&quot;: &quot;&quot;&quot;&amp;[.A19]&amp;&quot;&quot;&quot;},&quot;" office:value-type="string" office:string-value="{&quot;image&quot;: &quot;img/products/019.png&quot;, &quot;name&quot;: &quot;CORIANDER &quot;},">
            <text:p>{"image": "img/products/019.png", "name": "CORIANDER "},</text:p>
          </table:table-cell>
        </table:table-row>
        <table:table-row table:style-name="ro2">
          <table:table-cell office:value-type="string">
            <text:p>COTTON </text:p>
          </table:table-cell>
          <table:table-cell table:formula="of:=[.D20] &amp; &quot;.png&quot;" office:value-type="string" office:string-value="020.png">
            <text:p>020.png</text:p>
          </table:table-cell>
          <table:table-cell office:value-type="string">
            <text:p>type2_seeds_and_herbs</text:p>
          </table:table-cell>
          <table:table-cell office:value-type="string">
            <text:p>020</text:p>
          </table:table-cell>
          <table:table-cell table:formula="of:=&quot;{&quot;&quot;image&quot;&quot;: &quot;&quot;img/products/&quot;&amp;[.D20]&amp;&quot;.png&quot;&quot;, &quot;&quot;name&quot;&quot;: &quot;&quot;&quot;&amp;[.A20]&amp;&quot;&quot;&quot;},&quot;" office:value-type="string" office:string-value="{&quot;image&quot;: &quot;img/products/020.png&quot;, &quot;name&quot;: &quot;COTTON &quot;},">
            <text:p>{"image": "img/products/020.png", "name": "COTTON "},</text:p>
          </table:table-cell>
        </table:table-row>
        <table:table-row table:style-name="ro2">
          <table:table-cell office:value-type="string">
            <text:p>LINEN </text:p>
          </table:table-cell>
          <table:table-cell table:formula="of:=[.D21] &amp; &quot;.png&quot;" office:value-type="string" office:string-value="021.png">
            <text:p>021.png</text:p>
          </table:table-cell>
          <table:table-cell office:value-type="string">
            <text:p>type2_seeds_and_herbs</text:p>
          </table:table-cell>
          <table:table-cell office:value-type="string">
            <text:p>021</text:p>
          </table:table-cell>
          <table:table-cell table:formula="of:=&quot;{&quot;&quot;image&quot;&quot;: &quot;&quot;img/products/&quot;&amp;[.D21]&amp;&quot;.png&quot;&quot;, &quot;&quot;name&quot;&quot;: &quot;&quot;&quot;&amp;[.A21]&amp;&quot;&quot;&quot;},&quot;" office:value-type="string" office:string-value="{&quot;image&quot;: &quot;img/products/021.png&quot;, &quot;name&quot;: &quot;LINEN &quot;},">
            <text:p>{"image": "img/products/021.png", "name": "LINEN "},</text:p>
          </table:table-cell>
        </table:table-row>
        <table:table-row table:style-name="ro2">
          <table:table-cell office:value-type="string">
            <text:p>POPCORN </text:p>
          </table:table-cell>
          <table:table-cell table:formula="of:=[.D22] &amp; &quot;.png&quot;" office:value-type="string" office:string-value="022.png">
            <text:p>022.png</text:p>
          </table:table-cell>
          <table:table-cell office:value-type="string">
            <text:p>type2_seeds_and_herbs</text:p>
          </table:table-cell>
          <table:table-cell office:value-type="string">
            <text:p>022</text:p>
          </table:table-cell>
          <table:table-cell table:formula="of:=&quot;{&quot;&quot;image&quot;&quot;: &quot;&quot;img/products/&quot;&amp;[.D22]&amp;&quot;.png&quot;&quot;, &quot;&quot;name&quot;&quot;: &quot;&quot;&quot;&amp;[.A22]&amp;&quot;&quot;&quot;},&quot;" office:value-type="string" office:string-value="{&quot;image&quot;: &quot;img/products/022.png&quot;, &quot;name&quot;: &quot;POPCORN &quot;},">
            <text:p>{"image": "img/products/022.png", "name": "POPCORN "},</text:p>
          </table:table-cell>
        </table:table-row>
        <table:table-row table:style-name="ro2">
          <table:table-cell office:value-type="string">
            <text:p>DARLING </text:p>
          </table:table-cell>
          <table:table-cell table:formula="of:=[.D23] &amp; &quot;.png&quot;" office:value-type="string" office:string-value="023.png">
            <text:p>023.png</text:p>
          </table:table-cell>
          <table:table-cell office:value-type="string">
            <text:p>type2_seeds_and_herbs</text:p>
          </table:table-cell>
          <table:table-cell office:value-type="string">
            <text:p>023</text:p>
          </table:table-cell>
          <table:table-cell table:formula="of:=&quot;{&quot;&quot;image&quot;&quot;: &quot;&quot;img/products/&quot;&amp;[.D23]&amp;&quot;.png&quot;&quot;, &quot;&quot;name&quot;&quot;: &quot;&quot;&quot;&amp;[.A23]&amp;&quot;&quot;&quot;},&quot;" office:value-type="string" office:string-value="{&quot;image&quot;: &quot;img/products/023.png&quot;, &quot;name&quot;: &quot;DARLING &quot;},">
            <text:p>{"image": "img/products/023.png", "name": "DARLING "},</text:p>
          </table:table-cell>
        </table:table-row>
        <table:table-row table:style-name="ro2">
          <table:table-cell office:value-type="string">
            <text:p>QUINOA </text:p>
          </table:table-cell>
          <table:table-cell table:formula="of:=[.D24] &amp; &quot;.png&quot;" office:value-type="string" office:string-value="024.png">
            <text:p>024.png</text:p>
          </table:table-cell>
          <table:table-cell office:value-type="string">
            <text:p>type2_seeds_and_herbs</text:p>
          </table:table-cell>
          <table:table-cell office:value-type="string">
            <text:p>024</text:p>
          </table:table-cell>
          <table:table-cell table:formula="of:=&quot;{&quot;&quot;image&quot;&quot;: &quot;&quot;img/products/&quot;&amp;[.D24]&amp;&quot;.png&quot;&quot;, &quot;&quot;name&quot;&quot;: &quot;&quot;&quot;&amp;[.A24]&amp;&quot;&quot;&quot;},&quot;" office:value-type="string" office:string-value="{&quot;image&quot;: &quot;img/products/024.png&quot;, &quot;name&quot;: &quot;QUINOA &quot;},">
            <text:p>{"image": "img/products/024.png", "name": "QUINOA "},</text:p>
          </table:table-cell>
        </table:table-row>
        <table:table-row table:style-name="ro2">
          <table:table-cell office:value-type="string">
            <text:p>RAISINS </text:p>
          </table:table-cell>
          <table:table-cell table:formula="of:=[.D25] &amp; &quot;.png&quot;" office:value-type="string" office:string-value="025.png">
            <text:p>025.png</text:p>
          </table:table-cell>
          <table:table-cell office:value-type="string">
            <text:p>type3_nuts_and_peanuts</text:p>
          </table:table-cell>
          <table:table-cell office:value-type="string">
            <text:p>025</text:p>
          </table:table-cell>
          <table:table-cell table:formula="of:=&quot;{&quot;&quot;image&quot;&quot;: &quot;&quot;img/products/&quot;&amp;[.D25]&amp;&quot;.png&quot;&quot;, &quot;&quot;name&quot;&quot;: &quot;&quot;&quot;&amp;[.A25]&amp;&quot;&quot;&quot;},&quot;" office:value-type="string" office:string-value="{&quot;image&quot;: &quot;img/products/025.png&quot;, &quot;name&quot;: &quot;RAISINS &quot;},">
            <text:p>{"image": "img/products/025.png", "name": "RAISINS "},</text:p>
          </table:table-cell>
        </table:table-row>
        <table:table-row table:style-name="ro2">
          <table:table-cell office:value-type="string">
            <text:p>RAW PEANUTS </text:p>
          </table:table-cell>
          <table:table-cell table:formula="of:=[.D26] &amp; &quot;.png&quot;" office:value-type="string" office:string-value="026.png">
            <text:p>026.png</text:p>
          </table:table-cell>
          <table:table-cell office:value-type="string">
            <text:p>type3_nuts_and_peanuts</text:p>
          </table:table-cell>
          <table:table-cell office:value-type="string">
            <text:p>026</text:p>
          </table:table-cell>
          <table:table-cell table:formula="of:=&quot;{&quot;&quot;image&quot;&quot;: &quot;&quot;img/products/&quot;&amp;[.D26]&amp;&quot;.png&quot;&quot;, &quot;&quot;name&quot;&quot;: &quot;&quot;&quot;&amp;[.A26]&amp;&quot;&quot;&quot;},&quot;" office:value-type="string" office:string-value="{&quot;image&quot;: &quot;img/products/026.png&quot;, &quot;name&quot;: &quot;RAW PEANUTS &quot;},">
            <text:p>{"image": "img/products/026.png", "name": "RAW PEANUTS "},</text:p>
          </table:table-cell>
        </table:table-row>
        <table:table-row table:style-name="ro2">
          <table:table-cell office:value-type="string">
            <text:p>RED SORGHUM </text:p>
          </table:table-cell>
          <table:table-cell table:formula="of:=[.D27] &amp; &quot;.png&quot;" office:value-type="string" office:string-value="027.png">
            <text:p>027.png</text:p>
          </table:table-cell>
          <table:table-cell office:value-type="string">
            <text:p>type3_nuts_and_peanuts</text:p>
          </table:table-cell>
          <table:table-cell office:value-type="string">
            <text:p>027</text:p>
          </table:table-cell>
          <table:table-cell table:formula="of:=&quot;{&quot;&quot;image&quot;&quot;: &quot;&quot;img/products/&quot;&amp;[.D27]&amp;&quot;.png&quot;&quot;, &quot;&quot;name&quot;&quot;: &quot;&quot;&quot;&amp;[.A27]&amp;&quot;&quot;&quot;},&quot;" office:value-type="string" office:string-value="{&quot;image&quot;: &quot;img/products/027.png&quot;, &quot;name&quot;: &quot;RED SORGHUM &quot;},">
            <text:p>{"image": "img/products/027.png", "name": "RED SORGHUM "},</text:p>
          </table:table-cell>
        </table:table-row>
        <table:table-row table:style-name="ro2">
          <table:table-cell office:value-type="string">
            <text:p>CHIA OIL </text:p>
          </table:table-cell>
          <table:table-cell table:formula="of:=[.D28] &amp; &quot;.png&quot;" office:value-type="string" office:string-value="028.png">
            <text:p>028.png</text:p>
          </table:table-cell>
          <table:table-cell office:value-type="string">
            <text:p>type5_oils_pellets_and_flour</text:p>
          </table:table-cell>
          <table:table-cell office:value-type="string">
            <text:p>028</text:p>
          </table:table-cell>
          <table:table-cell table:formula="of:=&quot;{&quot;&quot;image&quot;&quot;: &quot;&quot;img/products/&quot;&amp;[.D28]&amp;&quot;.png&quot;&quot;, &quot;&quot;name&quot;&quot;: &quot;&quot;&quot;&amp;[.A28]&amp;&quot;&quot;&quot;},&quot;" office:value-type="string" office:string-value="{&quot;image&quot;: &quot;img/products/028.png&quot;, &quot;name&quot;: &quot;CHIA OIL &quot;},">
            <text:p>{"image": "img/products/028.png", "name": "CHIA OIL "},</text:p>
          </table:table-cell>
        </table:table-row>
        <table:table-row table:style-name="ro2">
          <table:table-cell table:style-name="Default" office:value-type="string">
            <text:p>CORN OIL</text:p>
          </table:table-cell>
          <table:table-cell table:formula="of:=[.D29] &amp; &quot;.png&quot;" office:value-type="string" office:string-value="029.png">
            <text:p>029.png</text:p>
          </table:table-cell>
          <table:table-cell office:value-type="string">
            <text:p>type5_oils_pellets_and_flour</text:p>
          </table:table-cell>
          <table:table-cell office:value-type="string">
            <text:p>029</text:p>
          </table:table-cell>
          <table:table-cell table:formula="of:=&quot;{&quot;&quot;image&quot;&quot;: &quot;&quot;img/products/&quot;&amp;[.D29]&amp;&quot;.png&quot;&quot;, &quot;&quot;name&quot;&quot;: &quot;&quot;&quot;&amp;[.A29]&amp;&quot;&quot;&quot;},&quot;" office:value-type="string" office:string-value="{&quot;image&quot;: &quot;img/products/029.png&quot;, &quot;name&quot;: &quot;CORN OIL&quot;},">
            <text:p>{"image": "img/products/029.png", "name": "CORN OIL"},</text:p>
          </table:table-cell>
        </table:table-row>
        <table:table-row table:style-name="ro2">
          <table:table-cell office:value-type="string">
            <text:p>PEANUT OIL </text:p>
          </table:table-cell>
          <table:table-cell table:formula="of:=[.D30] &amp; &quot;.png&quot;" office:value-type="string" office:string-value="030.png">
            <text:p>030.png</text:p>
          </table:table-cell>
          <table:table-cell office:value-type="string">
            <text:p>type5_oils_pellets_and_flour</text:p>
          </table:table-cell>
          <table:table-cell office:value-type="string">
            <text:p>030</text:p>
          </table:table-cell>
          <table:table-cell table:formula="of:=&quot;{&quot;&quot;image&quot;&quot;: &quot;&quot;img/products/&quot;&amp;[.D30]&amp;&quot;.png&quot;&quot;, &quot;&quot;name&quot;&quot;: &quot;&quot;&quot;&amp;[.A30]&amp;&quot;&quot;&quot;},&quot;" office:value-type="string" office:string-value="{&quot;image&quot;: &quot;img/products/030.png&quot;, &quot;name&quot;: &quot;PEANUT OIL &quot;},">
            <text:p>{"image": "img/products/030.png", "name": "PEANUT OIL "},</text:p>
          </table:table-cell>
        </table:table-row>
        <table:table-row table:style-name="ro2">
          <table:table-cell office:value-type="string">
            <text:p>SESAME OIL </text:p>
          </table:table-cell>
          <table:table-cell table:formula="of:=[.D31] &amp; &quot;.png&quot;" office:value-type="string" office:string-value="031.png">
            <text:p>031.png</text:p>
          </table:table-cell>
          <table:table-cell office:value-type="string">
            <text:p>type5_oils_pellets_and_flour</text:p>
          </table:table-cell>
          <table:table-cell office:value-type="string">
            <text:p>031</text:p>
          </table:table-cell>
          <table:table-cell table:formula="of:=&quot;{&quot;&quot;image&quot;&quot;: &quot;&quot;img/products/&quot;&amp;[.D31]&amp;&quot;.png&quot;&quot;, &quot;&quot;name&quot;&quot;: &quot;&quot;&quot;&amp;[.A31]&amp;&quot;&quot;&quot;},&quot;" office:value-type="string" office:string-value="{&quot;image&quot;: &quot;img/products/031.png&quot;, &quot;name&quot;: &quot;SESAME OIL &quot;},">
            <text:p>{"image": "img/products/031.png", "name": "SESAME OIL "},</text:p>
          </table:table-cell>
        </table:table-row>
        <table:table-row table:style-name="ro2">
          <table:table-cell office:value-type="string">
            <text:p>SOY OIL </text:p>
          </table:table-cell>
          <table:table-cell table:formula="of:=[.D32] &amp; &quot;.png&quot;" office:value-type="string" office:string-value="032.png">
            <text:p>032.png</text:p>
          </table:table-cell>
          <table:table-cell office:value-type="string">
            <text:p>type5_oils_pellets_and_flour</text:p>
          </table:table-cell>
          <table:table-cell office:value-type="string">
            <text:p>032</text:p>
          </table:table-cell>
          <table:table-cell table:formula="of:=&quot;{&quot;&quot;image&quot;&quot;: &quot;&quot;img/products/&quot;&amp;[.D32]&amp;&quot;.png&quot;&quot;, &quot;&quot;name&quot;&quot;: &quot;&quot;&quot;&amp;[.A32]&amp;&quot;&quot;&quot;},&quot;" office:value-type="string" office:string-value="{&quot;image&quot;: &quot;img/products/032.png&quot;, &quot;name&quot;: &quot;SOY OIL &quot;},">
            <text:p>{"image": "img/products/032.png", "name": "SOY OIL "},</text:p>
          </table:table-cell>
        </table:table-row>
        <table:table-row table:style-name="ro2">
          <table:table-cell office:value-type="string">
            <text:p>SUNFLOWER OIL </text:p>
          </table:table-cell>
          <table:table-cell table:formula="of:=[.D33] &amp; &quot;.png&quot;" office:value-type="string" office:string-value="033.png">
            <text:p>033.png</text:p>
          </table:table-cell>
          <table:table-cell office:value-type="string">
            <text:p>type5_oils_pellets_and_flour</text:p>
          </table:table-cell>
          <table:table-cell office:value-type="string">
            <text:p>033</text:p>
          </table:table-cell>
          <table:table-cell table:formula="of:=&quot;{&quot;&quot;image&quot;&quot;: &quot;&quot;img/products/&quot;&amp;[.D33]&amp;&quot;.png&quot;&quot;, &quot;&quot;name&quot;&quot;: &quot;&quot;&quot;&amp;[.A33]&amp;&quot;&quot;&quot;},&quot;" office:value-type="string" office:string-value="{&quot;image&quot;: &quot;img/products/033.png&quot;, &quot;name&quot;: &quot;SUNFLOWER OIL &quot;},">
            <text:p>{"image": "img/products/033.png", "name": "SUNFLOWER OIL "},</text:p>
          </table:table-cell>
        </table:table-row>
        <table:table-row table:style-name="ro2">
          <table:table-cell office:value-type="string">
            <text:p>CHUCK AND BLADE </text:p>
          </table:table-cell>
          <table:table-cell table:formula="of:=[.D34] &amp; &quot;.png&quot;" office:value-type="string" office:string-value="034.png">
            <text:p>034.png</text:p>
          </table:table-cell>
          <table:table-cell office:value-type="string">
            <text:p>type42_forequarter_1</text:p>
          </table:table-cell>
          <table:table-cell office:value-type="string">
            <text:p>034</text:p>
          </table:table-cell>
          <table:table-cell table:formula="of:=&quot;{&quot;&quot;image&quot;&quot;: &quot;&quot;img/products/&quot;&amp;[.D34]&amp;&quot;.png&quot;&quot;, &quot;&quot;name&quot;&quot;: &quot;&quot;&quot;&amp;[.A34]&amp;&quot;&quot;&quot;},&quot;" office:value-type="string" office:string-value="{&quot;image&quot;: &quot;img/products/034.png&quot;, &quot;name&quot;: &quot;CHUCK AND BLADE &quot;},">
            <text:p>{"image": "img/products/034.png", "name": "CHUCK AND BLADE "},</text:p>
          </table:table-cell>
        </table:table-row>
        <table:table-row table:style-name="ro2">
          <table:table-cell office:value-type="string">
            <text:p>CHUCK AND NECK </text:p>
          </table:table-cell>
          <table:table-cell table:formula="of:=[.D35] &amp; &quot;.png&quot;" office:value-type="string" office:string-value="035.png">
            <text:p>035.png</text:p>
          </table:table-cell>
          <table:table-cell office:value-type="string">
            <text:p>type42_forequarter_1</text:p>
          </table:table-cell>
          <table:table-cell office:value-type="string">
            <text:p>035</text:p>
          </table:table-cell>
          <table:table-cell table:formula="of:=&quot;{&quot;&quot;image&quot;&quot;: &quot;&quot;img/products/&quot;&amp;[.D35]&amp;&quot;.png&quot;&quot;, &quot;&quot;name&quot;&quot;: &quot;&quot;&quot;&amp;[.A35]&amp;&quot;&quot;&quot;},&quot;" office:value-type="string" office:string-value="{&quot;image&quot;: &quot;img/products/035.png&quot;, &quot;name&quot;: &quot;CHUCK AND NECK &quot;},">
            <text:p>{"image": "img/products/035.png", "name": "CHUCK AND NECK "},</text:p>
          </table:table-cell>
        </table:table-row>
        <table:table-row table:style-name="ro2">
          <table:table-cell office:value-type="string">
            <text:p>SPENCER ROLL 7 RIBS </text:p>
          </table:table-cell>
          <table:table-cell table:formula="of:=[.D36] &amp; &quot;.png&quot;" office:value-type="string" office:string-value="036.png">
            <text:p>036.png</text:p>
          </table:table-cell>
          <table:table-cell office:value-type="string">
            <text:p>type42_forequarter_1</text:p>
          </table:table-cell>
          <table:table-cell office:value-type="string">
            <text:p>036</text:p>
          </table:table-cell>
          <table:table-cell table:formula="of:=&quot;{&quot;&quot;image&quot;&quot;: &quot;&quot;img/products/&quot;&amp;[.D36]&amp;&quot;.png&quot;&quot;, &quot;&quot;name&quot;&quot;: &quot;&quot;&quot;&amp;[.A36]&amp;&quot;&quot;&quot;},&quot;" office:value-type="string" office:string-value="{&quot;image&quot;: &quot;img/products/036.png&quot;, &quot;name&quot;: &quot;SPENCER ROLL 7 RIBS &quot;},">
            <text:p>{"image": "img/products/036.png", "name": "SPENCER ROLL 7 RIBS "},</text:p>
          </table:table-cell>
        </table:table-row>
        <table:table-row table:style-name="ro2">
          <table:table-cell office:value-type="string">
            <text:p>RIBEYE CAP </text:p>
          </table:table-cell>
          <table:table-cell table:formula="of:=[.D37] &amp; &quot;.png&quot;" office:value-type="string" office:string-value="037.png">
            <text:p>037.png</text:p>
          </table:table-cell>
          <table:table-cell office:value-type="string">
            <text:p>type42_forequarter_1</text:p>
          </table:table-cell>
          <table:table-cell office:value-type="string">
            <text:p>037</text:p>
          </table:table-cell>
          <table:table-cell table:formula="of:=&quot;{&quot;&quot;image&quot;&quot;: &quot;&quot;img/products/&quot;&amp;[.D37]&amp;&quot;.png&quot;&quot;, &quot;&quot;name&quot;&quot;: &quot;&quot;&quot;&amp;[.A37]&amp;&quot;&quot;&quot;},&quot;" office:value-type="string" office:string-value="{&quot;image&quot;: &quot;img/products/037.png&quot;, &quot;name&quot;: &quot;RIBEYE CAP &quot;},">
            <text:p>{"image": "img/products/037.png", "name": "RIBEYE CAP "},</text:p>
          </table:table-cell>
        </table:table-row>
        <table:table-row table:style-name="ro2">
          <table:table-cell office:value-type="string">
            <text:p>CUBE ROLL or RIBEYE ROLL 4/7 RIBS </text:p>
          </table:table-cell>
          <table:table-cell table:formula="of:=[.D38] &amp; &quot;.png&quot;" office:value-type="string" office:string-value="038.png">
            <text:p>038.png</text:p>
          </table:table-cell>
          <table:table-cell office:value-type="string">
            <text:p>type42_forequarter_1</text:p>
          </table:table-cell>
          <table:table-cell office:value-type="string">
            <text:p>038</text:p>
          </table:table-cell>
          <table:table-cell table:formula="of:=&quot;{&quot;&quot;image&quot;&quot;: &quot;&quot;img/products/&quot;&amp;[.D38]&amp;&quot;.png&quot;&quot;, &quot;&quot;name&quot;&quot;: &quot;&quot;&quot;&amp;[.A38]&amp;&quot;&quot;&quot;},&quot;" office:value-type="string" office:string-value="{&quot;image&quot;: &quot;img/products/038.png&quot;, &quot;name&quot;: &quot;CUBE ROLL or RIBEYE ROLL 4/7 RIBS &quot;},">
            <text:p>{"image": "img/products/038.png", "name": "CUBE ROLL or RIBEYE ROLL 4/7 RIBS "},</text:p>
          </table:table-cell>
        </table:table-row>
        <table:table-row table:style-name="ro2">
          <table:table-cell office:value-type="string">
            <text:p>CHUCK </text:p>
          </table:table-cell>
          <table:table-cell table:formula="of:=[.D39] &amp; &quot;.png&quot;" office:value-type="string" office:string-value="039.png">
            <text:p>039.png</text:p>
          </table:table-cell>
          <table:table-cell office:value-type="string">
            <text:p>type42_forequarter_1</text:p>
          </table:table-cell>
          <table:table-cell office:value-type="string">
            <text:p>039</text:p>
          </table:table-cell>
          <table:table-cell table:formula="of:=&quot;{&quot;&quot;image&quot;&quot;: &quot;&quot;img/products/&quot;&amp;[.D39]&amp;&quot;.png&quot;&quot;, &quot;&quot;name&quot;&quot;: &quot;&quot;&quot;&amp;[.A39]&amp;&quot;&quot;&quot;},&quot;" office:value-type="string" office:string-value="{&quot;image&quot;: &quot;img/products/039.png&quot;, &quot;name&quot;: &quot;CHUCK &quot;},">
            <text:p>{"image": "img/products/039.png", "name": "CHUCK "},</text:p>
          </table:table-cell>
        </table:table-row>
        <table:table-row table:style-name="ro2">
          <table:table-cell office:value-type="string">
            <text:p>NECK </text:p>
          </table:table-cell>
          <table:table-cell table:formula="of:=[.D40] &amp; &quot;.png&quot;" office:value-type="string" office:string-value="040.png">
            <text:p>040.png</text:p>
          </table:table-cell>
          <table:table-cell office:value-type="string">
            <text:p>type42_forequarter_1</text:p>
          </table:table-cell>
          <table:table-cell office:value-type="string">
            <text:p>040</text:p>
          </table:table-cell>
          <table:table-cell table:formula="of:=&quot;{&quot;&quot;image&quot;&quot;: &quot;&quot;img/products/&quot;&amp;[.D40]&amp;&quot;.png&quot;&quot;, &quot;&quot;name&quot;&quot;: &quot;&quot;&quot;&amp;[.A40]&amp;&quot;&quot;&quot;},&quot;" office:value-type="string" office:string-value="{&quot;image&quot;: &quot;img/products/040.png&quot;, &quot;name&quot;: &quot;NECK &quot;},">
            <text:p>{"image": "img/products/040.png", "name": "NECK "},</text:p>
          </table:table-cell>
        </table:table-row>
        <table:table-row table:style-name="ro2">
          <table:table-cell office:value-type="string">
            <text:p>SHOULDER CLOD </text:p>
          </table:table-cell>
          <table:table-cell table:formula="of:=[.D41] &amp; &quot;.png&quot;" office:value-type="string" office:string-value="041.png">
            <text:p>041.png</text:p>
          </table:table-cell>
          <table:table-cell office:value-type="string">
            <text:p>type42_forequarter_1</text:p>
          </table:table-cell>
          <table:table-cell office:value-type="string">
            <text:p>041</text:p>
          </table:table-cell>
          <table:table-cell table:formula="of:=&quot;{&quot;&quot;image&quot;&quot;: &quot;&quot;img/products/&quot;&amp;[.D41]&amp;&quot;.png&quot;&quot;, &quot;&quot;name&quot;&quot;: &quot;&quot;&quot;&amp;[.A41]&amp;&quot;&quot;&quot;},&quot;" office:value-type="string" office:string-value="{&quot;image&quot;: &quot;img/products/041.png&quot;, &quot;name&quot;: &quot;SHOULDER CLOD &quot;},">
            <text:p>{"image": "img/products/041.png", "name": "SHOULDER CLOD "},</text:p>
          </table:table-cell>
        </table:table-row>
        <table:table-row table:style-name="ro2">
          <table:table-cell office:value-type="string">
            <text:p>SHOULDER or BLADE </text:p>
          </table:table-cell>
          <table:table-cell table:formula="of:=[.D42] &amp; &quot;.png&quot;" office:value-type="string" office:string-value="042.png">
            <text:p>042.png</text:p>
          </table:table-cell>
          <table:table-cell office:value-type="string">
            <text:p>type42_forequarter_1</text:p>
          </table:table-cell>
          <table:table-cell office:value-type="string">
            <text:p>042</text:p>
          </table:table-cell>
          <table:table-cell table:formula="of:=&quot;{&quot;&quot;image&quot;&quot;: &quot;&quot;img/products/&quot;&amp;[.D42]&amp;&quot;.png&quot;&quot;, &quot;&quot;name&quot;&quot;: &quot;&quot;&quot;&amp;[.A42]&amp;&quot;&quot;&quot;},&quot;" office:value-type="string" office:string-value="{&quot;image&quot;: &quot;img/products/042.png&quot;, &quot;name&quot;: &quot;SHOULDER or BLADE &quot;},">
            <text:p>{"image": "img/products/042.png", "name": "SHOULDER or BLADE "},</text:p>
          </table:table-cell>
        </table:table-row>
        <table:table-row table:style-name="ro2">
          <table:table-cell office:value-type="string">
            <text:p>HEART OF SHOULDER CLOD </text:p>
          </table:table-cell>
          <table:table-cell table:formula="of:=[.D43] &amp; &quot;.png&quot;" office:value-type="string" office:string-value="043.png">
            <text:p>043.png</text:p>
          </table:table-cell>
          <table:table-cell office:value-type="string">
            <text:p>type42_forequarter_1</text:p>
          </table:table-cell>
          <table:table-cell office:value-type="string">
            <text:p>043</text:p>
          </table:table-cell>
          <table:table-cell table:formula="of:=&quot;{&quot;&quot;image&quot;&quot;: &quot;&quot;img/products/&quot;&amp;[.D43]&amp;&quot;.png&quot;&quot;, &quot;&quot;name&quot;&quot;: &quot;&quot;&quot;&amp;[.A43]&amp;&quot;&quot;&quot;},&quot;" office:value-type="string" office:string-value="{&quot;image&quot;: &quot;img/products/043.png&quot;, &quot;name&quot;: &quot;HEART OF SHOULDER CLOD &quot;},">
            <text:p>{"image": "img/products/043.png", "name": "HEART OF SHOULDER CLOD "},</text:p>
          </table:table-cell>
        </table:table-row>
        <table:table-row table:style-name="ro2">
          <table:table-cell office:value-type="string">
            <text:p>CHUCK TENDER </text:p>
          </table:table-cell>
          <table:table-cell table:formula="of:=[.D44] &amp; &quot;.png&quot;" office:value-type="string" office:string-value="044.png">
            <text:p>044.png</text:p>
          </table:table-cell>
          <table:table-cell office:value-type="string">
            <text:p>type42_forequarter_1</text:p>
          </table:table-cell>
          <table:table-cell office:value-type="string">
            <text:p>044</text:p>
          </table:table-cell>
          <table:table-cell table:formula="of:=&quot;{&quot;&quot;image&quot;&quot;: &quot;&quot;img/products/&quot;&amp;[.D44]&amp;&quot;.png&quot;&quot;, &quot;&quot;name&quot;&quot;: &quot;&quot;&quot;&amp;[.A44]&amp;&quot;&quot;&quot;},&quot;" office:value-type="string" office:string-value="{&quot;image&quot;: &quot;img/products/044.png&quot;, &quot;name&quot;: &quot;CHUCK TENDER &quot;},">
            <text:p>{"image": "img/products/044.png", "name": "CHUCK TENDER "},</text:p>
          </table:table-cell>
        </table:table-row>
        <table:table-row table:style-name="ro2">
          <table:table-cell office:value-type="string">
            <text:p>RED CHUCK TENDER 100 VL </text:p>
          </table:table-cell>
          <table:table-cell table:formula="of:=[.D45] &amp; &quot;.png&quot;" office:value-type="string" office:string-value="045.png">
            <text:p>045.png</text:p>
          </table:table-cell>
          <table:table-cell office:value-type="string">
            <text:p>type42_forequarter_1</text:p>
          </table:table-cell>
          <table:table-cell office:value-type="string">
            <text:p>045</text:p>
          </table:table-cell>
          <table:table-cell table:formula="of:=&quot;{&quot;&quot;image&quot;&quot;: &quot;&quot;img/products/&quot;&amp;[.D45]&amp;&quot;.png&quot;&quot;, &quot;&quot;name&quot;&quot;: &quot;&quot;&quot;&amp;[.A45]&amp;&quot;&quot;&quot;},&quot;" office:value-type="string" office:string-value="{&quot;image&quot;: &quot;img/products/045.png&quot;, &quot;name&quot;: &quot;RED CHUCK TENDER 100 VL &quot;},">
            <text:p>{"image": "img/products/045.png", "name": "RED CHUCK TENDER 100 VL "},</text:p>
          </table:table-cell>
        </table:table-row>
        <table:table-row table:style-name="ro2">
          <table:table-cell office:value-type="string">
            <text:p>OYSTER BLADE </text:p>
          </table:table-cell>
          <table:table-cell table:formula="of:=[.D46] &amp; &quot;.png&quot;" office:value-type="string" office:string-value="046.png">
            <text:p>046.png</text:p>
          </table:table-cell>
          <table:table-cell office:value-type="string">
            <text:p>type42_forequarter_1</text:p>
          </table:table-cell>
          <table:table-cell office:value-type="string">
            <text:p>046</text:p>
          </table:table-cell>
          <table:table-cell table:formula="of:=&quot;{&quot;&quot;image&quot;&quot;: &quot;&quot;img/products/&quot;&amp;[.D46]&amp;&quot;.png&quot;&quot;, &quot;&quot;name&quot;&quot;: &quot;&quot;&quot;&amp;[.A46]&amp;&quot;&quot;&quot;},&quot;" office:value-type="string" office:string-value="{&quot;image&quot;: &quot;img/products/046.png&quot;, &quot;name&quot;: &quot;OYSTER BLADE &quot;},">
            <text:p>{"image": "img/products/046.png", "name": "OYSTER BLADE "},</text:p>
          </table:table-cell>
        </table:table-row>
        <table:table-row table:style-name="ro2">
          <table:table-cell office:value-type="string">
            <text:p>OYSTER BLADE 100 VL </text:p>
          </table:table-cell>
          <table:table-cell table:formula="of:=[.D47] &amp; &quot;.png&quot;" office:value-type="string" office:string-value="047.png">
            <text:p>047.png</text:p>
          </table:table-cell>
          <table:table-cell office:value-type="string">
            <text:p>type42_forequarter_1</text:p>
          </table:table-cell>
          <table:table-cell office:value-type="string">
            <text:p>047</text:p>
          </table:table-cell>
          <table:table-cell table:formula="of:=&quot;{&quot;&quot;image&quot;&quot;: &quot;&quot;img/products/&quot;&amp;[.D47]&amp;&quot;.png&quot;&quot;, &quot;&quot;name&quot;&quot;: &quot;&quot;&quot;&amp;[.A47]&amp;&quot;&quot;&quot;},&quot;" office:value-type="string" office:string-value="{&quot;image&quot;: &quot;img/products/047.png&quot;, &quot;name&quot;: &quot;OYSTER BLADE 100 VL &quot;},">
            <text:p>{"image": "img/products/047.png", "name": "OYSTER BLADE 100 VL "},</text:p>
          </table:table-cell>
        </table:table-row>
        <table:table-row table:style-name="ro2">
          <table:table-cell office:value-type="string">
            <text:p>CHUCK COVER </text:p>
          </table:table-cell>
          <table:table-cell table:formula="of:=[.D48] &amp; &quot;.png&quot;" office:value-type="string" office:string-value="048.png">
            <text:p>048.png</text:p>
          </table:table-cell>
          <table:table-cell office:value-type="string">
            <text:p>type42_forequarter_1</text:p>
          </table:table-cell>
          <table:table-cell office:value-type="string">
            <text:p>048</text:p>
          </table:table-cell>
          <table:table-cell table:formula="of:=&quot;{&quot;&quot;image&quot;&quot;: &quot;&quot;img/products/&quot;&amp;[.D48]&amp;&quot;.png&quot;&quot;, &quot;&quot;name&quot;&quot;: &quot;&quot;&quot;&amp;[.A48]&amp;&quot;&quot;&quot;},&quot;" office:value-type="string" office:string-value="{&quot;image&quot;: &quot;img/products/048.png&quot;, &quot;name&quot;: &quot;CHUCK COVER &quot;},">
            <text:p>{"image": "img/products/048.png", "name": "CHUCK COVER "},</text:p>
          </table:table-cell>
        </table:table-row>
        <table:table-row table:style-name="ro2">
          <table:table-cell office:value-type="string">
            <text:p>SHIN </text:p>
          </table:table-cell>
          <table:table-cell table:formula="of:=[.D49] &amp; &quot;.png&quot;" office:value-type="string" office:string-value="049.png">
            <text:p>049.png</text:p>
          </table:table-cell>
          <table:table-cell office:value-type="string">
            <text:p>type42_forequarter_1</text:p>
          </table:table-cell>
          <table:table-cell office:value-type="string">
            <text:p>049</text:p>
          </table:table-cell>
          <table:table-cell table:formula="of:=&quot;{&quot;&quot;image&quot;&quot;: &quot;&quot;img/products/&quot;&amp;[.D49]&amp;&quot;.png&quot;&quot;, &quot;&quot;name&quot;&quot;: &quot;&quot;&quot;&amp;[.A49]&amp;&quot;&quot;&quot;},&quot;" office:value-type="string" office:string-value="{&quot;image&quot;: &quot;img/products/049.png&quot;, &quot;name&quot;: &quot;SHIN &quot;},">
            <text:p>{"image": "img/products/049.png", "name": "SHIN "},</text:p>
          </table:table-cell>
        </table:table-row>
        <table:table-row table:style-name="ro2">
          <table:table-cell office:value-type="string">
            <text:p>SHIN 100 VL </text:p>
          </table:table-cell>
          <table:table-cell table:formula="of:=[.D50] &amp; &quot;.png&quot;" office:value-type="string" office:string-value="050.png">
            <text:p>050.png</text:p>
          </table:table-cell>
          <table:table-cell office:value-type="string">
            <text:p>type42_forequarter_1</text:p>
          </table:table-cell>
          <table:table-cell office:value-type="string">
            <text:p>050</text:p>
          </table:table-cell>
          <table:table-cell table:formula="of:=&quot;{&quot;&quot;image&quot;&quot;: &quot;&quot;img/products/&quot;&amp;[.D50]&amp;&quot;.png&quot;&quot;, &quot;&quot;name&quot;&quot;: &quot;&quot;&quot;&amp;[.A50]&amp;&quot;&quot;&quot;},&quot;" office:value-type="string" office:string-value="{&quot;image&quot;: &quot;img/products/050.png&quot;, &quot;name&quot;: &quot;SHIN 100 VL &quot;},">
            <text:p>{"image": "img/products/050.png", "name": "SHIN 100 VL "},</text:p>
          </table:table-cell>
        </table:table-row>
        <table:table-row table:style-name="ro2">
          <table:table-cell office:value-type="string">
            <text:p>BRISKET 10 RIBS </text:p>
          </table:table-cell>
          <table:table-cell table:formula="of:=[.D51] &amp; &quot;.png&quot;" office:value-type="string" office:string-value="051.png">
            <text:p>051.png</text:p>
          </table:table-cell>
          <table:table-cell office:value-type="string">
            <text:p>type42_forequarter_1</text:p>
          </table:table-cell>
          <table:table-cell office:value-type="string">
            <text:p>051</text:p>
          </table:table-cell>
          <table:table-cell table:formula="of:=&quot;{&quot;&quot;image&quot;&quot;: &quot;&quot;img/products/&quot;&amp;[.D51]&amp;&quot;.png&quot;&quot;, &quot;&quot;name&quot;&quot;: &quot;&quot;&quot;&amp;[.A51]&amp;&quot;&quot;&quot;},&quot;" office:value-type="string" office:string-value="{&quot;image&quot;: &quot;img/products/051.png&quot;, &quot;name&quot;: &quot;BRISKET 10 RIBS &quot;},">
            <text:p>{"image": "img/products/051.png", "name": "BRISKET 10 RIBS "},</text:p>
          </table:table-cell>
        </table:table-row>
        <table:table-row table:style-name="ro2">
          <table:table-cell office:value-type="string">
            <text:p>BRISKET 10 RIBS DECKLE OFF </text:p>
          </table:table-cell>
          <table:table-cell table:formula="of:=[.D52] &amp; &quot;.png&quot;" office:value-type="string" office:string-value="052.png">
            <text:p>052.png</text:p>
          </table:table-cell>
          <table:table-cell office:value-type="string">
            <text:p>type42_forequarter_1</text:p>
          </table:table-cell>
          <table:table-cell office:value-type="string">
            <text:p>052</text:p>
          </table:table-cell>
          <table:table-cell table:formula="of:=&quot;{&quot;&quot;image&quot;&quot;: &quot;&quot;img/products/&quot;&amp;[.D52]&amp;&quot;.png&quot;&quot;, &quot;&quot;name&quot;&quot;: &quot;&quot;&quot;&amp;[.A52]&amp;&quot;&quot;&quot;},&quot;" office:value-type="string" office:string-value="{&quot;image&quot;: &quot;img/products/052.png&quot;, &quot;name&quot;: &quot;BRISKET 10 RIBS DECKLE OFF &quot;},">
            <text:p>{"image": "img/products/052.png", "name": "BRISKET 10 RIBS DECKLE OFF "},</text:p>
          </table:table-cell>
        </table:table-row>
        <table:table-row table:style-name="ro2">
          <table:table-cell office:value-type="string">
            <text:p>BRISKET 10 RIBS DECKLE OFF 100 VL </text:p>
          </table:table-cell>
          <table:table-cell table:formula="of:=[.D53] &amp; &quot;.png&quot;" office:value-type="string" office:string-value="053.png">
            <text:p>053.png</text:p>
          </table:table-cell>
          <table:table-cell office:value-type="string">
            <text:p>type42_forequarter_1</text:p>
          </table:table-cell>
          <table:table-cell office:value-type="string">
            <text:p>053</text:p>
          </table:table-cell>
          <table:table-cell table:formula="of:=&quot;{&quot;&quot;image&quot;&quot;: &quot;&quot;img/products/&quot;&amp;[.D53]&amp;&quot;.png&quot;&quot;, &quot;&quot;name&quot;&quot;: &quot;&quot;&quot;&amp;[.A53]&amp;&quot;&quot;&quot;},&quot;" office:value-type="string" office:string-value="{&quot;image&quot;: &quot;img/products/053.png&quot;, &quot;name&quot;: &quot;BRISKET 10 RIBS DECKLE OFF 100 VL &quot;},">
            <text:p>{"image": "img/products/053.png", "name": "BRISKET 10 RIBS DECKLE OFF 100 VL "},</text:p>
          </table:table-cell>
        </table:table-row>
        <table:table-row table:style-name="ro2">
          <table:table-cell office:value-type="string">
            <text:p>BRISKET 6 RIBS </text:p>
          </table:table-cell>
          <table:table-cell table:formula="of:=[.D54] &amp; &quot;.png&quot;" office:value-type="string" office:string-value="054.png">
            <text:p>054.png</text:p>
          </table:table-cell>
          <table:table-cell office:value-type="string">
            <text:p>type42_forequarter_1</text:p>
          </table:table-cell>
          <table:table-cell office:value-type="string">
            <text:p>054</text:p>
          </table:table-cell>
          <table:table-cell table:formula="of:=&quot;{&quot;&quot;image&quot;&quot;: &quot;&quot;img/products/&quot;&amp;[.D54]&amp;&quot;.png&quot;&quot;, &quot;&quot;name&quot;&quot;: &quot;&quot;&quot;&amp;[.A54]&amp;&quot;&quot;&quot;},&quot;" office:value-type="string" office:string-value="{&quot;image&quot;: &quot;img/products/054.png&quot;, &quot;name&quot;: &quot;BRISKET 6 RIBS &quot;},">
            <text:p>{"image": "img/products/054.png", "name": "BRISKET 6 RIBS "},</text:p>
          </table:table-cell>
        </table:table-row>
        <table:table-row table:style-name="ro2">
          <table:table-cell office:value-type="string">
            <text:p>BRISKET 6 RIBS DECKLE OFF </text:p>
          </table:table-cell>
          <table:table-cell table:formula="of:=[.D55] &amp; &quot;.png&quot;" office:value-type="string" office:string-value="055.png">
            <text:p>055.png</text:p>
          </table:table-cell>
          <table:table-cell office:value-type="string">
            <text:p>type42_forequarter_1</text:p>
          </table:table-cell>
          <table:table-cell office:value-type="string">
            <text:p>055</text:p>
          </table:table-cell>
          <table:table-cell table:formula="of:=&quot;{&quot;&quot;image&quot;&quot;: &quot;&quot;img/products/&quot;&amp;[.D55]&amp;&quot;.png&quot;&quot;, &quot;&quot;name&quot;&quot;: &quot;&quot;&quot;&amp;[.A55]&amp;&quot;&quot;&quot;},&quot;" office:value-type="string" office:string-value="{&quot;image&quot;: &quot;img/products/055.png&quot;, &quot;name&quot;: &quot;BRISKET 6 RIBS DECKLE OFF &quot;},">
            <text:p>{"image": "img/products/055.png", "name": "BRISKET 6 RIBS DECKLE OFF "},</text:p>
          </table:table-cell>
        </table:table-row>
        <table:table-row table:style-name="ro2">
          <table:table-cell office:value-type="string">
            <text:p>NAVEL </text:p>
          </table:table-cell>
          <table:table-cell table:formula="of:=[.D56] &amp; &quot;.png&quot;" office:value-type="string" office:string-value="056.png">
            <text:p>056.png</text:p>
          </table:table-cell>
          <table:table-cell office:value-type="string">
            <text:p>type42_forequarter_1</text:p>
          </table:table-cell>
          <table:table-cell office:value-type="string">
            <text:p>056</text:p>
          </table:table-cell>
          <table:table-cell table:formula="of:=&quot;{&quot;&quot;image&quot;&quot;: &quot;&quot;img/products/&quot;&amp;[.D56]&amp;&quot;.png&quot;&quot;, &quot;&quot;name&quot;&quot;: &quot;&quot;&quot;&amp;[.A56]&amp;&quot;&quot;&quot;},&quot;" office:value-type="string" office:string-value="{&quot;image&quot;: &quot;img/products/056.png&quot;, &quot;name&quot;: &quot;NAVEL &quot;},">
            <text:p>{"image": "img/products/056.png", "name": "NAVEL "},</text:p>
          </table:table-cell>
        </table:table-row>
        <table:table-row table:style-name="ro2">
          <table:table-cell office:value-type="string">
            <text:p>ROSE </text:p>
          </table:table-cell>
          <table:table-cell table:formula="of:=[.D57] &amp; &quot;.png&quot;" office:value-type="string" office:string-value="057.png">
            <text:p>057.png</text:p>
          </table:table-cell>
          <table:table-cell office:value-type="string">
            <text:p>type42_forequarter_1</text:p>
          </table:table-cell>
          <table:table-cell office:value-type="string">
            <text:p>057</text:p>
          </table:table-cell>
          <table:table-cell table:formula="of:=&quot;{&quot;&quot;image&quot;&quot;: &quot;&quot;img/products/&quot;&amp;[.D57]&amp;&quot;.png&quot;&quot;, &quot;&quot;name&quot;&quot;: &quot;&quot;&quot;&amp;[.A57]&amp;&quot;&quot;&quot;},&quot;" office:value-type="string" office:string-value="{&quot;image&quot;: &quot;img/products/057.png&quot;, &quot;name&quot;: &quot;ROSE &quot;},">
            <text:p>{"image": "img/products/057.png", "name": "ROSE "},</text:p>
          </table:table-cell>
        </table:table-row>
        <table:table-row table:style-name="ro2">
          <table:table-cell office:value-type="string">
            <text:p>STRIPLOIN 3-4 RIB STRAP ON </text:p>
          </table:table-cell>
          <table:table-cell table:formula="of:=[.D58] &amp; &quot;.png&quot;" office:value-type="string" office:string-value="058.png">
            <text:p>058.png</text:p>
          </table:table-cell>
          <table:table-cell office:value-type="string">
            <text:p>type43_forequarter_2</text:p>
          </table:table-cell>
          <table:table-cell office:value-type="string">
            <text:p>058</text:p>
          </table:table-cell>
          <table:table-cell table:formula="of:=&quot;{&quot;&quot;image&quot;&quot;: &quot;&quot;img/products/&quot;&amp;[.D58]&amp;&quot;.png&quot;&quot;, &quot;&quot;name&quot;&quot;: &quot;&quot;&quot;&amp;[.A58]&amp;&quot;&quot;&quot;},&quot;" office:value-type="string" office:string-value="{&quot;image&quot;: &quot;img/products/058.png&quot;, &quot;name&quot;: &quot;STRIPLOIN 3-4 RIB STRAP ON &quot;},">
            <text:p>{"image": "img/products/058.png", "name": "STRIPLOIN 3-4 RIB STRAP ON "},</text:p>
          </table:table-cell>
        </table:table-row>
        <table:table-row table:style-name="ro2">
          <table:table-cell office:value-type="string">
            <text:p>STRIPLOIN 3-4 RIB STRAP OFF </text:p>
          </table:table-cell>
          <table:table-cell table:formula="of:=[.D59] &amp; &quot;.png&quot;" office:value-type="string" office:string-value="059.png">
            <text:p>059.png</text:p>
          </table:table-cell>
          <table:table-cell office:value-type="string">
            <text:p>type43_forequarter_2</text:p>
          </table:table-cell>
          <table:table-cell office:value-type="string">
            <text:p>059</text:p>
          </table:table-cell>
          <table:table-cell table:formula="of:=&quot;{&quot;&quot;image&quot;&quot;: &quot;&quot;img/products/&quot;&amp;[.D59]&amp;&quot;.png&quot;&quot;, &quot;&quot;name&quot;&quot;: &quot;&quot;&quot;&amp;[.A59]&amp;&quot;&quot;&quot;},&quot;" office:value-type="string" office:string-value="{&quot;image&quot;: &quot;img/products/059.png&quot;, &quot;name&quot;: &quot;STRIPLOIN 3-4 RIB STRAP OFF &quot;},">
            <text:p>{"image": "img/products/059.png", "name": "STRIPLOIN 3-4 RIB STRAP OFF "},</text:p>
          </table:table-cell>
        </table:table-row>
        <table:table-row table:style-name="ro2">
          <table:table-cell office:value-type="string">
            <text:p>STRIPLOIN 3-4 RIB 100 VL </text:p>
          </table:table-cell>
          <table:table-cell table:formula="of:=[.D60] &amp; &quot;.png&quot;" office:value-type="string" office:string-value="060.png">
            <text:p>060.png</text:p>
          </table:table-cell>
          <table:table-cell office:value-type="string">
            <text:p>type43_forequarter_2</text:p>
          </table:table-cell>
          <table:table-cell office:value-type="string">
            <text:p>060</text:p>
          </table:table-cell>
          <table:table-cell table:formula="of:=&quot;{&quot;&quot;image&quot;&quot;: &quot;&quot;img/products/&quot;&amp;[.D60]&amp;&quot;.png&quot;&quot;, &quot;&quot;name&quot;&quot;: &quot;&quot;&quot;&amp;[.A60]&amp;&quot;&quot;&quot;},&quot;" office:value-type="string" office:string-value="{&quot;image&quot;: &quot;img/products/060.png&quot;, &quot;name&quot;: &quot;STRIPLOIN 3-4 RIB 100 VL &quot;},">
            <text:p>{"image": "img/products/060.png", "name": "STRIPLOIN 3-4 RIB 100 VL "},</text:p>
          </table:table-cell>
        </table:table-row>
        <table:table-row table:style-name="ro2">
          <table:table-cell office:value-type="string">
            <text:p>STRIPLOIN 1 RIB STRAP ON </text:p>
          </table:table-cell>
          <table:table-cell table:formula="of:=[.D61] &amp; &quot;.png&quot;" office:value-type="string" office:string-value="061.png">
            <text:p>061.png</text:p>
          </table:table-cell>
          <table:table-cell office:value-type="string">
            <text:p>type43_forequarter_2</text:p>
          </table:table-cell>
          <table:table-cell office:value-type="string">
            <text:p>061</text:p>
          </table:table-cell>
          <table:table-cell table:formula="of:=&quot;{&quot;&quot;image&quot;&quot;: &quot;&quot;img/products/&quot;&amp;[.D61]&amp;&quot;.png&quot;&quot;, &quot;&quot;name&quot;&quot;: &quot;&quot;&quot;&amp;[.A61]&amp;&quot;&quot;&quot;},&quot;" office:value-type="string" office:string-value="{&quot;image&quot;: &quot;img/products/061.png&quot;, &quot;name&quot;: &quot;STRIPLOIN 1 RIB STRAP ON &quot;},">
            <text:p>{"image": "img/products/061.png", "name": "STRIPLOIN 1 RIB STRAP ON "},</text:p>
          </table:table-cell>
        </table:table-row>
        <table:table-row table:style-name="ro2">
          <table:table-cell office:value-type="string">
            <text:p>STRIPLOIN 1 RIB STRAP OFF </text:p>
          </table:table-cell>
          <table:table-cell table:formula="of:=[.D62] &amp; &quot;.png&quot;" office:value-type="string" office:string-value="062.png">
            <text:p>062.png</text:p>
          </table:table-cell>
          <table:table-cell office:value-type="string">
            <text:p>type43_forequarter_2</text:p>
          </table:table-cell>
          <table:table-cell office:value-type="string">
            <text:p>062</text:p>
          </table:table-cell>
          <table:table-cell table:formula="of:=&quot;{&quot;&quot;image&quot;&quot;: &quot;&quot;img/products/&quot;&amp;[.D62]&amp;&quot;.png&quot;&quot;, &quot;&quot;name&quot;&quot;: &quot;&quot;&quot;&amp;[.A62]&amp;&quot;&quot;&quot;},&quot;" office:value-type="string" office:string-value="{&quot;image&quot;: &quot;img/products/062.png&quot;, &quot;name&quot;: &quot;STRIPLOIN 1 RIB STRAP OFF &quot;},">
            <text:p>{"image": "img/products/062.png", "name": "STRIPLOIN 1 RIB STRAP OFF "},</text:p>
          </table:table-cell>
        </table:table-row>
        <table:table-row table:style-name="ro2">
          <table:table-cell office:value-type="string">
            <text:p>TENDERLOIN or FILLET </text:p>
          </table:table-cell>
          <table:table-cell table:formula="of:=[.D63] &amp; &quot;.png&quot;" office:value-type="string" office:string-value="063.png">
            <text:p>063.png</text:p>
          </table:table-cell>
          <table:table-cell office:value-type="string">
            <text:p>type43_forequarter_2</text:p>
          </table:table-cell>
          <table:table-cell office:value-type="string">
            <text:p>063</text:p>
          </table:table-cell>
          <table:table-cell table:formula="of:=&quot;{&quot;&quot;image&quot;&quot;: &quot;&quot;img/products/&quot;&amp;[.D63]&amp;&quot;.png&quot;&quot;, &quot;&quot;name&quot;&quot;: &quot;&quot;&quot;&amp;[.A63]&amp;&quot;&quot;&quot;},&quot;" office:value-type="string" office:string-value="{&quot;image&quot;: &quot;img/products/063.png&quot;, &quot;name&quot;: &quot;TENDERLOIN or FILLET &quot;},">
            <text:p>{"image": "img/products/063.png", "name": "TENDERLOIN or FILLET "},</text:p>
          </table:table-cell>
        </table:table-row>
        <table:table-row table:style-name="ro2">
          <table:table-cell office:value-type="string">
            <text:p>TENDERLOIN SIDE STRAP OFF </text:p>
          </table:table-cell>
          <table:table-cell table:formula="of:=[.D64] &amp; &quot;.png&quot;" office:value-type="string" office:string-value="064.png">
            <text:p>064.png</text:p>
          </table:table-cell>
          <table:table-cell office:value-type="string">
            <text:p>type43_forequarter_2</text:p>
          </table:table-cell>
          <table:table-cell office:value-type="string">
            <text:p>064</text:p>
          </table:table-cell>
          <table:table-cell table:formula="of:=&quot;{&quot;&quot;image&quot;&quot;: &quot;&quot;img/products/&quot;&amp;[.D64]&amp;&quot;.png&quot;&quot;, &quot;&quot;name&quot;&quot;: &quot;&quot;&quot;&amp;[.A64]&amp;&quot;&quot;&quot;},&quot;" office:value-type="string" office:string-value="{&quot;image&quot;: &quot;img/products/064.png&quot;, &quot;name&quot;: &quot;TENDERLOIN SIDE STRAP OFF &quot;},">
            <text:p>{"image": "img/products/064.png", "name": "TENDERLOIN SIDE STRAP OFF "},</text:p>
          </table:table-cell>
        </table:table-row>
        <table:table-row table:style-name="ro2">
          <table:table-cell office:value-type="string">
            <text:p>TENDERLOIN or FILLET MEMBRANE OFF </text:p>
          </table:table-cell>
          <table:table-cell table:formula="of:=[.D65] &amp; &quot;.png&quot;" office:value-type="string" office:string-value="065.png">
            <text:p>065.png</text:p>
          </table:table-cell>
          <table:table-cell office:value-type="string">
            <text:p>type43_forequarter_2</text:p>
          </table:table-cell>
          <table:table-cell office:value-type="string">
            <text:p>065</text:p>
          </table:table-cell>
          <table:table-cell table:formula="of:=&quot;{&quot;&quot;image&quot;&quot;: &quot;&quot;img/products/&quot;&amp;[.D65]&amp;&quot;.png&quot;&quot;, &quot;&quot;name&quot;&quot;: &quot;&quot;&quot;&amp;[.A65]&amp;&quot;&quot;&quot;},&quot;" office:value-type="string" office:string-value="{&quot;image&quot;: &quot;img/products/065.png&quot;, &quot;name&quot;: &quot;TENDERLOIN or FILLET MEMBRANE OFF &quot;},">
            <text:p>{"image": "img/products/065.png", "name": "TENDERLOIN or FILLET MEMBRANE OFF "},</text:p>
          </table:table-cell>
        </table:table-row>
        <table:table-row table:style-name="ro2">
          <table:table-cell office:value-type="string">
            <text:p>RUMP AND TAIL OF RUMP </text:p>
          </table:table-cell>
          <table:table-cell table:formula="of:=[.D66] &amp; &quot;.png&quot;" office:value-type="string" office:string-value="066.png">
            <text:p>066.png</text:p>
          </table:table-cell>
          <table:table-cell office:value-type="string">
            <text:p>type43_forequarter_2</text:p>
          </table:table-cell>
          <table:table-cell office:value-type="string">
            <text:p>066</text:p>
          </table:table-cell>
          <table:table-cell table:formula="of:=&quot;{&quot;&quot;image&quot;&quot;: &quot;&quot;img/products/&quot;&amp;[.D66]&amp;&quot;.png&quot;&quot;, &quot;&quot;name&quot;&quot;: &quot;&quot;&quot;&amp;[.A66]&amp;&quot;&quot;&quot;},&quot;" office:value-type="string" office:string-value="{&quot;image&quot;: &quot;img/products/066.png&quot;, &quot;name&quot;: &quot;RUMP AND TAIL OF RUMP &quot;},">
            <text:p>{"image": "img/products/066.png", "name": "RUMP AND TAIL OF RUMP "},</text:p>
          </table:table-cell>
        </table:table-row>
        <table:table-row table:style-name="ro2">
          <table:table-cell office:value-type="string">
            <text:p>RUMP </text:p>
          </table:table-cell>
          <table:table-cell table:formula="of:=[.D67] &amp; &quot;.png&quot;" office:value-type="string" office:string-value="067.png">
            <text:p>067.png</text:p>
          </table:table-cell>
          <table:table-cell office:value-type="string">
            <text:p>type43_forequarter_2</text:p>
          </table:table-cell>
          <table:table-cell office:value-type="string">
            <text:p>067</text:p>
          </table:table-cell>
          <table:table-cell table:formula="of:=&quot;{&quot;&quot;image&quot;&quot;: &quot;&quot;img/products/&quot;&amp;[.D67]&amp;&quot;.png&quot;&quot;, &quot;&quot;name&quot;&quot;: &quot;&quot;&quot;&amp;[.A67]&amp;&quot;&quot;&quot;},&quot;" office:value-type="string" office:string-value="{&quot;image&quot;: &quot;img/products/067.png&quot;, &quot;name&quot;: &quot;RUMP &quot;},">
            <text:p>{"image": "img/products/067.png", "name": "RUMP "},</text:p>
          </table:table-cell>
        </table:table-row>
        <table:table-row table:style-name="ro2">
          <table:table-cell office:value-type="string">
            <text:p>RUMP CAP OFF </text:p>
          </table:table-cell>
          <table:table-cell table:formula="of:=[.D68] &amp; &quot;.png&quot;" office:value-type="string" office:string-value="068.png">
            <text:p>068.png</text:p>
          </table:table-cell>
          <table:table-cell office:value-type="string">
            <text:p>type43_forequarter_2</text:p>
          </table:table-cell>
          <table:table-cell office:value-type="string">
            <text:p>068</text:p>
          </table:table-cell>
          <table:table-cell table:formula="of:=&quot;{&quot;&quot;image&quot;&quot;: &quot;&quot;img/products/&quot;&amp;[.D68]&amp;&quot;.png&quot;&quot;, &quot;&quot;name&quot;&quot;: &quot;&quot;&quot;&amp;[.A68]&amp;&quot;&quot;&quot;},&quot;" office:value-type="string" office:string-value="{&quot;image&quot;: &quot;img/products/068.png&quot;, &quot;name&quot;: &quot;RUMP CAP OFF &quot;},">
            <text:p>{"image": "img/products/068.png", "name": "RUMP CAP OFF "},</text:p>
          </table:table-cell>
        </table:table-row>
        <table:table-row table:style-name="ro2">
          <table:table-cell office:value-type="string">
            <text:p>D RUMP </text:p>
          </table:table-cell>
          <table:table-cell table:formula="of:=[.D69] &amp; &quot;.png&quot;" office:value-type="string" office:string-value="069.png">
            <text:p>069.png</text:p>
          </table:table-cell>
          <table:table-cell office:value-type="string">
            <text:p>type43_forequarter_2</text:p>
          </table:table-cell>
          <table:table-cell office:value-type="string">
            <text:p>069</text:p>
          </table:table-cell>
          <table:table-cell table:formula="of:=&quot;{&quot;&quot;image&quot;&quot;: &quot;&quot;img/products/&quot;&amp;[.D69]&amp;&quot;.png&quot;&quot;, &quot;&quot;name&quot;&quot;: &quot;&quot;&quot;&amp;[.A69]&amp;&quot;&quot;&quot;},&quot;" office:value-type="string" office:string-value="{&quot;image&quot;: &quot;img/products/069.png&quot;, &quot;name&quot;: &quot;D RUMP &quot;},">
            <text:p>{"image": "img/products/069.png", "name": "D RUMP "},</text:p>
          </table:table-cell>
        </table:table-row>
        <table:table-row table:style-name="ro2">
          <table:table-cell office:value-type="string">
            <text:p>HEART OF RUMP </text:p>
          </table:table-cell>
          <table:table-cell table:formula="of:=[.D70] &amp; &quot;.png&quot;" office:value-type="string" office:string-value="070.png">
            <text:p>070.png</text:p>
          </table:table-cell>
          <table:table-cell office:value-type="string">
            <text:p>type43_forequarter_2</text:p>
          </table:table-cell>
          <table:table-cell office:value-type="string">
            <text:p>070</text:p>
          </table:table-cell>
          <table:table-cell table:formula="of:=&quot;{&quot;&quot;image&quot;&quot;: &quot;&quot;img/products/&quot;&amp;[.D70]&amp;&quot;.png&quot;&quot;, &quot;&quot;name&quot;&quot;: &quot;&quot;&quot;&amp;[.A70]&amp;&quot;&quot;&quot;},&quot;" office:value-type="string" office:string-value="{&quot;image&quot;: &quot;img/products/070.png&quot;, &quot;name&quot;: &quot;HEART OF RUMP &quot;},">
            <text:p>{"image": "img/products/070.png", "name": "HEART OF RUMP "},</text:p>
          </table:table-cell>
        </table:table-row>
        <table:table-row table:style-name="ro2">
          <table:table-cell office:value-type="string">
            <text:p>EYE OF RUMP </text:p>
          </table:table-cell>
          <table:table-cell table:formula="of:=[.D71] &amp; &quot;.png&quot;" office:value-type="string" office:string-value="071.png">
            <text:p>071.png</text:p>
          </table:table-cell>
          <table:table-cell office:value-type="string">
            <text:p>type43_forequarter_2</text:p>
          </table:table-cell>
          <table:table-cell office:value-type="string">
            <text:p>071</text:p>
          </table:table-cell>
          <table:table-cell table:formula="of:=&quot;{&quot;&quot;image&quot;&quot;: &quot;&quot;img/products/&quot;&amp;[.D71]&amp;&quot;.png&quot;&quot;, &quot;&quot;name&quot;&quot;: &quot;&quot;&quot;&amp;[.A71]&amp;&quot;&quot;&quot;},&quot;" office:value-type="string" office:string-value="{&quot;image&quot;: &quot;img/products/071.png&quot;, &quot;name&quot;: &quot;EYE OF RUMP &quot;},">
            <text:p>{"image": "img/products/071.png", "name": "EYE OF RUMP "},</text:p>
          </table:table-cell>
        </table:table-row>
        <table:table-row table:style-name="ro2">
          <table:table-cell office:value-type="string">
            <text:p>RUMP CENTRE </text:p>
          </table:table-cell>
          <table:table-cell table:formula="of:=[.D72] &amp; &quot;.png&quot;" office:value-type="string" office:string-value="072.png">
            <text:p>072.png</text:p>
          </table:table-cell>
          <table:table-cell office:value-type="string">
            <text:p>type43_forequarter_2</text:p>
          </table:table-cell>
          <table:table-cell office:value-type="string">
            <text:p>072</text:p>
          </table:table-cell>
          <table:table-cell table:formula="of:=&quot;{&quot;&quot;image&quot;&quot;: &quot;&quot;img/products/&quot;&amp;[.D72]&amp;&quot;.png&quot;&quot;, &quot;&quot;name&quot;&quot;: &quot;&quot;&quot;&amp;[.A72]&amp;&quot;&quot;&quot;},&quot;" office:value-type="string" office:string-value="{&quot;image&quot;: &quot;img/products/072.png&quot;, &quot;name&quot;: &quot;RUMP CENTRE &quot;},">
            <text:p>{"image": "img/products/072.png", "name": "RUMP CENTRE "},</text:p>
          </table:table-cell>
        </table:table-row>
        <table:table-row table:style-name="ro2">
          <table:table-cell office:value-type="string">
            <text:p>RUMP CAP </text:p>
          </table:table-cell>
          <table:table-cell table:formula="of:=[.D73] &amp; &quot;.png&quot;" office:value-type="string" office:string-value="073.png">
            <text:p>073.png</text:p>
          </table:table-cell>
          <table:table-cell office:value-type="string">
            <text:p>type43_forequarter_2</text:p>
          </table:table-cell>
          <table:table-cell office:value-type="string">
            <text:p>073</text:p>
          </table:table-cell>
          <table:table-cell table:formula="of:=&quot;{&quot;&quot;image&quot;&quot;: &quot;&quot;img/products/&quot;&amp;[.D73]&amp;&quot;.png&quot;&quot;, &quot;&quot;name&quot;&quot;: &quot;&quot;&quot;&amp;[.A73]&amp;&quot;&quot;&quot;},&quot;" office:value-type="string" office:string-value="{&quot;image&quot;: &quot;img/products/073.png&quot;, &quot;name&quot;: &quot;RUMP CAP &quot;},">
            <text:p>{"image": "img/products/073.png", "name": "RUMP CAP "},</text:p>
          </table:table-cell>
        </table:table-row>
        <table:table-row table:style-name="ro2">
          <table:table-cell office:value-type="string">
            <text:p>TAIL OF RUMP </text:p>
          </table:table-cell>
          <table:table-cell table:formula="of:=[.D74] &amp; &quot;.png&quot;" office:value-type="string" office:string-value="074.png">
            <text:p>074.png</text:p>
          </table:table-cell>
          <table:table-cell office:value-type="string">
            <text:p>type43_forequarter_2</text:p>
          </table:table-cell>
          <table:table-cell office:value-type="string">
            <text:p>074</text:p>
          </table:table-cell>
          <table:table-cell table:formula="of:=&quot;{&quot;&quot;image&quot;&quot;: &quot;&quot;img/products/&quot;&amp;[.D74]&amp;&quot;.png&quot;&quot;, &quot;&quot;name&quot;&quot;: &quot;&quot;&quot;&amp;[.A74]&amp;&quot;&quot;&quot;},&quot;" office:value-type="string" office:string-value="{&quot;image&quot;: &quot;img/products/074.png&quot;, &quot;name&quot;: &quot;TAIL OF RUMP &quot;},">
            <text:p>{"image": "img/products/074.png", "name": "TAIL OF RUMP "},</text:p>
          </table:table-cell>
        </table:table-row>
        <table:table-row table:style-name="ro2">
          <table:table-cell office:value-type="string">
            <text:p>KNUCKLE </text:p>
          </table:table-cell>
          <table:table-cell table:formula="of:=[.D75] &amp; &quot;.png&quot;" office:value-type="string" office:string-value="075.png">
            <text:p>075.png</text:p>
          </table:table-cell>
          <table:table-cell office:value-type="string">
            <text:p>type43_forequarter_2</text:p>
          </table:table-cell>
          <table:table-cell office:value-type="string">
            <text:p>075</text:p>
          </table:table-cell>
          <table:table-cell table:formula="of:=&quot;{&quot;&quot;image&quot;&quot;: &quot;&quot;img/products/&quot;&amp;[.D75]&amp;&quot;.png&quot;&quot;, &quot;&quot;name&quot;&quot;: &quot;&quot;&quot;&amp;[.A75]&amp;&quot;&quot;&quot;},&quot;" office:value-type="string" office:string-value="{&quot;image&quot;: &quot;img/products/075.png&quot;, &quot;name&quot;: &quot;KNUCKLE &quot;},">
            <text:p>{"image": "img/products/075.png", "name": "KNUCKLE "},</text:p>
          </table:table-cell>
        </table:table-row>
        <table:table-row table:style-name="ro2">
          <table:table-cell office:value-type="string">
            <text:p>KNUCKLE CAP OFF </text:p>
          </table:table-cell>
          <table:table-cell table:formula="of:=[.D76] &amp; &quot;.png&quot;" office:value-type="string" office:string-value="076.png">
            <text:p>076.png</text:p>
          </table:table-cell>
          <table:table-cell office:value-type="string">
            <text:p>type43_forequarter_2</text:p>
          </table:table-cell>
          <table:table-cell office:value-type="string">
            <text:p>076</text:p>
          </table:table-cell>
          <table:table-cell table:formula="of:=&quot;{&quot;&quot;image&quot;&quot;: &quot;&quot;img/products/&quot;&amp;[.D76]&amp;&quot;.png&quot;&quot;, &quot;&quot;name&quot;&quot;: &quot;&quot;&quot;&amp;[.A76]&amp;&quot;&quot;&quot;},&quot;" office:value-type="string" office:string-value="{&quot;image&quot;: &quot;img/products/076.png&quot;, &quot;name&quot;: &quot;KNUCKLE CAP OFF &quot;},">
            <text:p>{"image": "img/products/076.png", "name": "KNUCKLE CAP OFF "},</text:p>
          </table:table-cell>
        </table:table-row>
        <table:table-row table:style-name="ro2">
          <table:table-cell office:value-type="string">
            <text:p>KNUCKLE COVER </text:p>
          </table:table-cell>
          <table:table-cell table:formula="of:=[.D77] &amp; &quot;.png&quot;" office:value-type="string" office:string-value="077.png">
            <text:p>077.png</text:p>
          </table:table-cell>
          <table:table-cell office:value-type="string">
            <text:p>type43_forequarter_2</text:p>
          </table:table-cell>
          <table:table-cell office:value-type="string">
            <text:p>077</text:p>
          </table:table-cell>
          <table:table-cell table:formula="of:=&quot;{&quot;&quot;image&quot;&quot;: &quot;&quot;img/products/&quot;&amp;[.D77]&amp;&quot;.png&quot;&quot;, &quot;&quot;name&quot;&quot;: &quot;&quot;&quot;&amp;[.A77]&amp;&quot;&quot;&quot;},&quot;" office:value-type="string" office:string-value="{&quot;image&quot;: &quot;img/products/077.png&quot;, &quot;name&quot;: &quot;KNUCKLE COVER &quot;},">
            <text:p>{"image": "img/products/077.png", "name": "KNUCKLE COVER "},</text:p>
          </table:table-cell>
        </table:table-row>
        <table:table-row table:style-name="ro2">
          <table:table-cell office:value-type="string">
            <text:p>KNUCKLE STEAK </text:p>
          </table:table-cell>
          <table:table-cell table:formula="of:=[.D78] &amp; &quot;.png&quot;" office:value-type="string" office:string-value="078.png">
            <text:p>078.png</text:p>
          </table:table-cell>
          <table:table-cell office:value-type="string">
            <text:p>type43_forequarter_2</text:p>
          </table:table-cell>
          <table:table-cell office:value-type="string">
            <text:p>078</text:p>
          </table:table-cell>
          <table:table-cell table:formula="of:=&quot;{&quot;&quot;image&quot;&quot;: &quot;&quot;img/products/&quot;&amp;[.D78]&amp;&quot;.png&quot;&quot;, &quot;&quot;name&quot;&quot;: &quot;&quot;&quot;&amp;[.A78]&amp;&quot;&quot;&quot;},&quot;" office:value-type="string" office:string-value="{&quot;image&quot;: &quot;img/products/078.png&quot;, &quot;name&quot;: &quot;KNUCKLE STEAK &quot;},">
            <text:p>{"image": "img/products/078.png", "name": "KNUCKLE STEAK "},</text:p>
          </table:table-cell>
        </table:table-row>
        <table:table-row table:style-name="ro2">
          <table:table-cell office:value-type="string">
            <text:p>EYE OF KNUCKLE MEDALLIONS </text:p>
          </table:table-cell>
          <table:table-cell table:formula="of:=[.D79] &amp; &quot;.png&quot;" office:value-type="string" office:string-value="079.png">
            <text:p>079.png</text:p>
          </table:table-cell>
          <table:table-cell office:value-type="string">
            <text:p>type43_forequarter_2</text:p>
          </table:table-cell>
          <table:table-cell office:value-type="string">
            <text:p>079</text:p>
          </table:table-cell>
          <table:table-cell table:formula="of:=&quot;{&quot;&quot;image&quot;&quot;: &quot;&quot;img/products/&quot;&amp;[.D79]&amp;&quot;.png&quot;&quot;, &quot;&quot;name&quot;&quot;: &quot;&quot;&quot;&amp;[.A79]&amp;&quot;&quot;&quot;},&quot;" office:value-type="string" office:string-value="{&quot;image&quot;: &quot;img/products/079.png&quot;, &quot;name&quot;: &quot;EYE OF KNUCKLE MEDALLIONS &quot;},">
            <text:p>{"image": "img/products/079.png", "name": "EYE OF KNUCKLE MEDALLIONS "},</text:p>
          </table:table-cell>
        </table:table-row>
        <table:table-row table:style-name="ro2">
          <table:table-cell office:value-type="string">
            <text:p>TOPSIDE/INSIDE </text:p>
          </table:table-cell>
          <table:table-cell table:formula="of:=[.D80] &amp; &quot;.png&quot;" office:value-type="string" office:string-value="080.png">
            <text:p>080.png</text:p>
          </table:table-cell>
          <table:table-cell office:value-type="string">
            <text:p>type43_forequarter_2</text:p>
          </table:table-cell>
          <table:table-cell office:value-type="string">
            <text:p>080</text:p>
          </table:table-cell>
          <table:table-cell table:formula="of:=&quot;{&quot;&quot;image&quot;&quot;: &quot;&quot;img/products/&quot;&amp;[.D80]&amp;&quot;.png&quot;&quot;, &quot;&quot;name&quot;&quot;: &quot;&quot;&quot;&amp;[.A80]&amp;&quot;&quot;&quot;},&quot;" office:value-type="string" office:string-value="{&quot;image&quot;: &quot;img/products/080.png&quot;, &quot;name&quot;: &quot;TOPSIDE/INSIDE &quot;},">
            <text:p>{"image": "img/products/080.png", "name": "TOPSIDE/INSIDE "},</text:p>
          </table:table-cell>
        </table:table-row>
        <table:table-row table:style-name="ro2">
          <table:table-cell office:value-type="string">
            <text:p>TOPSIDE/INSIDE CAP OFF </text:p>
          </table:table-cell>
          <table:table-cell table:formula="of:=[.D81] &amp; &quot;.png&quot;" office:value-type="string" office:string-value="081.png">
            <text:p>081.png</text:p>
          </table:table-cell>
          <table:table-cell office:value-type="string">
            <text:p>type43_forequarter_2</text:p>
          </table:table-cell>
          <table:table-cell office:value-type="string">
            <text:p>081</text:p>
          </table:table-cell>
          <table:table-cell table:formula="of:=&quot;{&quot;&quot;image&quot;&quot;: &quot;&quot;img/products/&quot;&amp;[.D81]&amp;&quot;.png&quot;&quot;, &quot;&quot;name&quot;&quot;: &quot;&quot;&quot;&amp;[.A81]&amp;&quot;&quot;&quot;},&quot;" office:value-type="string" office:string-value="{&quot;image&quot;: &quot;img/products/081.png&quot;, &quot;name&quot;: &quot;TOPSIDE/INSIDE CAP OFF &quot;},">
            <text:p>{"image": "img/products/081.png", "name": "TOPSIDE/INSIDE CAP OFF "},</text:p>
          </table:table-cell>
        </table:table-row>
        <table:table-row table:style-name="ro2">
          <table:table-cell office:value-type="string">
            <text:p>TOPSIDE/INSIDE CAP </text:p>
          </table:table-cell>
          <table:table-cell table:formula="of:=[.D82] &amp; &quot;.png&quot;" office:value-type="string" office:string-value="082.png">
            <text:p>082.png</text:p>
          </table:table-cell>
          <table:table-cell office:value-type="string">
            <text:p>type43_forequarter_2</text:p>
          </table:table-cell>
          <table:table-cell office:value-type="string">
            <text:p>082</text:p>
          </table:table-cell>
          <table:table-cell table:formula="of:=&quot;{&quot;&quot;image&quot;&quot;: &quot;&quot;img/products/&quot;&amp;[.D82]&amp;&quot;.png&quot;&quot;, &quot;&quot;name&quot;&quot;: &quot;&quot;&quot;&amp;[.A82]&amp;&quot;&quot;&quot;},&quot;" office:value-type="string" office:string-value="{&quot;image&quot;: &quot;img/products/082.png&quot;, &quot;name&quot;: &quot;TOPSIDE/INSIDE CAP &quot;},">
            <text:p>{"image": "img/products/082.png", "name": "TOPSIDE/INSIDE CAP "},</text:p>
          </table:table-cell>
        </table:table-row>
        <table:table-row table:style-name="ro2">
          <table:table-cell office:value-type="string">
            <text:p>OUTSIDE </text:p>
          </table:table-cell>
          <table:table-cell table:formula="of:=[.D83] &amp; &quot;.png&quot;" office:value-type="string" office:string-value="083.png">
            <text:p>083.png</text:p>
          </table:table-cell>
          <table:table-cell office:value-type="string">
            <text:p>type43_forequarter_2</text:p>
          </table:table-cell>
          <table:table-cell office:value-type="string">
            <text:p>083</text:p>
          </table:table-cell>
          <table:table-cell table:formula="of:=&quot;{&quot;&quot;image&quot;&quot;: &quot;&quot;img/products/&quot;&amp;[.D83]&amp;&quot;.png&quot;&quot;, &quot;&quot;name&quot;&quot;: &quot;&quot;&quot;&amp;[.A83]&amp;&quot;&quot;&quot;},&quot;" office:value-type="string" office:string-value="{&quot;image&quot;: &quot;img/products/083.png&quot;, &quot;name&quot;: &quot;OUTSIDE &quot;},">
            <text:p>{"image": "img/products/083.png", "name": "OUTSIDE "},</text:p>
          </table:table-cell>
        </table:table-row>
        <table:table-row table:style-name="ro2">
          <table:table-cell office:value-type="string">
            <text:p>FLAT </text:p>
          </table:table-cell>
          <table:table-cell table:formula="of:=[.D84] &amp; &quot;.png&quot;" office:value-type="string" office:string-value="084.png">
            <text:p>084.png</text:p>
          </table:table-cell>
          <table:table-cell office:value-type="string">
            <text:p>type43_forequarter_2</text:p>
          </table:table-cell>
          <table:table-cell office:value-type="string">
            <text:p>084</text:p>
          </table:table-cell>
          <table:table-cell table:formula="of:=&quot;{&quot;&quot;image&quot;&quot;: &quot;&quot;img/products/&quot;&amp;[.D84]&amp;&quot;.png&quot;&quot;, &quot;&quot;name&quot;&quot;: &quot;&quot;&quot;&amp;[.A84]&amp;&quot;&quot;&quot;},&quot;" office:value-type="string" office:string-value="{&quot;image&quot;: &quot;img/products/084.png&quot;, &quot;name&quot;: &quot;FLAT &quot;},">
            <text:p>{"image": "img/products/084.png", "name": "FLAT "},</text:p>
          </table:table-cell>
        </table:table-row>
        <table:table-row table:style-name="ro2">
          <table:table-cell office:value-type="string">
            <text:p>FLAT 100 VL </text:p>
          </table:table-cell>
          <table:table-cell table:formula="of:=[.D85] &amp; &quot;.png&quot;" office:value-type="string" office:string-value="085.png">
            <text:p>085.png</text:p>
          </table:table-cell>
          <table:table-cell office:value-type="string">
            <text:p>type43_forequarter_2</text:p>
          </table:table-cell>
          <table:table-cell office:value-type="string">
            <text:p>085</text:p>
          </table:table-cell>
          <table:table-cell table:formula="of:=&quot;{&quot;&quot;image&quot;&quot;: &quot;&quot;img/products/&quot;&amp;[.D85]&amp;&quot;.png&quot;&quot;, &quot;&quot;name&quot;&quot;: &quot;&quot;&quot;&amp;[.A85]&amp;&quot;&quot;&quot;},&quot;" office:value-type="string" office:string-value="{&quot;image&quot;: &quot;img/products/085.png&quot;, &quot;name&quot;: &quot;FLAT 100 VL &quot;},">
            <text:p>{"image": "img/products/085.png", "name": "FLAT 100 VL "},</text:p>
          </table:table-cell>
        </table:table-row>
        <table:table-row table:style-name="ro2">
          <table:table-cell office:value-type="string">
            <text:p>FLAP MEAT </text:p>
          </table:table-cell>
          <table:table-cell table:formula="of:=[.D86] &amp; &quot;.png&quot;" office:value-type="string" office:string-value="086.png">
            <text:p>086.png</text:p>
          </table:table-cell>
          <table:table-cell office:value-type="string">
            <text:p>type43_forequarter_2</text:p>
          </table:table-cell>
          <table:table-cell office:value-type="string">
            <text:p>086</text:p>
          </table:table-cell>
          <table:table-cell table:formula="of:=&quot;{&quot;&quot;image&quot;&quot;: &quot;&quot;img/products/&quot;&amp;[.D86]&amp;&quot;.png&quot;&quot;, &quot;&quot;name&quot;&quot;: &quot;&quot;&quot;&amp;[.A86]&amp;&quot;&quot;&quot;},&quot;" office:value-type="string" office:string-value="{&quot;image&quot;: &quot;img/products/086.png&quot;, &quot;name&quot;: &quot;FLAP MEAT &quot;},">
            <text:p>{"image": "img/products/086.png", "name": "FLAP MEAT "},</text:p>
          </table:table-cell>
        </table:table-row>
        <table:table-row table:style-name="ro2">
          <table:table-cell office:value-type="string">
            <text:p>FLAP MEAT 100 VL </text:p>
          </table:table-cell>
          <table:table-cell table:formula="of:=[.D87] &amp; &quot;.png&quot;" office:value-type="string" office:string-value="087.png">
            <text:p>087.png</text:p>
          </table:table-cell>
          <table:table-cell office:value-type="string">
            <text:p>type43_forequarter_2</text:p>
          </table:table-cell>
          <table:table-cell office:value-type="string">
            <text:p>087</text:p>
          </table:table-cell>
          <table:table-cell table:formula="of:=&quot;{&quot;&quot;image&quot;&quot;: &quot;&quot;img/products/&quot;&amp;[.D87]&amp;&quot;.png&quot;&quot;, &quot;&quot;name&quot;&quot;: &quot;&quot;&quot;&amp;[.A87]&amp;&quot;&quot;&quot;},&quot;" office:value-type="string" office:string-value="{&quot;image&quot;: &quot;img/products/087.png&quot;, &quot;name&quot;: &quot;FLAP MEAT 100 VL &quot;},">
            <text:p>{"image": "img/products/087.png", "name": "FLAP MEAT 100 VL "},</text:p>
          </table:table-cell>
        </table:table-row>
        <table:table-row table:style-name="ro2">
          <table:table-cell office:value-type="string">
            <text:p>LEG OF BEEF - HEEL MUSCLE </text:p>
          </table:table-cell>
          <table:table-cell table:formula="of:=[.D88] &amp; &quot;.png&quot;" office:value-type="string" office:string-value="088.png">
            <text:p>088.png</text:p>
          </table:table-cell>
          <table:table-cell office:value-type="string">
            <text:p>type43_forequarter_2</text:p>
          </table:table-cell>
          <table:table-cell office:value-type="string">
            <text:p>088</text:p>
          </table:table-cell>
          <table:table-cell table:formula="of:=&quot;{&quot;&quot;image&quot;&quot;: &quot;&quot;img/products/&quot;&amp;[.D88]&amp;&quot;.png&quot;&quot;, &quot;&quot;name&quot;&quot;: &quot;&quot;&quot;&amp;[.A88]&amp;&quot;&quot;&quot;},&quot;" office:value-type="string" office:string-value="{&quot;image&quot;: &quot;img/products/088.png&quot;, &quot;name&quot;: &quot;LEG OF BEEF - HEEL MUSCLE &quot;},">
            <text:p>{"image": "img/products/088.png", "name": "LEG OF BEEF - HEEL MUSCLE "},</text:p>
          </table:table-cell>
        </table:table-row>
        <table:table-row table:style-name="ro2">
          <table:table-cell office:value-type="string">
            <text:p>LEG OF BEEF - HEEL MUSCLE C </text:p>
          </table:table-cell>
          <table:table-cell table:formula="of:=[.D89] &amp; &quot;.png&quot;" office:value-type="string" office:string-value="089.png">
            <text:p>089.png</text:p>
          </table:table-cell>
          <table:table-cell office:value-type="string">
            <text:p>type43_forequarter_2</text:p>
          </table:table-cell>
          <table:table-cell office:value-type="string">
            <text:p>089</text:p>
          </table:table-cell>
          <table:table-cell table:formula="of:=&quot;{&quot;&quot;image&quot;&quot;: &quot;&quot;img/products/&quot;&amp;[.D89]&amp;&quot;.png&quot;&quot;, &quot;&quot;name&quot;&quot;: &quot;&quot;&quot;&amp;[.A89]&amp;&quot;&quot;&quot;},&quot;" office:value-type="string" office:string-value="{&quot;image&quot;: &quot;img/products/089.png&quot;, &quot;name&quot;: &quot;LEG OF BEEF - HEEL MUSCLE C &quot;},">
            <text:p>{"image": "img/products/089.png", "name": "LEG OF BEEF - HEEL MUSCLE C "},</text:p>
          </table:table-cell>
        </table:table-row>
        <table:table-row table:style-name="ro2">
          <table:table-cell office:value-type="string">
            <text:p>GOLDEN MUSCLE </text:p>
          </table:table-cell>
          <table:table-cell table:formula="of:=[.D90] &amp; &quot;.png&quot;" office:value-type="string" office:string-value="090.png">
            <text:p>090.png</text:p>
          </table:table-cell>
          <table:table-cell office:value-type="string">
            <text:p>type43_forequarter_2</text:p>
          </table:table-cell>
          <table:table-cell office:value-type="string">
            <text:p>090</text:p>
          </table:table-cell>
          <table:table-cell table:formula="of:=&quot;{&quot;&quot;image&quot;&quot;: &quot;&quot;img/products/&quot;&amp;[.D90]&amp;&quot;.png&quot;&quot;, &quot;&quot;name&quot;&quot;: &quot;&quot;&quot;&amp;[.A90]&amp;&quot;&quot;&quot;},&quot;" office:value-type="string" office:string-value="{&quot;image&quot;: &quot;img/products/090.png&quot;, &quot;name&quot;: &quot;GOLDEN MUSCLE &quot;},">
            <text:p>{"image": "img/products/090.png", "name": "GOLDEN MUSCLE "},</text:p>
          </table:table-cell>
        </table:table-row>
        <table:table-row table:style-name="ro2">
          <table:table-cell office:value-type="string">
            <text:p>SHANK </text:p>
          </table:table-cell>
          <table:table-cell table:formula="of:=[.D91] &amp; &quot;.png&quot;" office:value-type="string" office:string-value="091.png">
            <text:p>091.png</text:p>
          </table:table-cell>
          <table:table-cell office:value-type="string">
            <text:p>type43_forequarter_2</text:p>
          </table:table-cell>
          <table:table-cell office:value-type="string">
            <text:p>091</text:p>
          </table:table-cell>
          <table:table-cell table:formula="of:=&quot;{&quot;&quot;image&quot;&quot;: &quot;&quot;img/products/&quot;&amp;[.D91]&amp;&quot;.png&quot;&quot;, &quot;&quot;name&quot;&quot;: &quot;&quot;&quot;&amp;[.A91]&amp;&quot;&quot;&quot;},&quot;" office:value-type="string" office:string-value="{&quot;image&quot;: &quot;img/products/091.png&quot;, &quot;name&quot;: &quot;SHANK &quot;},">
            <text:p>{"image": "img/products/091.png", "name": "SHANK "},</text:p>
          </table:table-cell>
        </table:table-row>
        <table:table-row table:style-name="ro2">
          <table:table-cell office:value-type="string">
            <text:p>SHANK 100 VL </text:p>
          </table:table-cell>
          <table:table-cell table:formula="of:=[.D92] &amp; &quot;.png&quot;" office:value-type="string" office:string-value="092.png">
            <text:p>092.png</text:p>
          </table:table-cell>
          <table:table-cell office:value-type="string">
            <text:p>type43_forequarter_2</text:p>
          </table:table-cell>
          <table:table-cell office:value-type="string">
            <text:p>092</text:p>
          </table:table-cell>
          <table:table-cell table:formula="of:=&quot;{&quot;&quot;image&quot;&quot;: &quot;&quot;img/products/&quot;&amp;[.D92]&amp;&quot;.png&quot;&quot;, &quot;&quot;name&quot;&quot;: &quot;&quot;&quot;&amp;[.A92]&amp;&quot;&quot;&quot;},&quot;" office:value-type="string" office:string-value="{&quot;image&quot;: &quot;img/products/092.png&quot;, &quot;name&quot;: &quot;SHANK 100 VL &quot;},">
            <text:p>{"image": "img/products/092.png", "name": "SHANK 100 VL "},</text:p>
          </table:table-cell>
        </table:table-row>
        <table:table-row table:style-name="ro2">
          <table:table-cell office:value-type="string">
            <text:p>THIN SKIRT </text:p>
          </table:table-cell>
          <table:table-cell table:formula="of:=[.D93] &amp; &quot;.png&quot;" office:value-type="string" office:string-value="093.png">
            <text:p>093.png</text:p>
          </table:table-cell>
          <table:table-cell office:value-type="string">
            <text:p>type43_forequarter_2</text:p>
          </table:table-cell>
          <table:table-cell office:value-type="string">
            <text:p>093</text:p>
          </table:table-cell>
          <table:table-cell table:formula="of:=&quot;{&quot;&quot;image&quot;&quot;: &quot;&quot;img/products/&quot;&amp;[.D93]&amp;&quot;.png&quot;&quot;, &quot;&quot;name&quot;&quot;: &quot;&quot;&quot;&amp;[.A93]&amp;&quot;&quot;&quot;},&quot;" office:value-type="string" office:string-value="{&quot;image&quot;: &quot;img/products/093.png&quot;, &quot;name&quot;: &quot;THIN SKIRT &quot;},">
            <text:p>{"image": "img/products/093.png", "name": "THIN SKIRT "},</text:p>
          </table:table-cell>
        </table:table-row>
        <table:table-row table:style-name="ro2">
          <table:table-cell office:value-type="string">
            <text:p>THIN SKIRT MEMBRANE REMOVED </text:p>
          </table:table-cell>
          <table:table-cell table:formula="of:=[.D94] &amp; &quot;.png&quot;" office:value-type="string" office:string-value="094.png">
            <text:p>094.png</text:p>
          </table:table-cell>
          <table:table-cell office:value-type="string">
            <text:p>type43_forequarter_2</text:p>
          </table:table-cell>
          <table:table-cell office:value-type="string">
            <text:p>094</text:p>
          </table:table-cell>
          <table:table-cell table:formula="of:=&quot;{&quot;&quot;image&quot;&quot;: &quot;&quot;img/products/&quot;&amp;[.D94]&amp;&quot;.png&quot;&quot;, &quot;&quot;name&quot;&quot;: &quot;&quot;&quot;&amp;[.A94]&amp;&quot;&quot;&quot;},&quot;" office:value-type="string" office:string-value="{&quot;image&quot;: &quot;img/products/094.png&quot;, &quot;name&quot;: &quot;THIN SKIRT MEMBRANE REMOVED &quot;},">
            <text:p>{"image": "img/products/094.png", "name": "THIN SKIRT MEMBRANE REMOVED "},</text:p>
          </table:table-cell>
        </table:table-row>
        <table:table-row table:style-name="ro2">
          <table:table-cell office:value-type="string">
            <text:p>TAIL </text:p>
          </table:table-cell>
          <table:table-cell table:formula="of:=[.D95] &amp; &quot;.png&quot;" office:value-type="string" office:string-value="095.png">
            <text:p>095.png</text:p>
          </table:table-cell>
          <table:table-cell office:value-type="string">
            <text:p>type41_fancy_meats</text:p>
          </table:table-cell>
          <table:table-cell office:value-type="string">
            <text:p>095</text:p>
          </table:table-cell>
          <table:table-cell table:formula="of:=&quot;{&quot;&quot;image&quot;&quot;: &quot;&quot;img/products/&quot;&amp;[.D95]&amp;&quot;.png&quot;&quot;, &quot;&quot;name&quot;&quot;: &quot;&quot;&quot;&amp;[.A95]&amp;&quot;&quot;&quot;},&quot;" office:value-type="string" office:string-value="{&quot;image&quot;: &quot;img/products/095.png&quot;, &quot;name&quot;: &quot;TAIL &quot;},">
            <text:p>{"image": "img/products/095.png", "name": "TAIL "},</text:p>
          </table:table-cell>
        </table:table-row>
        <table:table-row table:style-name="ro2">
          <table:table-cell office:value-type="string">
            <text:p>THINCK SKIRT </text:p>
          </table:table-cell>
          <table:table-cell table:formula="of:=[.D96] &amp; &quot;.png&quot;" office:value-type="string" office:string-value="096.png">
            <text:p>096.png</text:p>
          </table:table-cell>
          <table:table-cell office:value-type="string">
            <text:p>type41_fancy_meats</text:p>
          </table:table-cell>
          <table:table-cell office:value-type="string">
            <text:p>096</text:p>
          </table:table-cell>
          <table:table-cell table:formula="of:=&quot;{&quot;&quot;image&quot;&quot;: &quot;&quot;img/products/&quot;&amp;[.D96]&amp;&quot;.png&quot;&quot;, &quot;&quot;name&quot;&quot;: &quot;&quot;&quot;&amp;[.A96]&amp;&quot;&quot;&quot;},&quot;" office:value-type="string" office:string-value="{&quot;image&quot;: &quot;img/products/096.png&quot;, &quot;name&quot;: &quot;THINCK SKIRT &quot;},">
            <text:p>{"image": "img/products/096.png", "name": "THINCK SKIRT "},</text:p>
          </table:table-cell>
        </table:table-row>
        <table:table-row table:style-name="ro2">
          <table:table-cell office:value-type="string">
            <text:p>BRAIN </text:p>
          </table:table-cell>
          <table:table-cell table:formula="of:=[.D97] &amp; &quot;.png&quot;" office:value-type="string" office:string-value="097.png">
            <text:p>097.png</text:p>
          </table:table-cell>
          <table:table-cell office:value-type="string">
            <text:p>type41_fancy_meats</text:p>
          </table:table-cell>
          <table:table-cell office:value-type="string">
            <text:p>097</text:p>
          </table:table-cell>
          <table:table-cell table:formula="of:=&quot;{&quot;&quot;image&quot;&quot;: &quot;&quot;img/products/&quot;&amp;[.D97]&amp;&quot;.png&quot;&quot;, &quot;&quot;name&quot;&quot;: &quot;&quot;&quot;&amp;[.A97]&amp;&quot;&quot;&quot;},&quot;" office:value-type="string" office:string-value="{&quot;image&quot;: &quot;img/products/097.png&quot;, &quot;name&quot;: &quot;BRAIN &quot;},">
            <text:p>{"image": "img/products/097.png", "name": "BRAIN "},</text:p>
          </table:table-cell>
        </table:table-row>
        <table:table-row table:style-name="ro2">
          <table:table-cell office:value-type="string">
            <text:p>HEART </text:p>
          </table:table-cell>
          <table:table-cell table:formula="of:=[.D98] &amp; &quot;.png&quot;" office:value-type="string" office:string-value="098.png">
            <text:p>098.png</text:p>
          </table:table-cell>
          <table:table-cell office:value-type="string">
            <text:p>type41_fancy_meats</text:p>
          </table:table-cell>
          <table:table-cell office:value-type="string">
            <text:p>098</text:p>
          </table:table-cell>
          <table:table-cell table:formula="of:=&quot;{&quot;&quot;image&quot;&quot;: &quot;&quot;img/products/&quot;&amp;[.D98]&amp;&quot;.png&quot;&quot;, &quot;&quot;name&quot;&quot;: &quot;&quot;&quot;&amp;[.A98]&amp;&quot;&quot;&quot;},&quot;" office:value-type="string" office:string-value="{&quot;image&quot;: &quot;img/products/098.png&quot;, &quot;name&quot;: &quot;HEART &quot;},">
            <text:p>{"image": "img/products/098.png", "name": "HEART "},</text:p>
          </table:table-cell>
        </table:table-row>
        <table:table-row table:style-name="ro2">
          <table:table-cell office:value-type="string">
            <text:p>TONGUE </text:p>
          </table:table-cell>
          <table:table-cell table:formula="of:=[.D99] &amp; &quot;.png&quot;" office:value-type="string" office:string-value="099.png">
            <text:p>099.png</text:p>
          </table:table-cell>
          <table:table-cell office:value-type="string">
            <text:p>type41_fancy_meats</text:p>
          </table:table-cell>
          <table:table-cell office:value-type="string">
            <text:p>099</text:p>
          </table:table-cell>
          <table:table-cell table:formula="of:=&quot;{&quot;&quot;image&quot;&quot;: &quot;&quot;img/products/&quot;&amp;[.D99]&amp;&quot;.png&quot;&quot;, &quot;&quot;name&quot;&quot;: &quot;&quot;&quot;&amp;[.A99]&amp;&quot;&quot;&quot;},&quot;" office:value-type="string" office:string-value="{&quot;image&quot;: &quot;img/products/099.png&quot;, &quot;name&quot;: &quot;TONGUE &quot;},">
            <text:p>{"image": "img/products/099.png", "name": "TONGUE "},</text:p>
          </table:table-cell>
        </table:table-row>
        <table:table-row table:style-name="ro2">
          <table:table-cell office:value-type="string">
            <text:p>LIVER </text:p>
          </table:table-cell>
          <table:table-cell table:formula="of:=[.D100] &amp; &quot;.png&quot;" office:value-type="string" office:string-value="100.png">
            <text:p>100.png</text:p>
          </table:table-cell>
          <table:table-cell office:value-type="string">
            <text:p>type41_fancy_meats</text:p>
          </table:table-cell>
          <table:table-cell office:value-type="string">
            <text:p>100</text:p>
          </table:table-cell>
          <table:table-cell table:formula="of:=&quot;{&quot;&quot;image&quot;&quot;: &quot;&quot;img/products/&quot;&amp;[.D100]&amp;&quot;.png&quot;&quot;, &quot;&quot;name&quot;&quot;: &quot;&quot;&quot;&amp;[.A100]&amp;&quot;&quot;&quot;},&quot;" office:value-type="string" office:string-value="{&quot;image&quot;: &quot;img/products/100.png&quot;, &quot;name&quot;: &quot;LIVER &quot;},">
            <text:p>{"image": "img/products/100.png", "name": "LIVER "},</text:p>
          </table:table-cell>
        </table:table-row>
        <table:table-row table:style-name="ro2">
          <table:table-cell office:value-type="string">
            <text:p>LIDNEY </text:p>
          </table:table-cell>
          <table:table-cell table:formula="of:=[.D101] &amp; &quot;.png&quot;" office:value-type="string" office:string-value="101.png">
            <text:p>101.png</text:p>
          </table:table-cell>
          <table:table-cell office:value-type="string">
            <text:p>type41_fancy_meats</text:p>
          </table:table-cell>
          <table:table-cell office:value-type="string">
            <text:p>101</text:p>
          </table:table-cell>
          <table:table-cell table:formula="of:=&quot;{&quot;&quot;image&quot;&quot;: &quot;&quot;img/products/&quot;&amp;[.D101]&amp;&quot;.png&quot;&quot;, &quot;&quot;name&quot;&quot;: &quot;&quot;&quot;&amp;[.A101]&amp;&quot;&quot;&quot;},&quot;" office:value-type="string" office:string-value="{&quot;image&quot;: &quot;img/products/101.png&quot;, &quot;name&quot;: &quot;LIDNEY &quot;},">
            <text:p>{"image": "img/products/101.png", "name": "LIDNEY "},</text:p>
          </table:table-cell>
        </table:table-row>
        <table:table-row table:style-name="ro2">
          <table:table-cell office:value-type="string">
            <text:p>SWEETBREAD </text:p>
          </table:table-cell>
          <table:table-cell table:formula="of:=[.D102] &amp; &quot;.png&quot;" office:value-type="string" office:string-value="102.png">
            <text:p>102.png</text:p>
          </table:table-cell>
          <table:table-cell office:value-type="string">
            <text:p>type41_fancy_meats</text:p>
          </table:table-cell>
          <table:table-cell office:value-type="string">
            <text:p>102</text:p>
          </table:table-cell>
          <table:table-cell table:formula="of:=&quot;{&quot;&quot;image&quot;&quot;: &quot;&quot;img/products/&quot;&amp;[.D102]&amp;&quot;.png&quot;&quot;, &quot;&quot;name&quot;&quot;: &quot;&quot;&quot;&amp;[.A102]&amp;&quot;&quot;&quot;},&quot;" office:value-type="string" office:string-value="{&quot;image&quot;: &quot;img/products/102.png&quot;, &quot;name&quot;: &quot;SWEETBREAD &quot;},">
            <text:p>{"image": "img/products/102.png", "name": "SWEETBREAD "},</text:p>
          </table:table-cell>
        </table:table-row>
        <table:table-row table:style-name="ro2">
          <table:table-cell office:value-type="string">
            <text:p>BEEF CHEEKS </text:p>
          </table:table-cell>
          <table:table-cell table:formula="of:=[.D103] &amp; &quot;.png&quot;" office:value-type="string" office:string-value="103.png">
            <text:p>103.png</text:p>
          </table:table-cell>
          <table:table-cell office:value-type="string">
            <text:p>type41_fancy_meats</text:p>
          </table:table-cell>
          <table:table-cell office:value-type="string">
            <text:p>103</text:p>
          </table:table-cell>
          <table:table-cell table:formula="of:=&quot;{&quot;&quot;image&quot;&quot;: &quot;&quot;img/products/&quot;&amp;[.D103]&amp;&quot;.png&quot;&quot;, &quot;&quot;name&quot;&quot;: &quot;&quot;&quot;&amp;[.A103]&amp;&quot;&quot;&quot;},&quot;" office:value-type="string" office:string-value="{&quot;image&quot;: &quot;img/products/103.png&quot;, &quot;name&quot;: &quot;BEEF CHEEKS &quot;},">
            <text:p>{"image": "img/products/103.png", "name": "BEEF CHEEKS "},</text:p>
          </table:table-cell>
        </table:table-row>
        <table:table-row table:style-name="ro2">
          <table:table-cell office:value-type="string">
            <text:p>TRIPE </text:p>
          </table:table-cell>
          <table:table-cell table:formula="of:=[.D104] &amp; &quot;.png&quot;" office:value-type="string" office:string-value="104.png">
            <text:p>104.png</text:p>
          </table:table-cell>
          <table:table-cell office:value-type="string">
            <text:p>type41_fancy_meats</text:p>
          </table:table-cell>
          <table:table-cell office:value-type="string">
            <text:p>104</text:p>
          </table:table-cell>
          <table:table-cell table:formula="of:=&quot;{&quot;&quot;image&quot;&quot;: &quot;&quot;img/products/&quot;&amp;[.D104]&amp;&quot;.png&quot;&quot;, &quot;&quot;name&quot;&quot;: &quot;&quot;&quot;&amp;[.A104]&amp;&quot;&quot;&quot;},&quot;" office:value-type="string" office:string-value="{&quot;image&quot;: &quot;img/products/104.png&quot;, &quot;name&quot;: &quot;TRIPE &quot;},">
            <text:p>{"image": "img/products/104.png", "name": "TRIPE "},</text:p>
          </table:table-cell>
        </table:table-row>
        <table:table-row table:style-name="ro2">
          <table:table-cell office:value-type="string">
            <text:p>HONEYCOMB/RETICULUM </text:p>
          </table:table-cell>
          <table:table-cell table:formula="of:=[.D105] &amp; &quot;.png&quot;" office:value-type="string" office:string-value="105.png">
            <text:p>105.png</text:p>
          </table:table-cell>
          <table:table-cell office:value-type="string">
            <text:p>type41_fancy_meats</text:p>
          </table:table-cell>
          <table:table-cell office:value-type="string">
            <text:p>105</text:p>
          </table:table-cell>
          <table:table-cell table:formula="of:=&quot;{&quot;&quot;image&quot;&quot;: &quot;&quot;img/products/&quot;&amp;[.D105]&amp;&quot;.png&quot;&quot;, &quot;&quot;name&quot;&quot;: &quot;&quot;&quot;&amp;[.A105]&amp;&quot;&quot;&quot;},&quot;" office:value-type="string" office:string-value="{&quot;image&quot;: &quot;img/products/105.png&quot;, &quot;name&quot;: &quot;HONEYCOMB/RETICULUM &quot;},">
            <text:p>{"image": "img/products/105.png", "name": "HONEYCOMB/RETICULUM "},</text:p>
          </table:table-cell>
        </table:table-row>
        <table:table-row table:style-name="ro2">
          <table:table-cell office:value-type="string">
            <text:p>BIBLE </text:p>
          </table:table-cell>
          <table:table-cell table:formula="of:=[.D106] &amp; &quot;.png&quot;" office:value-type="string" office:string-value="106.png">
            <text:p>106.png</text:p>
          </table:table-cell>
          <table:table-cell office:value-type="string">
            <text:p>type41_fancy_meats</text:p>
          </table:table-cell>
          <table:table-cell office:value-type="string">
            <text:p>106</text:p>
          </table:table-cell>
          <table:table-cell table:formula="of:=&quot;{&quot;&quot;image&quot;&quot;: &quot;&quot;img/products/&quot;&amp;[.D106]&amp;&quot;.png&quot;&quot;, &quot;&quot;name&quot;&quot;: &quot;&quot;&quot;&amp;[.A106]&amp;&quot;&quot;&quot;},&quot;" office:value-type="string" office:string-value="{&quot;image&quot;: &quot;img/products/106.png&quot;, &quot;name&quot;: &quot;BIBLE &quot;},">
            <text:p>{"image": "img/products/106.png", "name": "BIBLE "},</text:p>
          </table:table-cell>
        </table:table-row>
        <table:table-row table:style-name="ro2">
          <table:table-cell office:value-type="string">
            <text:p>RENNET </text:p>
          </table:table-cell>
          <table:table-cell table:formula="of:=[.D107] &amp; &quot;.png&quot;" office:value-type="string" office:string-value="107.png">
            <text:p>107.png</text:p>
          </table:table-cell>
          <table:table-cell office:value-type="string">
            <text:p>type41_fancy_meats</text:p>
          </table:table-cell>
          <table:table-cell office:value-type="string">
            <text:p>107</text:p>
          </table:table-cell>
          <table:table-cell table:formula="of:=&quot;{&quot;&quot;image&quot;&quot;: &quot;&quot;img/products/&quot;&amp;[.D107]&amp;&quot;.png&quot;&quot;, &quot;&quot;name&quot;&quot;: &quot;&quot;&quot;&amp;[.A107]&amp;&quot;&quot;&quot;},&quot;" office:value-type="string" office:string-value="{&quot;image&quot;: &quot;img/products/107.png&quot;, &quot;name&quot;: &quot;RENNET &quot;},">
            <text:p>{"image": "img/products/107.png", "name": "RENNET "},</text:p>
          </table:table-cell>
        </table:table-row>
        <table:table-row table:style-name="ro2">
          <table:table-cell office:value-type="string">
            <text:p>SPLEEN </text:p>
          </table:table-cell>
          <table:table-cell table:formula="of:=[.D108] &amp; &quot;.png&quot;" office:value-type="string" office:string-value="108.png">
            <text:p>108.png</text:p>
          </table:table-cell>
          <table:table-cell office:value-type="string">
            <text:p>type41_fancy_meats</text:p>
          </table:table-cell>
          <table:table-cell office:value-type="string">
            <text:p>108</text:p>
          </table:table-cell>
          <table:table-cell table:formula="of:=&quot;{&quot;&quot;image&quot;&quot;: &quot;&quot;img/products/&quot;&amp;[.D108]&amp;&quot;.png&quot;&quot;, &quot;&quot;name&quot;&quot;: &quot;&quot;&quot;&amp;[.A108]&amp;&quot;&quot;&quot;},&quot;" office:value-type="string" office:string-value="{&quot;image&quot;: &quot;img/products/108.png&quot;, &quot;name&quot;: &quot;SPLEEN &quot;},">
            <text:p>{"image": "img/products/108.png", "name": "SPLEEN "},</text:p>
          </table:table-cell>
        </table:table-row>
        <table:table-row table:style-name="ro2">
          <table:table-cell office:value-type="string">
            <text:p>AORTA </text:p>
          </table:table-cell>
          <table:table-cell table:formula="of:=[.D109] &amp; &quot;.png&quot;" office:value-type="string" office:string-value="109.png">
            <text:p>109.png</text:p>
          </table:table-cell>
          <table:table-cell office:value-type="string">
            <text:p>type41_fancy_meats</text:p>
          </table:table-cell>
          <table:table-cell office:value-type="string">
            <text:p>109</text:p>
          </table:table-cell>
          <table:table-cell table:formula="of:=&quot;{&quot;&quot;image&quot;&quot;: &quot;&quot;img/products/&quot;&amp;[.D109]&amp;&quot;.png&quot;&quot;, &quot;&quot;name&quot;&quot;: &quot;&quot;&quot;&amp;[.A109]&amp;&quot;&quot;&quot;},&quot;" office:value-type="string" office:string-value="{&quot;image&quot;: &quot;img/products/109.png&quot;, &quot;name&quot;: &quot;AORTA &quot;},">
            <text:p>{"image": "img/products/109.png", "name": "AORTA "},</text:p>
          </table:table-cell>
        </table:table-row>
        <table:table-row table:style-name="ro2">
          <table:table-cell office:value-type="string">
            <text:p>DIAPHRAGM MEMBRANE </text:p>
          </table:table-cell>
          <table:table-cell table:formula="of:=[.D110] &amp; &quot;.png&quot;" office:value-type="string" office:string-value="110.png">
            <text:p>110.png</text:p>
          </table:table-cell>
          <table:table-cell office:value-type="string">
            <text:p>type41_fancy_meats</text:p>
          </table:table-cell>
          <table:table-cell office:value-type="string">
            <text:p>110</text:p>
          </table:table-cell>
          <table:table-cell table:formula="of:=&quot;{&quot;&quot;image&quot;&quot;: &quot;&quot;img/products/&quot;&amp;[.D110]&amp;&quot;.png&quot;&quot;, &quot;&quot;name&quot;&quot;: &quot;&quot;&quot;&amp;[.A110]&amp;&quot;&quot;&quot;},&quot;" office:value-type="string" office:string-value="{&quot;image&quot;: &quot;img/products/110.png&quot;, &quot;name&quot;: &quot;DIAPHRAGM MEMBRANE &quot;},">
            <text:p>{"image": "img/products/110.png", "name": "DIAPHRAGM MEMBRANE "},</text:p>
          </table:table-cell>
        </table:table-row>
        <table:table-row table:style-name="ro2">
          <table:table-cell office:value-type="string">
            <text:p>THIN BOWELS </text:p>
          </table:table-cell>
          <table:table-cell table:formula="of:=[.D111] &amp; &quot;.png&quot;" office:value-type="string" office:string-value="111.png">
            <text:p>111.png</text:p>
          </table:table-cell>
          <table:table-cell office:value-type="string">
            <text:p>type41_fancy_meats</text:p>
          </table:table-cell>
          <table:table-cell office:value-type="string">
            <text:p>111</text:p>
          </table:table-cell>
          <table:table-cell table:formula="of:=&quot;{&quot;&quot;image&quot;&quot;: &quot;&quot;img/products/&quot;&amp;[.D111]&amp;&quot;.png&quot;&quot;, &quot;&quot;name&quot;&quot;: &quot;&quot;&quot;&amp;[.A111]&amp;&quot;&quot;&quot;},&quot;" office:value-type="string" office:string-value="{&quot;image&quot;: &quot;img/products/111.png&quot;, &quot;name&quot;: &quot;THIN BOWELS &quot;},">
            <text:p>{"image": "img/products/111.png", "name": "THIN BOWELS "},</text:p>
          </table:table-cell>
        </table:table-row>
        <table:table-row table:style-name="ro2">
          <table:table-cell office:value-type="string">
            <text:p>TENDONS </text:p>
          </table:table-cell>
          <table:table-cell table:formula="of:=[.D112] &amp; &quot;.png&quot;" office:value-type="string" office:string-value="112.png">
            <text:p>112.png</text:p>
          </table:table-cell>
          <table:table-cell office:value-type="string">
            <text:p>type41_fancy_meats</text:p>
          </table:table-cell>
          <table:table-cell office:value-type="string">
            <text:p>112</text:p>
          </table:table-cell>
          <table:table-cell table:formula="of:=&quot;{&quot;&quot;image&quot;&quot;: &quot;&quot;img/products/&quot;&amp;[.D112]&amp;&quot;.png&quot;&quot;, &quot;&quot;name&quot;&quot;: &quot;&quot;&quot;&amp;[.A112]&amp;&quot;&quot;&quot;},&quot;" office:value-type="string" office:string-value="{&quot;image&quot;: &quot;img/products/112.png&quot;, &quot;name&quot;: &quot;TENDONS &quot;},">
            <text:p>{"image": "img/products/112.png", "name": "TENDONS "},</text:p>
          </table:table-cell>
        </table:table-row>
        <table:table-row table:style-name="ro2">
          <table:table-cell office:value-type="string">
            <text:p>PORK MOON BONE </text:p>
          </table:table-cell>
          <table:table-cell table:formula="of:=[.D113] &amp; &quot;.png&quot;" office:value-type="string" office:string-value="113.png">
            <text:p>113.png</text:p>
          </table:table-cell>
          <table:table-cell office:value-type="string">
            <text:p>type44_pork_products</text:p>
          </table:table-cell>
          <table:table-cell office:value-type="string">
            <text:p>113</text:p>
          </table:table-cell>
          <table:table-cell table:formula="of:=&quot;{&quot;&quot;image&quot;&quot;: &quot;&quot;img/products/&quot;&amp;[.D113]&amp;&quot;.png&quot;&quot;, &quot;&quot;name&quot;&quot;: &quot;&quot;&quot;&amp;[.A113]&amp;&quot;&quot;&quot;},&quot;" office:value-type="string" office:string-value="{&quot;image&quot;: &quot;img/products/113.png&quot;, &quot;name&quot;: &quot;PORK MOON BONE &quot;},">
            <text:p>{"image": "img/products/113.png", "name": "PORK MOON BONE "},</text:p>
          </table:table-cell>
        </table:table-row>
        <table:table-row table:style-name="ro2">
          <table:table-cell office:value-type="string">
            <text:p>PORK TAIL BONE </text:p>
          </table:table-cell>
          <table:table-cell table:formula="of:=[.D114] &amp; &quot;.png&quot;" office:value-type="string" office:string-value="114.png">
            <text:p>114.png</text:p>
          </table:table-cell>
          <table:table-cell office:value-type="string">
            <text:p>type44_pork_products</text:p>
          </table:table-cell>
          <table:table-cell office:value-type="string">
            <text:p>114</text:p>
          </table:table-cell>
          <table:table-cell table:formula="of:=&quot;{&quot;&quot;image&quot;&quot;: &quot;&quot;img/products/&quot;&amp;[.D114]&amp;&quot;.png&quot;&quot;, &quot;&quot;name&quot;&quot;: &quot;&quot;&quot;&amp;[.A114]&amp;&quot;&quot;&quot;},&quot;" office:value-type="string" office:string-value="{&quot;image&quot;: &quot;img/products/114.png&quot;, &quot;name&quot;: &quot;PORK TAIL BONE &quot;},">
            <text:p>{"image": "img/products/114.png", "name": "PORK TAIL BONE "},</text:p>
          </table:table-cell>
        </table:table-row>
        <table:table-row table:style-name="ro2">
          <table:table-cell office:value-type="string">
            <text:p>PORK BREAST BONE </text:p>
          </table:table-cell>
          <table:table-cell table:formula="of:=[.D115] &amp; &quot;.png&quot;" office:value-type="string" office:string-value="115.png">
            <text:p>115.png</text:p>
          </table:table-cell>
          <table:table-cell office:value-type="string">
            <text:p>type44_pork_products</text:p>
          </table:table-cell>
          <table:table-cell office:value-type="string">
            <text:p>115</text:p>
          </table:table-cell>
          <table:table-cell table:formula="of:=&quot;{&quot;&quot;image&quot;&quot;: &quot;&quot;img/products/&quot;&amp;[.D115]&amp;&quot;.png&quot;&quot;, &quot;&quot;name&quot;&quot;: &quot;&quot;&quot;&amp;[.A115]&amp;&quot;&quot;&quot;},&quot;" office:value-type="string" office:string-value="{&quot;image&quot;: &quot;img/products/115.png&quot;, &quot;name&quot;: &quot;PORK BREAST BONE &quot;},">
            <text:p>{"image": "img/products/115.png", "name": "PORK BREAST BONE "},</text:p>
          </table:table-cell>
        </table:table-row>
        <table:table-row table:style-name="ro2">
          <table:table-cell office:value-type="string">
            <text:p>PORK FEMUR BONE </text:p>
          </table:table-cell>
          <table:table-cell table:formula="of:=[.D116] &amp; &quot;.png&quot;" office:value-type="string" office:string-value="116.png">
            <text:p>116.png</text:p>
          </table:table-cell>
          <table:table-cell office:value-type="string">
            <text:p>type44_pork_products</text:p>
          </table:table-cell>
          <table:table-cell office:value-type="string">
            <text:p>116</text:p>
          </table:table-cell>
          <table:table-cell table:formula="of:=&quot;{&quot;&quot;image&quot;&quot;: &quot;&quot;img/products/&quot;&amp;[.D116]&amp;&quot;.png&quot;&quot;, &quot;&quot;name&quot;&quot;: &quot;&quot;&quot;&amp;[.A116]&amp;&quot;&quot;&quot;},&quot;" office:value-type="string" office:string-value="{&quot;image&quot;: &quot;img/products/116.png&quot;, &quot;name&quot;: &quot;PORK FEMUR BONE &quot;},">
            <text:p>{"image": "img/products/116.png", "name": "PORK FEMUR BONE "},</text:p>
          </table:table-cell>
        </table:table-row>
        <table:table-row table:style-name="ro2">
          <table:table-cell office:value-type="string">
            <text:p>PORK HUMEROUS BONE </text:p>
          </table:table-cell>
          <table:table-cell table:formula="of:=[.D117] &amp; &quot;.png&quot;" office:value-type="string" office:string-value="117.png">
            <text:p>117.png</text:p>
          </table:table-cell>
          <table:table-cell office:value-type="string">
            <text:p>type44_pork_products</text:p>
          </table:table-cell>
          <table:table-cell office:value-type="string">
            <text:p>117</text:p>
          </table:table-cell>
          <table:table-cell table:formula="of:=&quot;{&quot;&quot;image&quot;&quot;: &quot;&quot;img/products/&quot;&amp;[.D117]&amp;&quot;.png&quot;&quot;, &quot;&quot;name&quot;&quot;: &quot;&quot;&quot;&amp;[.A117]&amp;&quot;&quot;&quot;},&quot;" office:value-type="string" office:string-value="{&quot;image&quot;: &quot;img/products/117.png&quot;, &quot;name&quot;: &quot;PORK HUMEROUS BONE &quot;},">
            <text:p>{"image": "img/products/117.png", "name": "PORK HUMEROUS BONE "},</text:p>
          </table:table-cell>
        </table:table-row>
        <table:table-row table:style-name="ro2">
          <table:table-cell office:value-type="string">
            <text:p>PORK ROSARY BONES </text:p>
          </table:table-cell>
          <table:table-cell table:formula="of:=[.D118] &amp; &quot;.png&quot;" office:value-type="string" office:string-value="118.png">
            <text:p>118.png</text:p>
          </table:table-cell>
          <table:table-cell office:value-type="string">
            <text:p>type44_pork_products</text:p>
          </table:table-cell>
          <table:table-cell office:value-type="string">
            <text:p>118</text:p>
          </table:table-cell>
          <table:table-cell table:formula="of:=&quot;{&quot;&quot;image&quot;&quot;: &quot;&quot;img/products/&quot;&amp;[.D118]&amp;&quot;.png&quot;&quot;, &quot;&quot;name&quot;&quot;: &quot;&quot;&quot;&amp;[.A118]&amp;&quot;&quot;&quot;},&quot;" office:value-type="string" office:string-value="{&quot;image&quot;: &quot;img/products/118.png&quot;, &quot;name&quot;: &quot;PORK ROSARY BONES &quot;},">
            <text:p>{"image": "img/products/118.png", "name": "PORK ROSARY BONES "},</text:p>
          </table:table-cell>
        </table:table-row>
        <table:table-row table:style-name="ro2">
          <table:table-cell office:value-type="string">
            <text:p>PORK KNEE BONE </text:p>
          </table:table-cell>
          <table:table-cell table:formula="of:=[.D119] &amp; &quot;.png&quot;" office:value-type="string" office:string-value="119.png">
            <text:p>119.png</text:p>
          </table:table-cell>
          <table:table-cell office:value-type="string">
            <text:p>type44_pork_products</text:p>
          </table:table-cell>
          <table:table-cell office:value-type="string">
            <text:p>119</text:p>
          </table:table-cell>
          <table:table-cell table:formula="of:=&quot;{&quot;&quot;image&quot;&quot;: &quot;&quot;img/products/&quot;&amp;[.D119]&amp;&quot;.png&quot;&quot;, &quot;&quot;name&quot;&quot;: &quot;&quot;&quot;&amp;[.A119]&amp;&quot;&quot;&quot;},&quot;" office:value-type="string" office:string-value="{&quot;image&quot;: &quot;img/products/119.png&quot;, &quot;name&quot;: &quot;PORK KNEE BONE &quot;},">
            <text:p>{"image": "img/products/119.png", "name": "PORK KNEE BONE "},</text:p>
          </table:table-cell>
        </table:table-row>
        <table:table-row table:style-name="ro2">
          <table:table-cell office:value-type="string">
            <text:p>PORK NECK BONE </text:p>
          </table:table-cell>
          <table:table-cell table:formula="of:=[.D120] &amp; &quot;.png&quot;" office:value-type="string" office:string-value="120.png">
            <text:p>120.png</text:p>
          </table:table-cell>
          <table:table-cell office:value-type="string">
            <text:p>type44_pork_products</text:p>
          </table:table-cell>
          <table:table-cell office:value-type="string">
            <text:p>120</text:p>
          </table:table-cell>
          <table:table-cell table:formula="of:=&quot;{&quot;&quot;image&quot;&quot;: &quot;&quot;img/products/&quot;&amp;[.D120]&amp;&quot;.png&quot;&quot;, &quot;&quot;name&quot;&quot;: &quot;&quot;&quot;&amp;[.A120]&amp;&quot;&quot;&quot;},&quot;" office:value-type="string" office:string-value="{&quot;image&quot;: &quot;img/products/120.png&quot;, &quot;name&quot;: &quot;PORK NECK BONE &quot;},">
            <text:p>{"image": "img/products/120.png", "name": "PORK NECK BONE "},</text:p>
          </table:table-cell>
        </table:table-row>
        <table:table-row table:style-name="ro2">
          <table:table-cell office:value-type="string">
            <text:p>PORK BACK BONE </text:p>
          </table:table-cell>
          <table:table-cell table:formula="of:=[.D121] &amp; &quot;.png&quot;" office:value-type="string" office:string-value="121.png">
            <text:p>121.png</text:p>
          </table:table-cell>
          <table:table-cell office:value-type="string">
            <text:p>type44_pork_products</text:p>
          </table:table-cell>
          <table:table-cell office:value-type="string">
            <text:p>121</text:p>
          </table:table-cell>
          <table:table-cell table:formula="of:=&quot;{&quot;&quot;image&quot;&quot;: &quot;&quot;img/products/&quot;&amp;[.D121]&amp;&quot;.png&quot;&quot;, &quot;&quot;name&quot;&quot;: &quot;&quot;&quot;&amp;[.A121]&amp;&quot;&quot;&quot;},&quot;" office:value-type="string" office:string-value="{&quot;image&quot;: &quot;img/products/121.png&quot;, &quot;name&quot;: &quot;PORK BACK BONE &quot;},">
            <text:p>{"image": "img/products/121.png", "name": "PORK BACK BONE "},</text:p>
          </table:table-cell>
        </table:table-row>
        <table:table-row table:style-name="ro2">
          <table:table-cell office:value-type="string">
            <text:p>PORK TESTICLES </text:p>
          </table:table-cell>
          <table:table-cell table:formula="of:=[.D122] &amp; &quot;.png&quot;" office:value-type="string" office:string-value="122.png">
            <text:p>122.png</text:p>
          </table:table-cell>
          <table:table-cell office:value-type="string">
            <text:p>type44_pork_products</text:p>
          </table:table-cell>
          <table:table-cell office:value-type="string">
            <text:p>122</text:p>
          </table:table-cell>
          <table:table-cell table:formula="of:=&quot;{&quot;&quot;image&quot;&quot;: &quot;&quot;img/products/&quot;&amp;[.D122]&amp;&quot;.png&quot;&quot;, &quot;&quot;name&quot;&quot;: &quot;&quot;&quot;&amp;[.A122]&amp;&quot;&quot;&quot;},&quot;" office:value-type="string" office:string-value="{&quot;image&quot;: &quot;img/products/122.png&quot;, &quot;name&quot;: &quot;PORK TESTICLES &quot;},">
            <text:p>{"image": "img/products/122.png", "name": "PORK TESTICLES "},</text:p>
          </table:table-cell>
        </table:table-row>
        <table:table-row table:style-name="ro2">
          <table:table-cell office:value-type="string">
            <text:p>PORK PENIS </text:p>
          </table:table-cell>
          <table:table-cell table:formula="of:=[.D123] &amp; &quot;.png&quot;" office:value-type="string" office:string-value="123.png">
            <text:p>123.png</text:p>
          </table:table-cell>
          <table:table-cell office:value-type="string">
            <text:p>type44_pork_products</text:p>
          </table:table-cell>
          <table:table-cell office:value-type="string">
            <text:p>123</text:p>
          </table:table-cell>
          <table:table-cell table:formula="of:=&quot;{&quot;&quot;image&quot;&quot;: &quot;&quot;img/products/&quot;&amp;[.D123]&amp;&quot;.png&quot;&quot;, &quot;&quot;name&quot;&quot;: &quot;&quot;&quot;&amp;[.A123]&amp;&quot;&quot;&quot;},&quot;" office:value-type="string" office:string-value="{&quot;image&quot;: &quot;img/products/123.png&quot;, &quot;name&quot;: &quot;PORK PENIS &quot;},">
            <text:p>{"image": "img/products/123.png", "name": "PORK PENIS "},</text:p>
          </table:table-cell>
        </table:table-row>
        <table:table-row table:style-name="ro2">
          <table:table-cell office:value-type="string">
            <text:p>PORK TRACHEA </text:p>
          </table:table-cell>
          <table:table-cell table:formula="of:=[.D124] &amp; &quot;.png&quot;" office:value-type="string" office:string-value="124.png">
            <text:p>124.png</text:p>
          </table:table-cell>
          <table:table-cell office:value-type="string">
            <text:p>type44_pork_products</text:p>
          </table:table-cell>
          <table:table-cell office:value-type="string">
            <text:p>124</text:p>
          </table:table-cell>
          <table:table-cell table:formula="of:=&quot;{&quot;&quot;image&quot;&quot;: &quot;&quot;img/products/&quot;&amp;[.D124]&amp;&quot;.png&quot;&quot;, &quot;&quot;name&quot;&quot;: &quot;&quot;&quot;&amp;[.A124]&amp;&quot;&quot;&quot;},&quot;" office:value-type="string" office:string-value="{&quot;image&quot;: &quot;img/products/124.png&quot;, &quot;name&quot;: &quot;PORK TRACHEA &quot;},">
            <text:p>{"image": "img/products/124.png", "name": "PORK TRACHEA "},</text:p>
          </table:table-cell>
        </table:table-row>
        <table:table-row table:style-name="ro2">
          <table:table-cell office:value-type="string">
            <text:p>PORK TONGUES WISSCUT </text:p>
          </table:table-cell>
          <table:table-cell table:formula="of:=[.D125] &amp; &quot;.png&quot;" office:value-type="string" office:string-value="125.png">
            <text:p>125.png</text:p>
          </table:table-cell>
          <table:table-cell office:value-type="string">
            <text:p>type44_pork_products</text:p>
          </table:table-cell>
          <table:table-cell office:value-type="string">
            <text:p>125</text:p>
          </table:table-cell>
          <table:table-cell table:formula="of:=&quot;{&quot;&quot;image&quot;&quot;: &quot;&quot;img/products/&quot;&amp;[.D125]&amp;&quot;.png&quot;&quot;, &quot;&quot;name&quot;&quot;: &quot;&quot;&quot;&amp;[.A125]&amp;&quot;&quot;&quot;},&quot;" office:value-type="string" office:string-value="{&quot;image&quot;: &quot;img/products/125.png&quot;, &quot;name&quot;: &quot;PORK TONGUES WISSCUT &quot;},">
            <text:p>{"image": "img/products/125.png", "name": "PORK TONGUES WISSCUT "},</text:p>
          </table:table-cell>
        </table:table-row>
        <table:table-row table:style-name="ro2">
          <table:table-cell office:value-type="string">
            <text:p>PORK KIDNEYS </text:p>
          </table:table-cell>
          <table:table-cell table:formula="of:=[.D126] &amp; &quot;.png&quot;" office:value-type="string" office:string-value="126.png">
            <text:p>126.png</text:p>
          </table:table-cell>
          <table:table-cell office:value-type="string">
            <text:p>type44_pork_products</text:p>
          </table:table-cell>
          <table:table-cell office:value-type="string">
            <text:p>126</text:p>
          </table:table-cell>
          <table:table-cell table:formula="of:=&quot;{&quot;&quot;image&quot;&quot;: &quot;&quot;img/products/&quot;&amp;[.D126]&amp;&quot;.png&quot;&quot;, &quot;&quot;name&quot;&quot;: &quot;&quot;&quot;&amp;[.A126]&amp;&quot;&quot;&quot;},&quot;" office:value-type="string" office:string-value="{&quot;image&quot;: &quot;img/products/126.png&quot;, &quot;name&quot;: &quot;PORK KIDNEYS &quot;},">
            <text:p>{"image": "img/products/126.png", "name": "PORK KIDNEYS "},</text:p>
          </table:table-cell>
        </table:table-row>
        <table:table-row table:style-name="ro2">
          <table:table-cell office:value-type="string">
            <text:p>PORK LIVER </text:p>
          </table:table-cell>
          <table:table-cell table:formula="of:=[.D127] &amp; &quot;.png&quot;" office:value-type="string" office:string-value="127.png">
            <text:p>127.png</text:p>
          </table:table-cell>
          <table:table-cell office:value-type="string">
            <text:p>type44_pork_products</text:p>
          </table:table-cell>
          <table:table-cell office:value-type="string">
            <text:p>127</text:p>
          </table:table-cell>
          <table:table-cell table:formula="of:=&quot;{&quot;&quot;image&quot;&quot;: &quot;&quot;img/products/&quot;&amp;[.D127]&amp;&quot;.png&quot;&quot;, &quot;&quot;name&quot;&quot;: &quot;&quot;&quot;&amp;[.A127]&amp;&quot;&quot;&quot;},&quot;" office:value-type="string" office:string-value="{&quot;image&quot;: &quot;img/products/127.png&quot;, &quot;name&quot;: &quot;PORK LIVER &quot;},">
            <text:p>{"image": "img/products/127.png", "name": "PORK LIVER "},</text:p>
          </table:table-cell>
        </table:table-row>
        <table:table-row table:style-name="ro2">
          <table:table-cell office:value-type="string">
            <text:p>PORK HEARTS </text:p>
          </table:table-cell>
          <table:table-cell table:formula="of:=[.D128] &amp; &quot;.png&quot;" office:value-type="string" office:string-value="128.png">
            <text:p>128.png</text:p>
          </table:table-cell>
          <table:table-cell office:value-type="string">
            <text:p>type44_pork_products</text:p>
          </table:table-cell>
          <table:table-cell office:value-type="string">
            <text:p>128</text:p>
          </table:table-cell>
          <table:table-cell table:formula="of:=&quot;{&quot;&quot;image&quot;&quot;: &quot;&quot;img/products/&quot;&amp;[.D128]&amp;&quot;.png&quot;&quot;, &quot;&quot;name&quot;&quot;: &quot;&quot;&quot;&amp;[.A128]&amp;&quot;&quot;&quot;},&quot;" office:value-type="string" office:string-value="{&quot;image&quot;: &quot;img/products/128.png&quot;, &quot;name&quot;: &quot;PORK HEARTS &quot;},">
            <text:p>{"image": "img/products/128.png", "name": "PORK HEARTS "},</text:p>
          </table:table-cell>
        </table:table-row>
        <table:table-row table:style-name="ro2">
          <table:table-cell office:value-type="string">
            <text:p>PORK FLARE FAT </text:p>
          </table:table-cell>
          <table:table-cell table:formula="of:=[.D129] &amp; &quot;.png&quot;" office:value-type="string" office:string-value="129.png">
            <text:p>129.png</text:p>
          </table:table-cell>
          <table:table-cell office:value-type="string">
            <text:p>type44_pork_products</text:p>
          </table:table-cell>
          <table:table-cell office:value-type="string">
            <text:p>129</text:p>
          </table:table-cell>
          <table:table-cell table:formula="of:=&quot;{&quot;&quot;image&quot;&quot;: &quot;&quot;img/products/&quot;&amp;[.D129]&amp;&quot;.png&quot;&quot;, &quot;&quot;name&quot;&quot;: &quot;&quot;&quot;&amp;[.A129]&amp;&quot;&quot;&quot;},&quot;" office:value-type="string" office:string-value="{&quot;image&quot;: &quot;img/products/129.png&quot;, &quot;name&quot;: &quot;PORK FLARE FAT &quot;},">
            <text:p>{"image": "img/products/129.png", "name": "PORK FLARE FAT "},</text:p>
          </table:table-cell>
        </table:table-row>
        <table:table-row table:style-name="ro2">
          <table:table-cell office:value-type="string">
            <text:p>PORK DIAPHRAGM WITH MEMBRANE </text:p>
          </table:table-cell>
          <table:table-cell table:formula="of:=[.D130] &amp; &quot;.png&quot;" office:value-type="string" office:string-value="130.png">
            <text:p>130.png</text:p>
          </table:table-cell>
          <table:table-cell office:value-type="string">
            <text:p>type44_pork_products</text:p>
          </table:table-cell>
          <table:table-cell office:value-type="string">
            <text:p>130</text:p>
          </table:table-cell>
          <table:table-cell table:formula="of:=&quot;{&quot;&quot;image&quot;&quot;: &quot;&quot;img/products/&quot;&amp;[.D130]&amp;&quot;.png&quot;&quot;, &quot;&quot;name&quot;&quot;: &quot;&quot;&quot;&amp;[.A130]&amp;&quot;&quot;&quot;},&quot;" office:value-type="string" office:string-value="{&quot;image&quot;: &quot;img/products/130.png&quot;, &quot;name&quot;: &quot;PORK DIAPHRAGM WITH MEMBRANE &quot;},">
            <text:p>{"image": "img/products/130.png", "name": "PORK DIAPHRAGM WITH MEMBRANE "},</text:p>
          </table:table-cell>
        </table:table-row>
        <table:table-row table:style-name="ro2">
          <table:table-cell office:value-type="string">
            <text:p>PORK FRONT FEET </text:p>
          </table:table-cell>
          <table:table-cell table:formula="of:=[.D131] &amp; &quot;.png&quot;" office:value-type="string" office:string-value="131.png">
            <text:p>131.png</text:p>
          </table:table-cell>
          <table:table-cell office:value-type="string">
            <text:p>type44_pork_products</text:p>
          </table:table-cell>
          <table:table-cell office:value-type="string">
            <text:p>131</text:p>
          </table:table-cell>
          <table:table-cell table:formula="of:=&quot;{&quot;&quot;image&quot;&quot;: &quot;&quot;img/products/&quot;&amp;[.D131]&amp;&quot;.png&quot;&quot;, &quot;&quot;name&quot;&quot;: &quot;&quot;&quot;&amp;[.A131]&amp;&quot;&quot;&quot;},&quot;" office:value-type="string" office:string-value="{&quot;image&quot;: &quot;img/products/131.png&quot;, &quot;name&quot;: &quot;PORK FRONT FEET &quot;},">
            <text:p>{"image": "img/products/131.png", "name": "PORK FRONT FEET "},</text:p>
          </table:table-cell>
        </table:table-row>
        <table:table-row table:style-name="ro2">
          <table:table-cell office:value-type="string">
            <text:p>PORK HIND FEET </text:p>
          </table:table-cell>
          <table:table-cell table:formula="of:=[.D132] &amp; &quot;.png&quot;" office:value-type="string" office:string-value="132.png">
            <text:p>132.png</text:p>
          </table:table-cell>
          <table:table-cell office:value-type="string">
            <text:p>type44_pork_products</text:p>
          </table:table-cell>
          <table:table-cell office:value-type="string">
            <text:p>132</text:p>
          </table:table-cell>
          <table:table-cell table:formula="of:=&quot;{&quot;&quot;image&quot;&quot;: &quot;&quot;img/products/&quot;&amp;[.D132]&amp;&quot;.png&quot;&quot;, &quot;&quot;name&quot;&quot;: &quot;&quot;&quot;&amp;[.A132]&amp;&quot;&quot;&quot;},&quot;" office:value-type="string" office:string-value="{&quot;image&quot;: &quot;img/products/132.png&quot;, &quot;name&quot;: &quot;PORK HIND FEET &quot;},">
            <text:p>{"image": "img/products/132.png", "name": "PORK HIND FEET "},</text:p>
          </table:table-cell>
        </table:table-row>
        <table:table-row table:style-name="ro2">
          <table:table-cell office:value-type="string">
            <text:p>PORK WHOLE HEAD </text:p>
          </table:table-cell>
          <table:table-cell table:formula="of:=[.D133] &amp; &quot;.png&quot;" office:value-type="string" office:string-value="133.png">
            <text:p>133.png</text:p>
          </table:table-cell>
          <table:table-cell office:value-type="string">
            <text:p>type44_pork_products</text:p>
          </table:table-cell>
          <table:table-cell office:value-type="string">
            <text:p>133</text:p>
          </table:table-cell>
          <table:table-cell table:formula="of:=&quot;{&quot;&quot;image&quot;&quot;: &quot;&quot;img/products/&quot;&amp;[.D133]&amp;&quot;.png&quot;&quot;, &quot;&quot;name&quot;&quot;: &quot;&quot;&quot;&amp;[.A133]&amp;&quot;&quot;&quot;},&quot;" office:value-type="string" office:string-value="{&quot;image&quot;: &quot;img/products/133.png&quot;, &quot;name&quot;: &quot;PORK WHOLE HEAD &quot;},">
            <text:p>{"image": "img/products/133.png", "name": "PORK WHOLE HEAD "},</text:p>
          </table:table-cell>
        </table:table-row>
        <table:table-row table:style-name="ro2">
          <table:table-cell office:value-type="string">
            <text:p>PORK HEAD HALVES </text:p>
          </table:table-cell>
          <table:table-cell table:formula="of:=[.D134] &amp; &quot;.png&quot;" office:value-type="string" office:string-value="134.png">
            <text:p>134.png</text:p>
          </table:table-cell>
          <table:table-cell office:value-type="string">
            <text:p>type44_pork_products</text:p>
          </table:table-cell>
          <table:table-cell office:value-type="string">
            <text:p>134</text:p>
          </table:table-cell>
          <table:table-cell table:formula="of:=&quot;{&quot;&quot;image&quot;&quot;: &quot;&quot;img/products/&quot;&amp;[.D134]&amp;&quot;.png&quot;&quot;, &quot;&quot;name&quot;&quot;: &quot;&quot;&quot;&amp;[.A134]&amp;&quot;&quot;&quot;},&quot;" office:value-type="string" office:string-value="{&quot;image&quot;: &quot;img/products/134.png&quot;, &quot;name&quot;: &quot;PORK HEAD HALVES &quot;},">
            <text:p>{"image": "img/products/134.png", "name": "PORK HEAD HALVES "},</text:p>
          </table:table-cell>
        </table:table-row>
      </table:table>
      <table:table table:name="Sheet2" table:style-name="ta1" table:print="false">
        <table:table-column table:style-name="co2" table:number-columns-repeated="5" table:default-cell-style-name="Default"/>
        <table:table-row table:style-name="ro3">
          <table:table-cell office:value-type="string">
            <text:p>a</text:p>
          </table:table-cell>
          <table:table-cell table:number-columns-repeated="4" office:value-type="string">
            <text:p>s</text:p>
          </table:table-cell>
        </table:table-row>
        <table:table-row table:style-name="ro3">
          <table:table-cell office:value-type="string">
            <text:p>01.png</text:p>
          </table:table-cell>
          <table:table-cell table:formula="of:=MID([.A2];1;LEN([.A2])-4)" office:value-type="string" office:string-value="01">
            <text:p>01</text:p>
          </table:table-cell>
          <table:table-cell table:formula="of:=[.B2]*1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02.png</text:p>
          </table:table-cell>
          <table:table-cell table:formula="of:=MID([.A3];1;LEN([.A3])-4)" office:value-type="string" office:string-value="02">
            <text:p>02</text:p>
          </table:table-cell>
          <table:table-cell table:formula="of:=[.B3]*1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03.png</text:p>
          </table:table-cell>
          <table:table-cell table:formula="of:=MID([.A4];1;LEN([.A4])-4)" office:value-type="string" office:string-value="03">
            <text:p>03</text:p>
          </table:table-cell>
          <table:table-cell table:formula="of:=[.B4]*1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04.png</text:p>
          </table:table-cell>
          <table:table-cell table:formula="of:=MID([.A5];1;LEN([.A5])-4)" office:value-type="string" office:string-value="04">
            <text:p>04</text:p>
          </table:table-cell>
          <table:table-cell table:formula="of:=[.B5]*1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05.png</text:p>
          </table:table-cell>
          <table:table-cell table:formula="of:=MID([.A6];1;LEN([.A6])-4)" office:value-type="string" office:string-value="05">
            <text:p>05</text:p>
          </table:table-cell>
          <table:table-cell table:formula="of:=[.B6]*1"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string">
            <text:p>06.png</text:p>
          </table:table-cell>
          <table:table-cell table:formula="of:=MID([.A7];1;LEN([.A7])-4)" office:value-type="string" office:string-value="06">
            <text:p>06</text:p>
          </table:table-cell>
          <table:table-cell table:formula="of:=[.B7]*1"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string">
            <text:p>07.png</text:p>
          </table:table-cell>
          <table:table-cell table:formula="of:=MID([.A8];1;LEN([.A8])-4)" office:value-type="string" office:string-value="07">
            <text:p>07</text:p>
          </table:table-cell>
          <table:table-cell table:formula="of:=[.B8]*1"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string">
            <text:p>08.png</text:p>
          </table:table-cell>
          <table:table-cell table:formula="of:=MID([.A9];1;LEN([.A9])-4)" office:value-type="string" office:string-value="08">
            <text:p>08</text:p>
          </table:table-cell>
          <table:table-cell table:formula="of:=[.B9]*1"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string">
            <text:p>09.png</text:p>
          </table:table-cell>
          <table:table-cell table:formula="of:=MID([.A10];1;LEN([.A10])-4)" office:value-type="string" office:string-value="09">
            <text:p>09</text:p>
          </table:table-cell>
          <table:table-cell table:formula="of:=[.B10]*1"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string">
            <text:p>010.png</text:p>
          </table:table-cell>
          <table:table-cell table:formula="of:=MID([.A11];1;LEN([.A11])-4)" office:value-type="string" office:string-value="010">
            <text:p>010</text:p>
          </table:table-cell>
          <table:table-cell table:formula="of:=[.B11]*1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011.png</text:p>
          </table:table-cell>
          <table:table-cell table:formula="of:=MID([.A12];1;LEN([.A12])-4)" office:value-type="string" office:string-value="011">
            <text:p>011</text:p>
          </table:table-cell>
          <table:table-cell table:formula="of:=[.B12]*1"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string">
            <text:p>012.png</text:p>
          </table:table-cell>
          <table:table-cell table:formula="of:=MID([.A13];1;LEN([.A13])-4)" office:value-type="string" office:string-value="012">
            <text:p>012</text:p>
          </table:table-cell>
          <table:table-cell table:formula="of:=[.B13]*1" office:value-type="float" office:value="12">
            <text:p>12</text:p>
          </table:table-cell>
          <table:table-cell table:number-columns-repeated="2"/>
        </table:table-row>
        <table:table-row table:style-name="ro3">
          <table:table-cell office:value-type="string">
            <text:p>013.png</text:p>
          </table:table-cell>
          <table:table-cell table:formula="of:=MID([.A14];1;LEN([.A14])-4)" office:value-type="string" office:string-value="013">
            <text:p>013</text:p>
          </table:table-cell>
          <table:table-cell table:formula="of:=[.B14]*1" office:value-type="float" office:value="13">
            <text:p>13</text:p>
          </table:table-cell>
          <table:table-cell table:number-columns-repeated="2"/>
        </table:table-row>
        <table:table-row table:style-name="ro3">
          <table:table-cell office:value-type="string">
            <text:p>014.png</text:p>
          </table:table-cell>
          <table:table-cell table:formula="of:=MID([.A15];1;LEN([.A15])-4)" office:value-type="string" office:string-value="014">
            <text:p>014</text:p>
          </table:table-cell>
          <table:table-cell table:formula="of:=[.B15]*1" office:value-type="float" office:value="14">
            <text:p>14</text:p>
          </table:table-cell>
          <table:table-cell table:number-columns-repeated="2"/>
        </table:table-row>
        <table:table-row table:style-name="ro3">
          <table:table-cell office:value-type="string">
            <text:p>015.png</text:p>
          </table:table-cell>
          <table:table-cell table:formula="of:=MID([.A16];1;LEN([.A16])-4)" office:value-type="string" office:string-value="015">
            <text:p>015</text:p>
          </table:table-cell>
          <table:table-cell table:formula="of:=[.B16]*1"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string">
            <text:p>016.png</text:p>
          </table:table-cell>
          <table:table-cell table:formula="of:=MID([.A17];1;LEN([.A17])-4)" office:value-type="string" office:string-value="016">
            <text:p>016</text:p>
          </table:table-cell>
          <table:table-cell table:formula="of:=[.B17]*1" office:value-type="float" office:value="16">
            <text:p>16</text:p>
          </table:table-cell>
          <table:table-cell table:number-columns-repeated="2"/>
        </table:table-row>
        <table:table-row table:style-name="ro3">
          <table:table-cell office:value-type="string">
            <text:p>017.png</text:p>
          </table:table-cell>
          <table:table-cell table:formula="of:=MID([.A18];1;LEN([.A18])-4)" office:value-type="string" office:string-value="017">
            <text:p>017</text:p>
          </table:table-cell>
          <table:table-cell table:formula="of:=[.B18]*1" office:value-type="float" office:value="17">
            <text:p>17</text:p>
          </table:table-cell>
          <table:table-cell table:number-columns-repeated="2"/>
        </table:table-row>
        <table:table-row table:style-name="ro3">
          <table:table-cell office:value-type="string">
            <text:p>018.png</text:p>
          </table:table-cell>
          <table:table-cell table:formula="of:=MID([.A19];1;LEN([.A19])-4)" office:value-type="string" office:string-value="018">
            <text:p>018</text:p>
          </table:table-cell>
          <table:table-cell table:formula="of:=[.B19]*1" office:value-type="float" office:value="18">
            <text:p>18</text:p>
          </table:table-cell>
          <table:table-cell table:number-columns-repeated="2"/>
        </table:table-row>
        <table:table-row table:style-name="ro3">
          <table:table-cell office:value-type="string">
            <text:p>019.png</text:p>
          </table:table-cell>
          <table:table-cell table:formula="of:=MID([.A20];1;LEN([.A20])-4)" office:value-type="string" office:string-value="019">
            <text:p>019</text:p>
          </table:table-cell>
          <table:table-cell table:formula="of:=[.B20]*1" office:value-type="float" office:value="19">
            <text:p>19</text:p>
          </table:table-cell>
          <table:table-cell table:number-columns-repeated="2"/>
        </table:table-row>
        <table:table-row table:style-name="ro3">
          <table:table-cell office:value-type="string">
            <text:p>020.png</text:p>
          </table:table-cell>
          <table:table-cell table:formula="of:=MID([.A21];1;LEN([.A21])-4)" office:value-type="string" office:string-value="020">
            <text:p>020</text:p>
          </table:table-cell>
          <table:table-cell table:formula="of:=[.B21]*1"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021.png</text:p>
          </table:table-cell>
          <table:table-cell table:formula="of:=MID([.A22];1;LEN([.A22])-4)" office:value-type="string" office:string-value="021">
            <text:p>021</text:p>
          </table:table-cell>
          <table:table-cell table:formula="of:=[.B22]*1" office:value-type="float" office:value="21">
            <text:p>21</text:p>
          </table:table-cell>
          <table:table-cell table:number-columns-repeated="2"/>
        </table:table-row>
        <table:table-row table:style-name="ro3">
          <table:table-cell office:value-type="string">
            <text:p>022.png</text:p>
          </table:table-cell>
          <table:table-cell table:formula="of:=MID([.A23];1;LEN([.A23])-4)" office:value-type="string" office:string-value="022">
            <text:p>022</text:p>
          </table:table-cell>
          <table:table-cell table:formula="of:=[.B23]*1" office:value-type="float" office:value="22">
            <text:p>22</text:p>
          </table:table-cell>
          <table:table-cell table:number-columns-repeated="2"/>
        </table:table-row>
        <table:table-row table:style-name="ro3">
          <table:table-cell office:value-type="string">
            <text:p>023.png</text:p>
          </table:table-cell>
          <table:table-cell table:formula="of:=MID([.A24];1;LEN([.A24])-4)" office:value-type="string" office:string-value="023">
            <text:p>023</text:p>
          </table:table-cell>
          <table:table-cell table:formula="of:=[.B24]*1" office:value-type="float" office:value="23">
            <text:p>23</text:p>
          </table:table-cell>
          <table:table-cell table:number-columns-repeated="2"/>
        </table:table-row>
        <table:table-row table:style-name="ro3">
          <table:table-cell office:value-type="string">
            <text:p>024.png</text:p>
          </table:table-cell>
          <table:table-cell table:formula="of:=MID([.A25];1;LEN([.A25])-4)" office:value-type="string" office:string-value="024">
            <text:p>024</text:p>
          </table:table-cell>
          <table:table-cell table:formula="of:=[.B25]*1"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025.png</text:p>
          </table:table-cell>
          <table:table-cell table:formula="of:=MID([.A26];1;LEN([.A26])-4)" office:value-type="string" office:string-value="025">
            <text:p>025</text:p>
          </table:table-cell>
          <table:table-cell table:formula="of:=[.B26]*1" office:value-type="float" office:value="25">
            <text:p>25</text:p>
          </table:table-cell>
          <table:table-cell table:number-columns-repeated="2"/>
        </table:table-row>
        <table:table-row table:style-name="ro3">
          <table:table-cell office:value-type="string">
            <text:p>026.png</text:p>
          </table:table-cell>
          <table:table-cell table:formula="of:=MID([.A27];1;LEN([.A27])-4)" office:value-type="string" office:string-value="026">
            <text:p>026</text:p>
          </table:table-cell>
          <table:table-cell table:formula="of:=[.B27]*1" office:value-type="float" office:value="26">
            <text:p>26</text:p>
          </table:table-cell>
          <table:table-cell table:number-columns-repeated="2"/>
        </table:table-row>
        <table:table-row table:style-name="ro3">
          <table:table-cell office:value-type="string">
            <text:p>027.png</text:p>
          </table:table-cell>
          <table:table-cell table:formula="of:=MID([.A28];1;LEN([.A28])-4)" office:value-type="string" office:string-value="027">
            <text:p>027</text:p>
          </table:table-cell>
          <table:table-cell table:formula="of:=[.B28]*1" office:value-type="float" office:value="27">
            <text:p>27</text:p>
          </table:table-cell>
          <table:table-cell table:number-columns-repeated="2"/>
        </table:table-row>
        <table:table-row table:style-name="ro3">
          <table:table-cell office:value-type="string">
            <text:p>028.png</text:p>
          </table:table-cell>
          <table:table-cell table:formula="of:=MID([.A29];1;LEN([.A29])-4)" office:value-type="string" office:string-value="028">
            <text:p>028</text:p>
          </table:table-cell>
          <table:table-cell table:formula="of:=[.B29]*1" office:value-type="float" office:value="28">
            <text:p>28</text:p>
          </table:table-cell>
          <table:table-cell table:number-columns-repeated="2"/>
        </table:table-row>
        <table:table-row table:style-name="ro3">
          <table:table-cell office:value-type="string">
            <text:p>029.png</text:p>
          </table:table-cell>
          <table:table-cell table:formula="of:=MID([.A30];1;LEN([.A30])-4)" office:value-type="string" office:string-value="029">
            <text:p>029</text:p>
          </table:table-cell>
          <table:table-cell table:formula="of:=[.B30]*1" office:value-type="float" office:value="29">
            <text:p>29</text:p>
          </table:table-cell>
          <table:table-cell table:number-columns-repeated="2"/>
        </table:table-row>
        <table:table-row table:style-name="ro3">
          <table:table-cell office:value-type="string">
            <text:p>030.png</text:p>
          </table:table-cell>
          <table:table-cell table:formula="of:=MID([.A31];1;LEN([.A31])-4)" office:value-type="string" office:string-value="030">
            <text:p>030</text:p>
          </table:table-cell>
          <table:table-cell table:formula="of:=[.B31]*1" office:value-type="float" office:value="30">
            <text:p>30</text:p>
          </table:table-cell>
          <table:table-cell table:number-columns-repeated="2"/>
        </table:table-row>
        <table:table-row table:style-name="ro3">
          <table:table-cell office:value-type="string">
            <text:p>031.png</text:p>
          </table:table-cell>
          <table:table-cell table:formula="of:=MID([.A32];1;LEN([.A32])-4)" office:value-type="string" office:string-value="031">
            <text:p>031</text:p>
          </table:table-cell>
          <table:table-cell table:formula="of:=[.B32]*1" office:value-type="float" office:value="31">
            <text:p>31</text:p>
          </table:table-cell>
          <table:table-cell table:number-columns-repeated="2"/>
        </table:table-row>
        <table:table-row table:style-name="ro3">
          <table:table-cell office:value-type="string">
            <text:p>032.png</text:p>
          </table:table-cell>
          <table:table-cell table:formula="of:=MID([.A33];1;LEN([.A33])-4)" office:value-type="string" office:string-value="032">
            <text:p>032</text:p>
          </table:table-cell>
          <table:table-cell table:formula="of:=[.B33]*1" office:value-type="float" office:value="32">
            <text:p>32</text:p>
          </table:table-cell>
          <table:table-cell table:number-columns-repeated="2"/>
        </table:table-row>
        <table:table-row table:style-name="ro3">
          <table:table-cell office:value-type="string">
            <text:p>033.png</text:p>
          </table:table-cell>
          <table:table-cell table:formula="of:=MID([.A34];1;LEN([.A34])-4)" office:value-type="string" office:string-value="033">
            <text:p>033</text:p>
          </table:table-cell>
          <table:table-cell table:formula="of:=[.B34]*1" office:value-type="float" office:value="33">
            <text:p>33</text:p>
          </table:table-cell>
          <table:table-cell table:number-columns-repeated="2"/>
        </table:table-row>
        <table:table-row table:style-name="ro3">
          <table:table-cell office:value-type="string">
            <text:p>034.png</text:p>
          </table:table-cell>
          <table:table-cell table:formula="of:=MID([.A35];1;LEN([.A35])-4)" office:value-type="string" office:string-value="034">
            <text:p>034</text:p>
          </table:table-cell>
          <table:table-cell table:formula="of:=[.B35]*1" office:value-type="float" office:value="34">
            <text:p>34</text:p>
          </table:table-cell>
          <table:table-cell table:number-columns-repeated="2"/>
        </table:table-row>
        <table:table-row table:style-name="ro3">
          <table:table-cell office:value-type="string">
            <text:p>035.png</text:p>
          </table:table-cell>
          <table:table-cell table:formula="of:=MID([.A36];1;LEN([.A36])-4)" office:value-type="string" office:string-value="035">
            <text:p>035</text:p>
          </table:table-cell>
          <table:table-cell table:formula="of:=[.B36]*1" office:value-type="float" office:value="35">
            <text:p>35</text:p>
          </table:table-cell>
          <table:table-cell table:number-columns-repeated="2"/>
        </table:table-row>
        <table:table-row table:style-name="ro3">
          <table:table-cell office:value-type="string">
            <text:p>036.png</text:p>
          </table:table-cell>
          <table:table-cell table:formula="of:=MID([.A37];1;LEN([.A37])-4)" office:value-type="string" office:string-value="036">
            <text:p>036</text:p>
          </table:table-cell>
          <table:table-cell table:formula="of:=[.B37]*1" office:value-type="float" office:value="36">
            <text:p>36</text:p>
          </table:table-cell>
          <table:table-cell table:number-columns-repeated="2"/>
        </table:table-row>
        <table:table-row table:style-name="ro3">
          <table:table-cell office:value-type="string">
            <text:p>037.png</text:p>
          </table:table-cell>
          <table:table-cell table:formula="of:=MID([.A38];1;LEN([.A38])-4)" office:value-type="string" office:string-value="037">
            <text:p>037</text:p>
          </table:table-cell>
          <table:table-cell table:formula="of:=[.B38]*1" office:value-type="float" office:value="37">
            <text:p>37</text:p>
          </table:table-cell>
          <table:table-cell table:number-columns-repeated="2"/>
        </table:table-row>
        <table:table-row table:style-name="ro3">
          <table:table-cell office:value-type="string">
            <text:p>038.png</text:p>
          </table:table-cell>
          <table:table-cell table:formula="of:=MID([.A39];1;LEN([.A39])-4)" office:value-type="string" office:string-value="038">
            <text:p>038</text:p>
          </table:table-cell>
          <table:table-cell table:formula="of:=[.B39]*1" office:value-type="float" office:value="38">
            <text:p>38</text:p>
          </table:table-cell>
          <table:table-cell table:number-columns-repeated="2"/>
        </table:table-row>
        <table:table-row table:style-name="ro3">
          <table:table-cell office:value-type="string">
            <text:p>039.png</text:p>
          </table:table-cell>
          <table:table-cell table:formula="of:=MID([.A40];1;LEN([.A40])-4)" office:value-type="string" office:string-value="039">
            <text:p>039</text:p>
          </table:table-cell>
          <table:table-cell table:formula="of:=[.B40]*1" office:value-type="float" office:value="39">
            <text:p>39</text:p>
          </table:table-cell>
          <table:table-cell table:number-columns-repeated="2"/>
        </table:table-row>
        <table:table-row table:style-name="ro3">
          <table:table-cell office:value-type="string">
            <text:p>040.png</text:p>
          </table:table-cell>
          <table:table-cell table:formula="of:=MID([.A41];1;LEN([.A41])-4)" office:value-type="string" office:string-value="040">
            <text:p>040</text:p>
          </table:table-cell>
          <table:table-cell table:formula="of:=[.B41]*1" office:value-type="float" office:value="40">
            <text:p>40</text:p>
          </table:table-cell>
          <table:table-cell table:number-columns-repeated="2"/>
        </table:table-row>
        <table:table-row table:style-name="ro3">
          <table:table-cell office:value-type="string">
            <text:p>041.png</text:p>
          </table:table-cell>
          <table:table-cell table:formula="of:=MID([.A42];1;LEN([.A42])-4)" office:value-type="string" office:string-value="041">
            <text:p>041</text:p>
          </table:table-cell>
          <table:table-cell table:formula="of:=[.B42]*1" office:value-type="float" office:value="41">
            <text:p>41</text:p>
          </table:table-cell>
          <table:table-cell table:number-columns-repeated="2"/>
        </table:table-row>
        <table:table-row table:style-name="ro3">
          <table:table-cell office:value-type="string">
            <text:p>042.png</text:p>
          </table:table-cell>
          <table:table-cell table:formula="of:=MID([.A43];1;LEN([.A43])-4)" office:value-type="string" office:string-value="042">
            <text:p>042</text:p>
          </table:table-cell>
          <table:table-cell table:formula="of:=[.B43]*1" office:value-type="float" office:value="42">
            <text:p>42</text:p>
          </table:table-cell>
          <table:table-cell table:number-columns-repeated="2"/>
        </table:table-row>
        <table:table-row table:style-name="ro3">
          <table:table-cell office:value-type="string">
            <text:p>043.png</text:p>
          </table:table-cell>
          <table:table-cell table:formula="of:=MID([.A44];1;LEN([.A44])-4)" office:value-type="string" office:string-value="043">
            <text:p>043</text:p>
          </table:table-cell>
          <table:table-cell table:formula="of:=[.B44]*1" office:value-type="float" office:value="43">
            <text:p>43</text:p>
          </table:table-cell>
          <table:table-cell table:number-columns-repeated="2"/>
        </table:table-row>
        <table:table-row table:style-name="ro3">
          <table:table-cell office:value-type="string">
            <text:p>044.png</text:p>
          </table:table-cell>
          <table:table-cell table:formula="of:=MID([.A45];1;LEN([.A45])-4)" office:value-type="string" office:string-value="044">
            <text:p>044</text:p>
          </table:table-cell>
          <table:table-cell table:formula="of:=[.B45]*1" office:value-type="float" office:value="44">
            <text:p>44</text:p>
          </table:table-cell>
          <table:table-cell table:number-columns-repeated="2"/>
        </table:table-row>
        <table:table-row table:style-name="ro3">
          <table:table-cell office:value-type="string">
            <text:p>045.png</text:p>
          </table:table-cell>
          <table:table-cell table:formula="of:=MID([.A46];1;LEN([.A46])-4)" office:value-type="string" office:string-value="045">
            <text:p>045</text:p>
          </table:table-cell>
          <table:table-cell table:formula="of:=[.B46]*1" office:value-type="float" office:value="45">
            <text:p>45</text:p>
          </table:table-cell>
          <table:table-cell table:number-columns-repeated="2"/>
        </table:table-row>
        <table:table-row table:style-name="ro3">
          <table:table-cell office:value-type="string">
            <text:p>046.png</text:p>
          </table:table-cell>
          <table:table-cell table:formula="of:=MID([.A47];1;LEN([.A47])-4)" office:value-type="string" office:string-value="046">
            <text:p>046</text:p>
          </table:table-cell>
          <table:table-cell table:formula="of:=[.B47]*1" office:value-type="float" office:value="46">
            <text:p>46</text:p>
          </table:table-cell>
          <table:table-cell table:number-columns-repeated="2"/>
        </table:table-row>
        <table:table-row table:style-name="ro3">
          <table:table-cell office:value-type="string">
            <text:p>047.png</text:p>
          </table:table-cell>
          <table:table-cell table:formula="of:=MID([.A48];1;LEN([.A48])-4)" office:value-type="string" office:string-value="047">
            <text:p>047</text:p>
          </table:table-cell>
          <table:table-cell table:formula="of:=[.B48]*1" office:value-type="float" office:value="47">
            <text:p>47</text:p>
          </table:table-cell>
          <table:table-cell table:number-columns-repeated="2"/>
        </table:table-row>
        <table:table-row table:style-name="ro3">
          <table:table-cell office:value-type="string">
            <text:p>048.png</text:p>
          </table:table-cell>
          <table:table-cell table:formula="of:=MID([.A49];1;LEN([.A49])-4)" office:value-type="string" office:string-value="048">
            <text:p>048</text:p>
          </table:table-cell>
          <table:table-cell table:formula="of:=[.B49]*1" office:value-type="float" office:value="48">
            <text:p>48</text:p>
          </table:table-cell>
          <table:table-cell table:number-columns-repeated="2"/>
        </table:table-row>
        <table:table-row table:style-name="ro3">
          <table:table-cell office:value-type="string">
            <text:p>049.png</text:p>
          </table:table-cell>
          <table:table-cell table:formula="of:=MID([.A50];1;LEN([.A50])-4)" office:value-type="string" office:string-value="049">
            <text:p>049</text:p>
          </table:table-cell>
          <table:table-cell table:formula="of:=[.B50]*1" office:value-type="float" office:value="49">
            <text:p>49</text:p>
          </table:table-cell>
          <table:table-cell table:number-columns-repeated="2"/>
        </table:table-row>
        <table:table-row table:style-name="ro3">
          <table:table-cell office:value-type="string">
            <text:p>050.png</text:p>
          </table:table-cell>
          <table:table-cell table:formula="of:=MID([.A51];1;LEN([.A51])-4)" office:value-type="string" office:string-value="050">
            <text:p>050</text:p>
          </table:table-cell>
          <table:table-cell table:formula="of:=[.B51]*1" office:value-type="float" office:value="50">
            <text:p>50</text:p>
          </table:table-cell>
          <table:table-cell table:number-columns-repeated="2"/>
        </table:table-row>
        <table:table-row table:style-name="ro3">
          <table:table-cell office:value-type="string">
            <text:p>051.png</text:p>
          </table:table-cell>
          <table:table-cell table:formula="of:=MID([.A52];1;LEN([.A52])-4)" office:value-type="string" office:string-value="051">
            <text:p>051</text:p>
          </table:table-cell>
          <table:table-cell table:formula="of:=[.B52]*1" office:value-type="float" office:value="51">
            <text:p>51</text:p>
          </table:table-cell>
          <table:table-cell table:number-columns-repeated="2"/>
        </table:table-row>
        <table:table-row table:style-name="ro3">
          <table:table-cell office:value-type="string">
            <text:p>052.png</text:p>
          </table:table-cell>
          <table:table-cell table:formula="of:=MID([.A53];1;LEN([.A53])-4)" office:value-type="string" office:string-value="052">
            <text:p>052</text:p>
          </table:table-cell>
          <table:table-cell table:formula="of:=[.B53]*1" office:value-type="float" office:value="52">
            <text:p>52</text:p>
          </table:table-cell>
          <table:table-cell table:number-columns-repeated="2"/>
        </table:table-row>
        <table:table-row table:style-name="ro3">
          <table:table-cell office:value-type="string">
            <text:p>053.png</text:p>
          </table:table-cell>
          <table:table-cell table:formula="of:=MID([.A54];1;LEN([.A54])-4)" office:value-type="string" office:string-value="053">
            <text:p>053</text:p>
          </table:table-cell>
          <table:table-cell table:formula="of:=[.B54]*1" office:value-type="float" office:value="53">
            <text:p>53</text:p>
          </table:table-cell>
          <table:table-cell table:number-columns-repeated="2"/>
        </table:table-row>
        <table:table-row table:style-name="ro3">
          <table:table-cell office:value-type="string">
            <text:p>054.png</text:p>
          </table:table-cell>
          <table:table-cell table:formula="of:=MID([.A55];1;LEN([.A55])-4)" office:value-type="string" office:string-value="054">
            <text:p>054</text:p>
          </table:table-cell>
          <table:table-cell table:formula="of:=[.B55]*1" office:value-type="float" office:value="54">
            <text:p>54</text:p>
          </table:table-cell>
          <table:table-cell table:number-columns-repeated="2"/>
        </table:table-row>
        <table:table-row table:style-name="ro3">
          <table:table-cell office:value-type="string">
            <text:p>055.png</text:p>
          </table:table-cell>
          <table:table-cell table:formula="of:=MID([.A56];1;LEN([.A56])-4)" office:value-type="string" office:string-value="055">
            <text:p>055</text:p>
          </table:table-cell>
          <table:table-cell table:formula="of:=[.B56]*1" office:value-type="float" office:value="55">
            <text:p>55</text:p>
          </table:table-cell>
          <table:table-cell table:number-columns-repeated="2"/>
        </table:table-row>
        <table:table-row table:style-name="ro3">
          <table:table-cell office:value-type="string">
            <text:p>056.png</text:p>
          </table:table-cell>
          <table:table-cell table:formula="of:=MID([.A57];1;LEN([.A57])-4)" office:value-type="string" office:string-value="056">
            <text:p>056</text:p>
          </table:table-cell>
          <table:table-cell table:formula="of:=[.B57]*1" office:value-type="float" office:value="56">
            <text:p>56</text:p>
          </table:table-cell>
          <table:table-cell table:number-columns-repeated="2"/>
        </table:table-row>
        <table:table-row table:style-name="ro3">
          <table:table-cell office:value-type="string">
            <text:p>057.png</text:p>
          </table:table-cell>
          <table:table-cell table:formula="of:=MID([.A58];1;LEN([.A58])-4)" office:value-type="string" office:string-value="057">
            <text:p>057</text:p>
          </table:table-cell>
          <table:table-cell table:formula="of:=[.B58]*1" office:value-type="float" office:value="57">
            <text:p>57</text:p>
          </table:table-cell>
          <table:table-cell table:number-columns-repeated="2"/>
        </table:table-row>
        <table:table-row table:style-name="ro3">
          <table:table-cell office:value-type="string">
            <text:p>058.png</text:p>
          </table:table-cell>
          <table:table-cell table:formula="of:=MID([.A59];1;LEN([.A59])-4)" office:value-type="string" office:string-value="058">
            <text:p>058</text:p>
          </table:table-cell>
          <table:table-cell table:formula="of:=[.B59]*1" office:value-type="float" office:value="58">
            <text:p>58</text:p>
          </table:table-cell>
          <table:table-cell table:number-columns-repeated="2"/>
        </table:table-row>
        <table:table-row table:style-name="ro3">
          <table:table-cell office:value-type="string">
            <text:p>059.png</text:p>
          </table:table-cell>
          <table:table-cell table:formula="of:=MID([.A60];1;LEN([.A60])-4)" office:value-type="string" office:string-value="059">
            <text:p>059</text:p>
          </table:table-cell>
          <table:table-cell table:formula="of:=[.B60]*1" office:value-type="float" office:value="59">
            <text:p>59</text:p>
          </table:table-cell>
          <table:table-cell table:number-columns-repeated="2"/>
        </table:table-row>
        <table:table-row table:style-name="ro3">
          <table:table-cell office:value-type="string">
            <text:p>060.png</text:p>
          </table:table-cell>
          <table:table-cell table:formula="of:=MID([.A61];1;LEN([.A61])-4)" office:value-type="string" office:string-value="060">
            <text:p>060</text:p>
          </table:table-cell>
          <table:table-cell table:formula="of:=[.B61]*1" office:value-type="float" office:value="60">
            <text:p>60</text:p>
          </table:table-cell>
          <table:table-cell table:number-columns-repeated="2"/>
        </table:table-row>
        <table:table-row table:style-name="ro3">
          <table:table-cell office:value-type="string">
            <text:p>061.png</text:p>
          </table:table-cell>
          <table:table-cell table:formula="of:=MID([.A62];1;LEN([.A62])-4)" office:value-type="string" office:string-value="061">
            <text:p>061</text:p>
          </table:table-cell>
          <table:table-cell table:formula="of:=[.B62]*1"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062.png</text:p>
          </table:table-cell>
          <table:table-cell table:formula="of:=MID([.A63];1;LEN([.A63])-4)" office:value-type="string" office:string-value="062">
            <text:p>062</text:p>
          </table:table-cell>
          <table:table-cell table:formula="of:=[.B63]*1" office:value-type="float" office:value="62">
            <text:p>62</text:p>
          </table:table-cell>
          <table:table-cell table:number-columns-repeated="2"/>
        </table:table-row>
        <table:table-row table:style-name="ro3">
          <table:table-cell office:value-type="string">
            <text:p>063.png</text:p>
          </table:table-cell>
          <table:table-cell table:formula="of:=MID([.A64];1;LEN([.A64])-4)" office:value-type="string" office:string-value="063">
            <text:p>063</text:p>
          </table:table-cell>
          <table:table-cell table:formula="of:=[.B64]*1" office:value-type="float" office:value="63">
            <text:p>63</text:p>
          </table:table-cell>
          <table:table-cell table:number-columns-repeated="2"/>
        </table:table-row>
        <table:table-row table:style-name="ro3">
          <table:table-cell office:value-type="string">
            <text:p>064.png</text:p>
          </table:table-cell>
          <table:table-cell table:formula="of:=MID([.A65];1;LEN([.A65])-4)" office:value-type="string" office:string-value="064">
            <text:p>064</text:p>
          </table:table-cell>
          <table:table-cell table:formula="of:=[.B65]*1" office:value-type="float" office:value="64">
            <text:p>64</text:p>
          </table:table-cell>
          <table:table-cell table:number-columns-repeated="2"/>
        </table:table-row>
        <table:table-row table:style-name="ro3">
          <table:table-cell office:value-type="string">
            <text:p>065.png</text:p>
          </table:table-cell>
          <table:table-cell table:formula="of:=MID([.A66];1;LEN([.A66])-4)" office:value-type="string" office:string-value="065">
            <text:p>065</text:p>
          </table:table-cell>
          <table:table-cell table:formula="of:=[.B66]*1" office:value-type="float" office:value="65">
            <text:p>65</text:p>
          </table:table-cell>
          <table:table-cell table:number-columns-repeated="2"/>
        </table:table-row>
        <table:table-row table:style-name="ro3">
          <table:table-cell office:value-type="string">
            <text:p>066.png</text:p>
          </table:table-cell>
          <table:table-cell table:formula="of:=MID([.A67];1;LEN([.A67])-4)" office:value-type="string" office:string-value="066">
            <text:p>066</text:p>
          </table:table-cell>
          <table:table-cell table:formula="of:=[.B67]*1" office:value-type="float" office:value="66">
            <text:p>66</text:p>
          </table:table-cell>
          <table:table-cell table:number-columns-repeated="2"/>
        </table:table-row>
        <table:table-row table:style-name="ro3">
          <table:table-cell office:value-type="string">
            <text:p>067.png</text:p>
          </table:table-cell>
          <table:table-cell table:formula="of:=MID([.A68];1;LEN([.A68])-4)" office:value-type="string" office:string-value="067">
            <text:p>067</text:p>
          </table:table-cell>
          <table:table-cell table:formula="of:=[.B68]*1" office:value-type="float" office:value="67">
            <text:p>67</text:p>
          </table:table-cell>
          <table:table-cell table:number-columns-repeated="2"/>
        </table:table-row>
        <table:table-row table:style-name="ro3">
          <table:table-cell office:value-type="string">
            <text:p>068.png</text:p>
          </table:table-cell>
          <table:table-cell table:formula="of:=MID([.A69];1;LEN([.A69])-4)" office:value-type="string" office:string-value="068">
            <text:p>068</text:p>
          </table:table-cell>
          <table:table-cell table:formula="of:=[.B69]*1" office:value-type="float" office:value="68">
            <text:p>68</text:p>
          </table:table-cell>
          <table:table-cell table:number-columns-repeated="2"/>
        </table:table-row>
        <table:table-row table:style-name="ro3">
          <table:table-cell office:value-type="string">
            <text:p>069.png</text:p>
          </table:table-cell>
          <table:table-cell table:formula="of:=MID([.A70];1;LEN([.A70])-4)" office:value-type="string" office:string-value="069">
            <text:p>069</text:p>
          </table:table-cell>
          <table:table-cell table:formula="of:=[.B70]*1" office:value-type="float" office:value="69">
            <text:p>69</text:p>
          </table:table-cell>
          <table:table-cell table:number-columns-repeated="2"/>
        </table:table-row>
        <table:table-row table:style-name="ro3">
          <table:table-cell office:value-type="string">
            <text:p>070.png</text:p>
          </table:table-cell>
          <table:table-cell table:formula="of:=MID([.A71];1;LEN([.A71])-4)" office:value-type="string" office:string-value="070">
            <text:p>070</text:p>
          </table:table-cell>
          <table:table-cell table:formula="of:=[.B71]*1"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string">
            <text:p>071.png</text:p>
          </table:table-cell>
          <table:table-cell table:formula="of:=MID([.A72];1;LEN([.A72])-4)" office:value-type="string" office:string-value="071">
            <text:p>071</text:p>
          </table:table-cell>
          <table:table-cell table:formula="of:=[.B72]*1" office:value-type="float" office:value="71">
            <text:p>71</text:p>
          </table:table-cell>
          <table:table-cell table:number-columns-repeated="2"/>
        </table:table-row>
        <table:table-row table:style-name="ro3">
          <table:table-cell office:value-type="string">
            <text:p>072.png</text:p>
          </table:table-cell>
          <table:table-cell table:formula="of:=MID([.A73];1;LEN([.A73])-4)" office:value-type="string" office:string-value="072">
            <text:p>072</text:p>
          </table:table-cell>
          <table:table-cell table:formula="of:=[.B73]*1" office:value-type="float" office:value="72">
            <text:p>72</text:p>
          </table:table-cell>
          <table:table-cell table:number-columns-repeated="2"/>
        </table:table-row>
        <table:table-row table:style-name="ro3">
          <table:table-cell office:value-type="string">
            <text:p>073.png</text:p>
          </table:table-cell>
          <table:table-cell table:formula="of:=MID([.A74];1;LEN([.A74])-4)" office:value-type="string" office:string-value="073">
            <text:p>073</text:p>
          </table:table-cell>
          <table:table-cell table:formula="of:=[.B74]*1" office:value-type="float" office:value="73">
            <text:p>73</text:p>
          </table:table-cell>
          <table:table-cell table:number-columns-repeated="2"/>
        </table:table-row>
        <table:table-row table:style-name="ro3">
          <table:table-cell office:value-type="string">
            <text:p>074.png</text:p>
          </table:table-cell>
          <table:table-cell table:formula="of:=MID([.A75];1;LEN([.A75])-4)" office:value-type="string" office:string-value="074">
            <text:p>074</text:p>
          </table:table-cell>
          <table:table-cell table:formula="of:=[.B75]*1" office:value-type="float" office:value="74">
            <text:p>74</text:p>
          </table:table-cell>
          <table:table-cell table:number-columns-repeated="2"/>
        </table:table-row>
        <table:table-row table:style-name="ro3">
          <table:table-cell office:value-type="string">
            <text:p>075.png</text:p>
          </table:table-cell>
          <table:table-cell table:formula="of:=MID([.A76];1;LEN([.A76])-4)" office:value-type="string" office:string-value="075">
            <text:p>075</text:p>
          </table:table-cell>
          <table:table-cell table:formula="of:=[.B76]*1" office:value-type="float" office:value="75">
            <text:p>75</text:p>
          </table:table-cell>
          <table:table-cell table:number-columns-repeated="2"/>
        </table:table-row>
        <table:table-row table:style-name="ro3">
          <table:table-cell office:value-type="string">
            <text:p>076.png</text:p>
          </table:table-cell>
          <table:table-cell table:formula="of:=MID([.A77];1;LEN([.A77])-4)" office:value-type="string" office:string-value="076">
            <text:p>076</text:p>
          </table:table-cell>
          <table:table-cell table:formula="of:=[.B77]*1" office:value-type="float" office:value="76">
            <text:p>76</text:p>
          </table:table-cell>
          <table:table-cell table:number-columns-repeated="2"/>
        </table:table-row>
        <table:table-row table:style-name="ro3">
          <table:table-cell office:value-type="string">
            <text:p>077.png</text:p>
          </table:table-cell>
          <table:table-cell table:formula="of:=MID([.A78];1;LEN([.A78])-4)" office:value-type="string" office:string-value="077">
            <text:p>077</text:p>
          </table:table-cell>
          <table:table-cell table:formula="of:=[.B78]*1" office:value-type="float" office:value="77">
            <text:p>77</text:p>
          </table:table-cell>
          <table:table-cell table:number-columns-repeated="2"/>
        </table:table-row>
        <table:table-row table:style-name="ro3">
          <table:table-cell office:value-type="string">
            <text:p>078.png</text:p>
          </table:table-cell>
          <table:table-cell table:formula="of:=MID([.A79];1;LEN([.A79])-4)" office:value-type="string" office:string-value="078">
            <text:p>078</text:p>
          </table:table-cell>
          <table:table-cell table:formula="of:=[.B79]*1" office:value-type="float" office:value="78">
            <text:p>78</text:p>
          </table:table-cell>
          <table:table-cell table:number-columns-repeated="2"/>
        </table:table-row>
        <table:table-row table:style-name="ro3">
          <table:table-cell office:value-type="string">
            <text:p>079.png</text:p>
          </table:table-cell>
          <table:table-cell table:formula="of:=MID([.A80];1;LEN([.A80])-4)" office:value-type="string" office:string-value="079">
            <text:p>079</text:p>
          </table:table-cell>
          <table:table-cell table:formula="of:=[.B80]*1" office:value-type="float" office:value="79">
            <text:p>79</text:p>
          </table:table-cell>
          <table:table-cell table:number-columns-repeated="2"/>
        </table:table-row>
        <table:table-row table:style-name="ro3">
          <table:table-cell office:value-type="string">
            <text:p>080.png</text:p>
          </table:table-cell>
          <table:table-cell table:formula="of:=MID([.A81];1;LEN([.A81])-4)" office:value-type="string" office:string-value="080">
            <text:p>080</text:p>
          </table:table-cell>
          <table:table-cell table:formula="of:=[.B81]*1" office:value-type="float" office:value="80">
            <text:p>80</text:p>
          </table:table-cell>
          <table:table-cell table:number-columns-repeated="2"/>
        </table:table-row>
        <table:table-row table:style-name="ro3">
          <table:table-cell office:value-type="string">
            <text:p>081.png</text:p>
          </table:table-cell>
          <table:table-cell table:formula="of:=MID([.A82];1;LEN([.A82])-4)" office:value-type="string" office:string-value="081">
            <text:p>081</text:p>
          </table:table-cell>
          <table:table-cell table:formula="of:=[.B82]*1" office:value-type="float" office:value="81">
            <text:p>81</text:p>
          </table:table-cell>
          <table:table-cell table:number-columns-repeated="2"/>
        </table:table-row>
        <table:table-row table:style-name="ro3">
          <table:table-cell office:value-type="string">
            <text:p>082.png</text:p>
          </table:table-cell>
          <table:table-cell table:formula="of:=MID([.A83];1;LEN([.A83])-4)" office:value-type="string" office:string-value="082">
            <text:p>082</text:p>
          </table:table-cell>
          <table:table-cell table:formula="of:=[.B83]*1" office:value-type="float" office:value="82">
            <text:p>82</text:p>
          </table:table-cell>
          <table:table-cell table:number-columns-repeated="2"/>
        </table:table-row>
        <table:table-row table:style-name="ro3">
          <table:table-cell office:value-type="string">
            <text:p>083.png</text:p>
          </table:table-cell>
          <table:table-cell table:formula="of:=MID([.A84];1;LEN([.A84])-4)" office:value-type="string" office:string-value="083">
            <text:p>083</text:p>
          </table:table-cell>
          <table:table-cell table:formula="of:=[.B84]*1" office:value-type="float" office:value="83">
            <text:p>83</text:p>
          </table:table-cell>
          <table:table-cell table:number-columns-repeated="2"/>
        </table:table-row>
        <table:table-row table:style-name="ro3">
          <table:table-cell office:value-type="string">
            <text:p>084.png</text:p>
          </table:table-cell>
          <table:table-cell table:formula="of:=MID([.A85];1;LEN([.A85])-4)" office:value-type="string" office:string-value="084">
            <text:p>084</text:p>
          </table:table-cell>
          <table:table-cell table:formula="of:=[.B85]*1" office:value-type="float" office:value="84">
            <text:p>84</text:p>
          </table:table-cell>
          <table:table-cell table:number-columns-repeated="2"/>
        </table:table-row>
        <table:table-row table:style-name="ro3">
          <table:table-cell office:value-type="string">
            <text:p>085.png</text:p>
          </table:table-cell>
          <table:table-cell table:formula="of:=MID([.A86];1;LEN([.A86])-4)" office:value-type="string" office:string-value="085">
            <text:p>085</text:p>
          </table:table-cell>
          <table:table-cell table:formula="of:=[.B86]*1" office:value-type="float" office:value="85">
            <text:p>85</text:p>
          </table:table-cell>
          <table:table-cell table:number-columns-repeated="2"/>
        </table:table-row>
        <table:table-row table:style-name="ro3">
          <table:table-cell office:value-type="string">
            <text:p>086.png</text:p>
          </table:table-cell>
          <table:table-cell table:formula="of:=MID([.A87];1;LEN([.A87])-4)" office:value-type="string" office:string-value="086">
            <text:p>086</text:p>
          </table:table-cell>
          <table:table-cell table:formula="of:=[.B87]*1" office:value-type="float" office:value="86">
            <text:p>86</text:p>
          </table:table-cell>
          <table:table-cell table:number-columns-repeated="2"/>
        </table:table-row>
        <table:table-row table:style-name="ro3">
          <table:table-cell office:value-type="string">
            <text:p>087.png</text:p>
          </table:table-cell>
          <table:table-cell table:formula="of:=MID([.A88];1;LEN([.A88])-4)" office:value-type="string" office:string-value="087">
            <text:p>087</text:p>
          </table:table-cell>
          <table:table-cell table:formula="of:=[.B88]*1" office:value-type="float" office:value="87">
            <text:p>87</text:p>
          </table:table-cell>
          <table:table-cell table:number-columns-repeated="2"/>
        </table:table-row>
        <table:table-row table:style-name="ro3">
          <table:table-cell office:value-type="string">
            <text:p>088.png</text:p>
          </table:table-cell>
          <table:table-cell table:formula="of:=MID([.A89];1;LEN([.A89])-4)" office:value-type="string" office:string-value="088">
            <text:p>088</text:p>
          </table:table-cell>
          <table:table-cell table:formula="of:=[.B89]*1" office:value-type="float" office:value="88">
            <text:p>88</text:p>
          </table:table-cell>
          <table:table-cell table:number-columns-repeated="2"/>
        </table:table-row>
        <table:table-row table:style-name="ro3">
          <table:table-cell office:value-type="string">
            <text:p>089.png</text:p>
          </table:table-cell>
          <table:table-cell table:formula="of:=MID([.A90];1;LEN([.A90])-4)" office:value-type="string" office:string-value="089">
            <text:p>089</text:p>
          </table:table-cell>
          <table:table-cell table:formula="of:=[.B90]*1" office:value-type="float" office:value="89">
            <text:p>89</text:p>
          </table:table-cell>
          <table:table-cell table:number-columns-repeated="2"/>
        </table:table-row>
        <table:table-row table:style-name="ro3">
          <table:table-cell office:value-type="string">
            <text:p>090.png</text:p>
          </table:table-cell>
          <table:table-cell table:formula="of:=MID([.A91];1;LEN([.A91])-4)" office:value-type="string" office:string-value="090">
            <text:p>090</text:p>
          </table:table-cell>
          <table:table-cell table:formula="of:=[.B91]*1" office:value-type="float" office:value="90">
            <text:p>90</text:p>
          </table:table-cell>
          <table:table-cell table:number-columns-repeated="2"/>
        </table:table-row>
        <table:table-row table:style-name="ro3">
          <table:table-cell office:value-type="string">
            <text:p>091.png</text:p>
          </table:table-cell>
          <table:table-cell table:formula="of:=MID([.A92];1;LEN([.A92])-4)" office:value-type="string" office:string-value="091">
            <text:p>091</text:p>
          </table:table-cell>
          <table:table-cell table:formula="of:=[.B92]*1" office:value-type="float" office:value="91">
            <text:p>91</text:p>
          </table:table-cell>
          <table:table-cell table:number-columns-repeated="2"/>
        </table:table-row>
        <table:table-row table:style-name="ro3">
          <table:table-cell office:value-type="string">
            <text:p>092.png</text:p>
          </table:table-cell>
          <table:table-cell table:formula="of:=MID([.A93];1;LEN([.A93])-4)" office:value-type="string" office:string-value="092">
            <text:p>092</text:p>
          </table:table-cell>
          <table:table-cell table:formula="of:=[.B93]*1" office:value-type="float" office:value="92">
            <text:p>92</text:p>
          </table:table-cell>
          <table:table-cell table:number-columns-repeated="2"/>
        </table:table-row>
        <table:table-row table:style-name="ro3">
          <table:table-cell office:value-type="string">
            <text:p>093.png</text:p>
          </table:table-cell>
          <table:table-cell table:formula="of:=MID([.A94];1;LEN([.A94])-4)" office:value-type="string" office:string-value="093">
            <text:p>093</text:p>
          </table:table-cell>
          <table:table-cell table:formula="of:=[.B94]*1" office:value-type="float" office:value="93">
            <text:p>93</text:p>
          </table:table-cell>
          <table:table-cell table:number-columns-repeated="2"/>
        </table:table-row>
        <table:table-row table:style-name="ro3">
          <table:table-cell office:value-type="string">
            <text:p>094.png</text:p>
          </table:table-cell>
          <table:table-cell table:formula="of:=MID([.A95];1;LEN([.A95])-4)" office:value-type="string" office:string-value="094">
            <text:p>094</text:p>
          </table:table-cell>
          <table:table-cell table:formula="of:=[.B95]*1" office:value-type="float" office:value="94">
            <text:p>94</text:p>
          </table:table-cell>
          <table:table-cell table:number-columns-repeated="2"/>
        </table:table-row>
        <table:table-row table:style-name="ro3">
          <table:table-cell office:value-type="string">
            <text:p>095.png</text:p>
          </table:table-cell>
          <table:table-cell table:formula="of:=MID([.A96];1;LEN([.A96])-4)" office:value-type="string" office:string-value="095">
            <text:p>095</text:p>
          </table:table-cell>
          <table:table-cell table:formula="of:=[.B96]*1" office:value-type="float" office:value="95">
            <text:p>95</text:p>
          </table:table-cell>
          <table:table-cell table:number-columns-repeated="2"/>
        </table:table-row>
        <table:table-row table:style-name="ro3">
          <table:table-cell office:value-type="string">
            <text:p>096.png</text:p>
          </table:table-cell>
          <table:table-cell table:formula="of:=MID([.A97];1;LEN([.A97])-4)" office:value-type="string" office:string-value="096">
            <text:p>096</text:p>
          </table:table-cell>
          <table:table-cell table:formula="of:=[.B97]*1" office:value-type="float" office:value="96">
            <text:p>96</text:p>
          </table:table-cell>
          <table:table-cell table:number-columns-repeated="2"/>
        </table:table-row>
        <table:table-row table:style-name="ro3">
          <table:table-cell office:value-type="string">
            <text:p>097.png</text:p>
          </table:table-cell>
          <table:table-cell table:formula="of:=MID([.A98];1;LEN([.A98])-4)" office:value-type="string" office:string-value="097">
            <text:p>097</text:p>
          </table:table-cell>
          <table:table-cell table:formula="of:=[.B98]*1" office:value-type="float" office:value="97">
            <text:p>97</text:p>
          </table:table-cell>
          <table:table-cell table:number-columns-repeated="2"/>
        </table:table-row>
        <table:table-row table:style-name="ro3">
          <table:table-cell office:value-type="string">
            <text:p>098.png</text:p>
          </table:table-cell>
          <table:table-cell table:formula="of:=MID([.A99];1;LEN([.A99])-4)" office:value-type="string" office:string-value="098">
            <text:p>098</text:p>
          </table:table-cell>
          <table:table-cell table:formula="of:=[.B99]*1" office:value-type="float" office:value="98">
            <text:p>98</text:p>
          </table:table-cell>
          <table:table-cell table:number-columns-repeated="2"/>
        </table:table-row>
        <table:table-row table:style-name="ro3">
          <table:table-cell office:value-type="string">
            <text:p>099.png</text:p>
          </table:table-cell>
          <table:table-cell table:formula="of:=MID([.A100];1;LEN([.A100])-4)" office:value-type="string" office:string-value="099">
            <text:p>099</text:p>
          </table:table-cell>
          <table:table-cell table:formula="of:=[.B100]*1" office:value-type="float" office:value="99">
            <text:p>99</text:p>
          </table:table-cell>
          <table:table-cell table:number-columns-repeated="2"/>
        </table:table-row>
        <table:table-row table:style-name="ro3">
          <table:table-cell office:value-type="string">
            <text:p>100.png</text:p>
          </table:table-cell>
          <table:table-cell table:formula="of:=MID([.A101];1;LEN([.A101])-4)" office:value-type="string" office:string-value="100">
            <text:p>100</text:p>
          </table:table-cell>
          <table:table-cell table:formula="of:=[.B101]*1"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101.png</text:p>
          </table:table-cell>
          <table:table-cell table:formula="of:=MID([.A102];1;LEN([.A102])-4)" office:value-type="string" office:string-value="101">
            <text:p>101</text:p>
          </table:table-cell>
          <table:table-cell table:formula="of:=[.B102]*1" office:value-type="float" office:value="101">
            <text:p>101</text:p>
          </table:table-cell>
          <table:table-cell table:number-columns-repeated="2"/>
        </table:table-row>
        <table:table-row table:style-name="ro3">
          <table:table-cell office:value-type="string">
            <text:p>102.png</text:p>
          </table:table-cell>
          <table:table-cell table:formula="of:=MID([.A103];1;LEN([.A103])-4)" office:value-type="string" office:string-value="102">
            <text:p>102</text:p>
          </table:table-cell>
          <table:table-cell table:formula="of:=[.B103]*1" office:value-type="float" office:value="102">
            <text:p>102</text:p>
          </table:table-cell>
          <table:table-cell table:number-columns-repeated="2"/>
        </table:table-row>
        <table:table-row table:style-name="ro3">
          <table:table-cell office:value-type="string">
            <text:p>103.png</text:p>
          </table:table-cell>
          <table:table-cell table:formula="of:=MID([.A104];1;LEN([.A104])-4)" office:value-type="string" office:string-value="103">
            <text:p>103</text:p>
          </table:table-cell>
          <table:table-cell table:formula="of:=[.B104]*1" office:value-type="float" office:value="103">
            <text:p>103</text:p>
          </table:table-cell>
          <table:table-cell table:number-columns-repeated="2"/>
        </table:table-row>
        <table:table-row table:style-name="ro3">
          <table:table-cell office:value-type="string">
            <text:p>104.png</text:p>
          </table:table-cell>
          <table:table-cell table:formula="of:=MID([.A105];1;LEN([.A105])-4)" office:value-type="string" office:string-value="104">
            <text:p>104</text:p>
          </table:table-cell>
          <table:table-cell table:formula="of:=[.B105]*1" office:value-type="float" office:value="104">
            <text:p>104</text:p>
          </table:table-cell>
          <table:table-cell table:number-columns-repeated="2"/>
        </table:table-row>
        <table:table-row table:style-name="ro3">
          <table:table-cell office:value-type="string">
            <text:p>105.png</text:p>
          </table:table-cell>
          <table:table-cell table:formula="of:=MID([.A106];1;LEN([.A106])-4)" office:value-type="string" office:string-value="105">
            <text:p>105</text:p>
          </table:table-cell>
          <table:table-cell table:formula="of:=[.B106]*1" office:value-type="float" office:value="105">
            <text:p>105</text:p>
          </table:table-cell>
          <table:table-cell table:number-columns-repeated="2"/>
        </table:table-row>
        <table:table-row table:style-name="ro3">
          <table:table-cell office:value-type="string">
            <text:p>106.png</text:p>
          </table:table-cell>
          <table:table-cell table:formula="of:=MID([.A107];1;LEN([.A107])-4)" office:value-type="string" office:string-value="106">
            <text:p>106</text:p>
          </table:table-cell>
          <table:table-cell table:formula="of:=[.B107]*1" office:value-type="float" office:value="106">
            <text:p>106</text:p>
          </table:table-cell>
          <table:table-cell table:number-columns-repeated="2"/>
        </table:table-row>
        <table:table-row table:style-name="ro3">
          <table:table-cell office:value-type="string">
            <text:p>107.png</text:p>
          </table:table-cell>
          <table:table-cell table:formula="of:=MID([.A108];1;LEN([.A108])-4)" office:value-type="string" office:string-value="107">
            <text:p>107</text:p>
          </table:table-cell>
          <table:table-cell table:formula="of:=[.B108]*1" office:value-type="float" office:value="107">
            <text:p>107</text:p>
          </table:table-cell>
          <table:table-cell table:number-columns-repeated="2"/>
        </table:table-row>
        <table:table-row table:style-name="ro3">
          <table:table-cell office:value-type="string">
            <text:p>108.png</text:p>
          </table:table-cell>
          <table:table-cell table:formula="of:=MID([.A109];1;LEN([.A109])-4)" office:value-type="string" office:string-value="108">
            <text:p>108</text:p>
          </table:table-cell>
          <table:table-cell table:formula="of:=[.B109]*1" office:value-type="float" office:value="108">
            <text:p>108</text:p>
          </table:table-cell>
          <table:table-cell table:number-columns-repeated="2"/>
        </table:table-row>
        <table:table-row table:style-name="ro3">
          <table:table-cell office:value-type="string">
            <text:p>109.png</text:p>
          </table:table-cell>
          <table:table-cell table:formula="of:=MID([.A110];1;LEN([.A110])-4)" office:value-type="string" office:string-value="109">
            <text:p>109</text:p>
          </table:table-cell>
          <table:table-cell table:formula="of:=[.B110]*1" office:value-type="float" office:value="109">
            <text:p>109</text:p>
          </table:table-cell>
          <table:table-cell table:number-columns-repeated="2"/>
        </table:table-row>
        <table:table-row table:style-name="ro3">
          <table:table-cell office:value-type="string">
            <text:p>110.png</text:p>
          </table:table-cell>
          <table:table-cell table:formula="of:=MID([.A111];1;LEN([.A111])-4)" office:value-type="string" office:string-value="110">
            <text:p>110</text:p>
          </table:table-cell>
          <table:table-cell table:formula="of:=[.B111]*1" office:value-type="float" office:value="110">
            <text:p>110</text:p>
          </table:table-cell>
          <table:table-cell table:number-columns-repeated="2"/>
        </table:table-row>
        <table:table-row table:style-name="ro3">
          <table:table-cell office:value-type="string">
            <text:p>111.png</text:p>
          </table:table-cell>
          <table:table-cell table:formula="of:=MID([.A112];1;LEN([.A112])-4)" office:value-type="string" office:string-value="111">
            <text:p>111</text:p>
          </table:table-cell>
          <table:table-cell table:formula="of:=[.B112]*1" office:value-type="float" office:value="111">
            <text:p>111</text:p>
          </table:table-cell>
          <table:table-cell table:number-columns-repeated="2"/>
        </table:table-row>
        <table:table-row table:style-name="ro3">
          <table:table-cell office:value-type="string">
            <text:p>112.png</text:p>
          </table:table-cell>
          <table:table-cell table:formula="of:=MID([.A113];1;LEN([.A113])-4)" office:value-type="string" office:string-value="112">
            <text:p>112</text:p>
          </table:table-cell>
          <table:table-cell table:formula="of:=[.B113]*1" office:value-type="float" office:value="112">
            <text:p>112</text:p>
          </table:table-cell>
          <table:table-cell table:number-columns-repeated="2"/>
        </table:table-row>
        <table:table-row table:style-name="ro3">
          <table:table-cell office:value-type="string">
            <text:p>113.png</text:p>
          </table:table-cell>
          <table:table-cell table:formula="of:=MID([.A114];1;LEN([.A114])-4)" office:value-type="string" office:string-value="113">
            <text:p>113</text:p>
          </table:table-cell>
          <table:table-cell table:formula="of:=[.B114]*1" office:value-type="float" office:value="113">
            <text:p>113</text:p>
          </table:table-cell>
          <table:table-cell table:number-columns-repeated="2"/>
        </table:table-row>
        <table:table-row table:style-name="ro3">
          <table:table-cell office:value-type="string">
            <text:p>114.png</text:p>
          </table:table-cell>
          <table:table-cell table:formula="of:=MID([.A115];1;LEN([.A115])-4)" office:value-type="string" office:string-value="114">
            <text:p>114</text:p>
          </table:table-cell>
          <table:table-cell table:formula="of:=[.B115]*1" office:value-type="float" office:value="114">
            <text:p>114</text:p>
          </table:table-cell>
          <table:table-cell table:number-columns-repeated="2"/>
        </table:table-row>
        <table:table-row table:style-name="ro3">
          <table:table-cell office:value-type="string">
            <text:p>115.png</text:p>
          </table:table-cell>
          <table:table-cell table:formula="of:=MID([.A116];1;LEN([.A116])-4)" office:value-type="string" office:string-value="115">
            <text:p>115</text:p>
          </table:table-cell>
          <table:table-cell table:formula="of:=[.B116]*1" office:value-type="float" office:value="115">
            <text:p>115</text:p>
          </table:table-cell>
          <table:table-cell table:number-columns-repeated="2"/>
        </table:table-row>
        <table:table-row table:style-name="ro3">
          <table:table-cell office:value-type="string">
            <text:p>116.png</text:p>
          </table:table-cell>
          <table:table-cell table:formula="of:=MID([.A117];1;LEN([.A117])-4)" office:value-type="string" office:string-value="116">
            <text:p>116</text:p>
          </table:table-cell>
          <table:table-cell table:formula="of:=[.B117]*1" office:value-type="float" office:value="116">
            <text:p>116</text:p>
          </table:table-cell>
          <table:table-cell table:number-columns-repeated="2"/>
        </table:table-row>
        <table:table-row table:style-name="ro3">
          <table:table-cell office:value-type="string">
            <text:p>117.png</text:p>
          </table:table-cell>
          <table:table-cell table:formula="of:=MID([.A118];1;LEN([.A118])-4)" office:value-type="string" office:string-value="117">
            <text:p>117</text:p>
          </table:table-cell>
          <table:table-cell table:formula="of:=[.B118]*1" office:value-type="float" office:value="117">
            <text:p>117</text:p>
          </table:table-cell>
          <table:table-cell table:number-columns-repeated="2"/>
        </table:table-row>
        <table:table-row table:style-name="ro3">
          <table:table-cell office:value-type="string">
            <text:p>118.png</text:p>
          </table:table-cell>
          <table:table-cell table:formula="of:=MID([.A119];1;LEN([.A119])-4)" office:value-type="string" office:string-value="118">
            <text:p>118</text:p>
          </table:table-cell>
          <table:table-cell table:formula="of:=[.B119]*1" office:value-type="float" office:value="118">
            <text:p>118</text:p>
          </table:table-cell>
          <table:table-cell table:number-columns-repeated="2"/>
        </table:table-row>
        <table:table-row table:style-name="ro3">
          <table:table-cell office:value-type="string">
            <text:p>119.png</text:p>
          </table:table-cell>
          <table:table-cell table:formula="of:=MID([.A120];1;LEN([.A120])-4)" office:value-type="string" office:string-value="119">
            <text:p>119</text:p>
          </table:table-cell>
          <table:table-cell table:formula="of:=[.B120]*1" office:value-type="float" office:value="119">
            <text:p>119</text:p>
          </table:table-cell>
          <table:table-cell table:number-columns-repeated="2"/>
        </table:table-row>
        <table:table-row table:style-name="ro3">
          <table:table-cell office:value-type="string">
            <text:p>120.png</text:p>
          </table:table-cell>
          <table:table-cell table:formula="of:=MID([.A121];1;LEN([.A121])-4)" office:value-type="string" office:string-value="120">
            <text:p>120</text:p>
          </table:table-cell>
          <table:table-cell table:formula="of:=[.B121]*1" office:value-type="float" office:value="120">
            <text:p>120</text:p>
          </table:table-cell>
          <table:table-cell table:number-columns-repeated="2"/>
        </table:table-row>
        <table:table-row table:style-name="ro3">
          <table:table-cell office:value-type="string">
            <text:p>121.png</text:p>
          </table:table-cell>
          <table:table-cell table:formula="of:=MID([.A122];1;LEN([.A122])-4)" office:value-type="string" office:string-value="121">
            <text:p>121</text:p>
          </table:table-cell>
          <table:table-cell table:formula="of:=[.B122]*1" office:value-type="float" office:value="121">
            <text:p>121</text:p>
          </table:table-cell>
          <table:table-cell table:number-columns-repeated="2"/>
        </table:table-row>
        <table:table-row table:style-name="ro3">
          <table:table-cell office:value-type="string">
            <text:p>122.png</text:p>
          </table:table-cell>
          <table:table-cell table:formula="of:=MID([.A123];1;LEN([.A123])-4)" office:value-type="string" office:string-value="122">
            <text:p>122</text:p>
          </table:table-cell>
          <table:table-cell table:formula="of:=[.B123]*1" office:value-type="float" office:value="122">
            <text:p>122</text:p>
          </table:table-cell>
          <table:table-cell table:number-columns-repeated="2"/>
        </table:table-row>
        <table:table-row table:style-name="ro3">
          <table:table-cell office:value-type="string">
            <text:p>123.png</text:p>
          </table:table-cell>
          <table:table-cell table:formula="of:=MID([.A124];1;LEN([.A124])-4)" office:value-type="string" office:string-value="123">
            <text:p>123</text:p>
          </table:table-cell>
          <table:table-cell table:formula="of:=[.B124]*1" office:value-type="float" office:value="123">
            <text:p>123</text:p>
          </table:table-cell>
          <table:table-cell table:number-columns-repeated="2"/>
        </table:table-row>
        <table:table-row table:style-name="ro3">
          <table:table-cell office:value-type="string">
            <text:p>124.png</text:p>
          </table:table-cell>
          <table:table-cell table:formula="of:=MID([.A125];1;LEN([.A125])-4)" office:value-type="string" office:string-value="124">
            <text:p>124</text:p>
          </table:table-cell>
          <table:table-cell table:formula="of:=[.B125]*1" office:value-type="float" office:value="124">
            <text:p>124</text:p>
          </table:table-cell>
          <table:table-cell table:number-columns-repeated="2"/>
        </table:table-row>
        <table:table-row table:style-name="ro3">
          <table:table-cell office:value-type="string">
            <text:p>125.png</text:p>
          </table:table-cell>
          <table:table-cell table:formula="of:=MID([.A126];1;LEN([.A126])-4)" office:value-type="string" office:string-value="125">
            <text:p>125</text:p>
          </table:table-cell>
          <table:table-cell table:formula="of:=[.B126]*1" office:value-type="float" office:value="125">
            <text:p>125</text:p>
          </table:table-cell>
          <table:table-cell table:number-columns-repeated="2"/>
        </table:table-row>
        <table:table-row table:style-name="ro3">
          <table:table-cell office:value-type="string">
            <text:p>126.png</text:p>
          </table:table-cell>
          <table:table-cell table:formula="of:=MID([.A127];1;LEN([.A127])-4)" office:value-type="string" office:string-value="126">
            <text:p>126</text:p>
          </table:table-cell>
          <table:table-cell table:formula="of:=[.B127]*1" office:value-type="float" office:value="126">
            <text:p>126</text:p>
          </table:table-cell>
          <table:table-cell table:number-columns-repeated="2"/>
        </table:table-row>
        <table:table-row table:style-name="ro3">
          <table:table-cell office:value-type="string">
            <text:p>127.png</text:p>
          </table:table-cell>
          <table:table-cell table:formula="of:=MID([.A128];1;LEN([.A128])-4)" office:value-type="string" office:string-value="127">
            <text:p>127</text:p>
          </table:table-cell>
          <table:table-cell table:formula="of:=[.B128]*1" office:value-type="float" office:value="127">
            <text:p>127</text:p>
          </table:table-cell>
          <table:table-cell table:number-columns-repeated="2"/>
        </table:table-row>
        <table:table-row table:style-name="ro3">
          <table:table-cell office:value-type="string">
            <text:p>128.png</text:p>
          </table:table-cell>
          <table:table-cell table:formula="of:=MID([.A129];1;LEN([.A129])-4)" office:value-type="string" office:string-value="128">
            <text:p>128</text:p>
          </table:table-cell>
          <table:table-cell table:formula="of:=[.B129]*1" office:value-type="float" office:value="128">
            <text:p>128</text:p>
          </table:table-cell>
          <table:table-cell table:number-columns-repeated="2"/>
        </table:table-row>
        <table:table-row table:style-name="ro3">
          <table:table-cell office:value-type="string">
            <text:p>129.png</text:p>
          </table:table-cell>
          <table:table-cell table:formula="of:=MID([.A130];1;LEN([.A130])-4)" office:value-type="string" office:string-value="129">
            <text:p>129</text:p>
          </table:table-cell>
          <table:table-cell table:formula="of:=[.B130]*1" office:value-type="float" office:value="129">
            <text:p>129</text:p>
          </table:table-cell>
          <table:table-cell table:number-columns-repeated="2"/>
        </table:table-row>
        <table:table-row table:style-name="ro3">
          <table:table-cell office:value-type="string">
            <text:p>130.png</text:p>
          </table:table-cell>
          <table:table-cell table:formula="of:=MID([.A131];1;LEN([.A131])-4)" office:value-type="string" office:string-value="130">
            <text:p>130</text:p>
          </table:table-cell>
          <table:table-cell table:formula="of:=[.B131]*1" office:value-type="float" office:value="130">
            <text:p>130</text:p>
          </table:table-cell>
          <table:table-cell table:number-columns-repeated="2"/>
        </table:table-row>
        <table:table-row table:style-name="ro3">
          <table:table-cell office:value-type="string">
            <text:p>131.png</text:p>
          </table:table-cell>
          <table:table-cell table:formula="of:=MID([.A132];1;LEN([.A132])-4)" office:value-type="string" office:string-value="131">
            <text:p>131</text:p>
          </table:table-cell>
          <table:table-cell table:formula="of:=[.B132]*1" office:value-type="float" office:value="131">
            <text:p>131</text:p>
          </table:table-cell>
          <table:table-cell table:number-columns-repeated="2"/>
        </table:table-row>
        <table:table-row table:style-name="ro3">
          <table:table-cell office:value-type="string">
            <text:p>132.png</text:p>
          </table:table-cell>
          <table:table-cell table:formula="of:=MID([.A133];1;LEN([.A133])-4)" office:value-type="string" office:string-value="132">
            <text:p>132</text:p>
          </table:table-cell>
          <table:table-cell table:formula="of:=[.B133]*1" office:value-type="float" office:value="132">
            <text:p>132</text:p>
          </table:table-cell>
          <table:table-cell table:number-columns-repeated="2"/>
        </table:table-row>
        <table:table-row table:style-name="ro3">
          <table:table-cell office:value-type="string">
            <text:p>133.png</text:p>
          </table:table-cell>
          <table:table-cell table:formula="of:=MID([.A134];1;LEN([.A134])-4)" office:value-type="string" office:string-value="133">
            <text:p>133</text:p>
          </table:table-cell>
          <table:table-cell table:formula="of:=[.B134]*1" office:value-type="float" office:value="133">
            <text:p>133</text:p>
          </table:table-cell>
          <table:table-cell table:number-columns-repeated="2"/>
        </table:table-row>
        <table:table-row table:style-name="ro3">
          <table:table-cell office:value-type="string">
            <text:p>134.png</text:p>
          </table:table-cell>
          <table:table-cell table:formula="of:=MID([.A135];1;LEN([.A135])-4)" office:value-type="string" office:string-value="134">
            <text:p>134</text:p>
          </table:table-cell>
          <table:table-cell table:formula="of:=[.B135]*1" office:value-type="float" office:value="134">
            <text:p>134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2.A1:Sheet2.E13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6">04/06/2023</text:date>, <text:time>22:5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6T12:33:40.03</meta:creation-date>
    <dc:date>2023-04-06T22:59:37</dc:date>
    <meta:editing-duration>PT32M18S</meta:editing-duration>
    <meta:editing-cycles>3</meta:editing-cycles>
    <meta:generator>OpenOffice/4.1.13$Unix OpenOffice.org_project/4113m1$Build-9810</meta:generator>
    <dc:creator>Roman Swetly</dc:creator>
    <meta:document-statistic meta:table-count="3" meta:cell-count="1077" meta:object-count="0"/>
    <meta:user-defined meta:name=""/>
  </office:meta>
</office:document-meta>
</file>